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2465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4508in"/>
    </style:style>
    <style:style style:name="co17" style:family="table-column">
      <style:table-column-properties fo:break-before="auto" style:column-width="0.9898in"/>
    </style:style>
    <style:style style:name="co18" style:family="table-column">
      <style:table-column-properties fo:break-before="auto" style:column-width="1.2043in"/>
    </style:style>
    <style:style style:name="co19" style:family="table-column">
      <style:table-column-properties fo:break-before="auto" style:column-width="1.2681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1.622in"/>
    </style:style>
    <style:style style:name="co22" style:family="table-column">
      <style:table-column-properties fo:break-before="auto" style:column-width="1.0075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7296285629272" calcext:value-type="float">
            <text:p>0.297296285629272</text:p>
          </table:table-cell>
          <table:table-cell office:value-type="float" office:value="18" calcext:value-type="float">
            <text:p>18</text:p>
          </table:table-cell>
          <table:table-cell office:value-type="float" office:value="4.50566840171814" calcext:value-type="float">
            <text:p>4.50566840171814</text:p>
          </table:table-cell>
          <table:table-cell office:value-type="float" office:value="874" calcext:value-type="float">
            <text:p>874</text:p>
          </table:table-cell>
          <table:table-cell office:value-type="float" office:value="0.41344428062439" calcext:value-type="float">
            <text:p>0.41344428062439</text:p>
          </table:table-cell>
          <table:table-cell office:value-type="float" office:value="5.21645164489746" calcext:value-type="float">
            <text:p>5.21645164489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8422474861145" calcext:value-type="float">
            <text:p>1.78422474861145</text:p>
          </table:table-cell>
          <table:table-cell office:value-type="float" office:value="149193" calcext:value-type="float">
            <text:p>149193</text:p>
          </table:table-cell>
          <table:table-cell office:value-type="float" office:value="211.584672212601" calcext:value-type="float">
            <text:p>211.584672212601</text:p>
          </table:table-cell>
          <table:table-cell office:value-type="float" office:value="2113" calcext:value-type="float">
            <text:p>2113</text:p>
          </table:table-cell>
          <table:table-cell office:value-type="float" office:value="2.51564645767212" calcext:value-type="float">
            <text:p>2.51564645767212</text:p>
          </table:table-cell>
          <table:table-cell office:value-type="float" office:value="220.197613239288" calcext:value-type="float">
            <text:p>220.19761323928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979625701904" calcext:value-type="float">
            <text:p>1.88979625701904</text:p>
          </table:table-cell>
          <table:table-cell office:value-type="float" office:value="1239" calcext:value-type="float">
            <text:p>1239</text:p>
          </table:table-cell>
          <table:table-cell office:value-type="float" office:value="2113" calcext:value-type="float">
            <text:p>2113</text:p>
          </table:table-cell>
          <table:table-cell office:value-type="float" office:value="3.2868971824646" calcext:value-type="float">
            <text:p>3.2868971824646</text:p>
          </table:table-cell>
          <table:table-cell office:value-type="float" office:value="221.291181087494" calcext:value-type="float">
            <text:p>221.2911810874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0847778320313" calcext:value-type="float">
            <text:p>0.540847778320313</text:p>
          </table:table-cell>
          <table:table-cell office:value-type="float" office:value="8" calcext:value-type="float">
            <text:p>8</text:p>
          </table:table-cell>
          <table:table-cell office:value-type="float" office:value="18.5968341827393" calcext:value-type="float">
            <text:p>18.5968341827393</text:p>
          </table:table-cell>
          <table:table-cell office:value-type="float" office:value="630" calcext:value-type="float">
            <text:p>630</text:p>
          </table:table-cell>
          <table:table-cell office:value-type="float" office:value="8.96676254272461" calcext:value-type="float">
            <text:p>8.96676254272461</text:p>
          </table:table-cell>
          <table:table-cell office:value-type="float" office:value="28.1044919490814" calcext:value-type="float">
            <text:p>28.10449194908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528774261475" calcext:value-type="float">
            <text:p>2.15528774261475</text:p>
          </table:table-cell>
          <table:table-cell office:value-type="float" office:value="148684" calcext:value-type="float">
            <text:p>148684</text:p>
          </table:table-cell>
          <table:table-cell office:value-type="float" office:value="216.129256486893" calcext:value-type="float">
            <text:p>216.129256486893</text:p>
          </table:table-cell>
          <table:table-cell office:value-type="float" office:value="1540" calcext:value-type="float">
            <text:p>1540</text:p>
          </table:table-cell>
          <table:table-cell office:value-type="float" office:value="22.137974023819" calcext:value-type="float">
            <text:p>22.137974023819</text:p>
          </table:table-cell>
          <table:table-cell office:value-type="float" office:value="259.010093688965" calcext:value-type="float">
            <text:p>259.0100936889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732162475586" calcext:value-type="float">
            <text:p>1.97732162475586</text:p>
          </table:table-cell>
          <table:table-cell office:value-type="float" office:value="907" calcext:value-type="float">
            <text:p>907</text:p>
          </table:table-cell>
          <table:table-cell office:value-type="float" office:value="1540" calcext:value-type="float">
            <text:p>1540</text:p>
          </table:table-cell>
          <table:table-cell office:value-type="float" office:value="21.8756129741669" calcext:value-type="float">
            <text:p>21.8756129741669</text:p>
          </table:table-cell>
          <table:table-cell office:value-type="float" office:value="274.86438202858" calcext:value-type="float">
            <text:p>274.86438202858</text:p>
          </table:table-cell>
          <table:table-cell table:formula="of:=[.U3]-([.T3]+[.H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016534805298" calcext:value-type="float">
            <text:p>0.387016534805298</text:p>
          </table:table-cell>
          <table:table-cell office:value-type="float" office:value="2" calcext:value-type="float">
            <text:p>2</text:p>
          </table:table-cell>
          <table:table-cell office:value-type="float" office:value="11.1437532901764" calcext:value-type="float">
            <text:p>11.1437532901764</text:p>
          </table:table-cell>
          <table:table-cell office:value-type="float" office:value="585" calcext:value-type="float">
            <text:p>585</text:p>
          </table:table-cell>
          <table:table-cell office:value-type="float" office:value="2.77382111549377" calcext:value-type="float">
            <text:p>2.77382111549377</text:p>
          </table:table-cell>
          <table:table-cell office:value-type="float" office:value="14.3046209812164" calcext:value-type="float">
            <text:p>14.30462098121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209685325623" calcext:value-type="float">
            <text:p>1.79209685325623</text:p>
          </table:table-cell>
          <table:table-cell office:value-type="float" office:value="148726" calcext:value-type="float">
            <text:p>148726</text:p>
          </table:table-cell>
          <table:table-cell office:value-type="float" office:value="213.999885797501" calcext:value-type="float">
            <text:p>213.999885797501</text:p>
          </table:table-cell>
          <table:table-cell office:value-type="float" office:value="1452" calcext:value-type="float">
            <text:p>1452</text:p>
          </table:table-cell>
          <table:table-cell office:value-type="float" office:value="4.16474366188049" calcext:value-type="float">
            <text:p>4.16474366188049</text:p>
          </table:table-cell>
          <table:table-cell office:value-type="float" office:value="230.964637756348" calcext:value-type="float">
            <text:p>230.9646377563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323559761047" calcext:value-type="float">
            <text:p>1.98323559761047</text:p>
          </table:table-cell>
          <table:table-cell office:value-type="float" office:value="867" calcext:value-type="float">
            <text:p>867</text:p>
          </table:table-cell>
          <table:table-cell office:value-type="float" office:value="1452" calcext:value-type="float">
            <text:p>1452</text:p>
          </table:table-cell>
          <table:table-cell office:value-type="float" office:value="4.63749194145203" calcext:value-type="float">
            <text:p>4.63749194145203</text:p>
          </table:table-cell>
          <table:table-cell office:value-type="float" office:value="232.826672077179" calcext:value-type="float">
            <text:p>232.82667207717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845510482788" calcext:value-type="float">
            <text:p>0.318845510482788</text:p>
          </table:table-cell>
          <table:table-cell office:value-type="float" office:value="12" calcext:value-type="float">
            <text:p>12</text:p>
          </table:table-cell>
          <table:table-cell office:value-type="float" office:value="6.77941417694092" calcext:value-type="float">
            <text:p>6.77941417694092</text:p>
          </table:table-cell>
          <table:table-cell office:value-type="float" office:value="472" calcext:value-type="float">
            <text:p>472</text:p>
          </table:table-cell>
          <table:table-cell office:value-type="float" office:value="0.885621070861816" calcext:value-type="float">
            <text:p>0.885621070861816</text:p>
          </table:table-cell>
          <table:table-cell office:value-type="float" office:value="7.9839141368866" calcext:value-type="float">
            <text:p>7.98391413688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0155658721924" calcext:value-type="float">
            <text:p>1.80155658721924</text:p>
          </table:table-cell>
          <table:table-cell office:value-type="float" office:value="149138" calcext:value-type="float">
            <text:p>149138</text:p>
          </table:table-cell>
          <table:table-cell office:value-type="float" office:value="213.850264787674" calcext:value-type="float">
            <text:p>213.850264787674</text:p>
          </table:table-cell>
          <table:table-cell office:value-type="float" office:value="1164" calcext:value-type="float">
            <text:p>1164</text:p>
          </table:table-cell>
          <table:table-cell office:value-type="float" office:value="5.88642501831055" calcext:value-type="float">
            <text:p>5.88642501831055</text:p>
          </table:table-cell>
          <table:table-cell office:value-type="float" office:value="228.383596897125" calcext:value-type="float">
            <text:p>228.3835968971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369148254395" calcext:value-type="float">
            <text:p>1.95369148254395</text:p>
          </table:table-cell>
          <table:table-cell office:value-type="float" office:value="692" calcext:value-type="float">
            <text:p>692</text:p>
          </table:table-cell>
          <table:table-cell office:value-type="float" office:value="1164" calcext:value-type="float">
            <text:p>1164</text:p>
          </table:table-cell>
          <table:table-cell office:value-type="float" office:value="5.89051723480225" calcext:value-type="float">
            <text:p>5.89051723480225</text:p>
          </table:table-cell>
          <table:table-cell office:value-type="float" office:value="227.59973025322" calcext:value-type="float">
            <text:p>227.5997302532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2283048629761" calcext:value-type="float">
            <text:p>0.302283048629761</text:p>
          </table:table-cell>
          <table:table-cell office:value-type="float" office:value="5" calcext:value-type="float">
            <text:p>5</text:p>
          </table:table-cell>
          <table:table-cell office:value-type="float" office:value="6.81756019592285" calcext:value-type="float">
            <text:p>6.81756019592285</text:p>
          </table:table-cell>
          <table:table-cell office:value-type="float" office:value="446" calcext:value-type="float">
            <text:p>446</text:p>
          </table:table-cell>
          <table:table-cell office:value-type="float" office:value="0.889124155044556" calcext:value-type="float">
            <text:p>0.889124155044556</text:p>
          </table:table-cell>
          <table:table-cell office:value-type="float" office:value="8.00901174545288" calcext:value-type="float">
            <text:p>8.00901174545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1046438217163" calcext:value-type="float">
            <text:p>1.81046438217163</text:p>
          </table:table-cell>
          <table:table-cell office:value-type="float" office:value="148808" calcext:value-type="float">
            <text:p>148808</text:p>
          </table:table-cell>
          <table:table-cell office:value-type="float" office:value="219.599956035614" calcext:value-type="float">
            <text:p>219.599956035614</text:p>
          </table:table-cell>
          <table:table-cell office:value-type="float" office:value="1140" calcext:value-type="float">
            <text:p>1140</text:p>
          </table:table-cell>
          <table:table-cell office:value-type="float" office:value="2.73019576072693" calcext:value-type="float">
            <text:p>2.73019576072693</text:p>
          </table:table-cell>
          <table:table-cell office:value-type="float" office:value="230.76460981369" calcext:value-type="float">
            <text:p>230.7646098136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856980323792" calcext:value-type="float">
            <text:p>1.91856980323792</text:p>
          </table:table-cell>
          <table:table-cell office:value-type="float" office:value="694" calcext:value-type="float">
            <text:p>694</text:p>
          </table:table-cell>
          <table:table-cell office:value-type="float" office:value="1140" calcext:value-type="float">
            <text:p>1140</text:p>
          </table:table-cell>
          <table:table-cell office:value-type="float" office:value="3.16778659820557" calcext:value-type="float">
            <text:p>3.16778659820557</text:p>
          </table:table-cell>
          <table:table-cell office:value-type="float" office:value="225.192695140839" calcext:value-type="float">
            <text:p>225.192695140839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1980438232422" calcext:value-type="float">
            <text:p>0.361980438232422</text:p>
          </table:table-cell>
          <table:table-cell office:value-type="float" office:value="4" calcext:value-type="float">
            <text:p>4</text:p>
          </table:table-cell>
          <table:table-cell office:value-type="float" office:value="5.49670243263245" calcext:value-type="float">
            <text:p>5.49670243263245</text:p>
          </table:table-cell>
          <table:table-cell office:value-type="float" office:value="440" calcext:value-type="float">
            <text:p>440</text:p>
          </table:table-cell>
          <table:table-cell office:value-type="float" office:value="0.512184619903564" calcext:value-type="float">
            <text:p>0.512184619903564</text:p>
          </table:table-cell>
          <table:table-cell office:value-type="float" office:value="6.37089681625366" calcext:value-type="float">
            <text:p>6.370896816253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324586391449" calcext:value-type="float">
            <text:p>1.9324586391449</text:p>
          </table:table-cell>
          <table:table-cell office:value-type="float" office:value="149048" calcext:value-type="float">
            <text:p>149048</text:p>
          </table:table-cell>
          <table:table-cell office:value-type="float" office:value="222.741240262985" calcext:value-type="float">
            <text:p>222.741240262985</text:p>
          </table:table-cell>
          <table:table-cell office:value-type="float" office:value="1097" calcext:value-type="float">
            <text:p>1097</text:p>
          </table:table-cell>
          <table:table-cell office:value-type="float" office:value="1.94401335716248" calcext:value-type="float">
            <text:p>1.94401335716248</text:p>
          </table:table-cell>
          <table:table-cell office:value-type="float" office:value="231.900307178497" calcext:value-type="float">
            <text:p>231.9003071784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13485622406" calcext:value-type="float">
            <text:p>2.1813485622406</text:p>
          </table:table-cell>
          <table:table-cell office:value-type="float" office:value="657" calcext:value-type="float">
            <text:p>657</text:p>
          </table:table-cell>
          <table:table-cell office:value-type="float" office:value="1097" calcext:value-type="float">
            <text:p>1097</text:p>
          </table:table-cell>
          <table:table-cell office:value-type="float" office:value="1.66681528091431" calcext:value-type="float">
            <text:p>1.66681528091431</text:p>
          </table:table-cell>
          <table:table-cell office:value-type="float" office:value="232.658382415771" calcext:value-type="float">
            <text:p>232.658382415771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224834442139" calcext:value-type="float">
            <text:p>0.319224834442139</text:p>
          </table:table-cell>
          <table:table-cell office:value-type="float" office:value="5" calcext:value-type="float">
            <text:p>5</text:p>
          </table:table-cell>
          <table:table-cell office:value-type="float" office:value="4.32003355026245" calcext:value-type="float">
            <text:p>4.32003355026245</text:p>
          </table:table-cell>
          <table:table-cell office:value-type="float" office:value="431" calcext:value-type="float">
            <text:p>431</text:p>
          </table:table-cell>
          <table:table-cell office:value-type="float" office:value="0.329805135726929" calcext:value-type="float">
            <text:p>0.329805135726929</text:p>
          </table:table-cell>
          <table:table-cell office:value-type="float" office:value="4.96911525726318" calcext:value-type="float">
            <text:p>4.969115257263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0271158218384" calcext:value-type="float">
            <text:p>1.70271158218384</text:p>
          </table:table-cell>
          <table:table-cell office:value-type="float" office:value="149029" calcext:value-type="float">
            <text:p>149029</text:p>
          </table:table-cell>
          <table:table-cell office:value-type="float" office:value="212.747524261475" calcext:value-type="float">
            <text:p>212.747524261475</text:p>
          </table:table-cell>
          <table:table-cell office:value-type="float" office:value="1077" calcext:value-type="float">
            <text:p>1077</text:p>
          </table:table-cell>
          <table:table-cell office:value-type="float" office:value="1.42277693748474" calcext:value-type="float">
            <text:p>1.42277693748474</text:p>
          </table:table-cell>
          <table:table-cell office:value-type="float" office:value="220.231250762939" calcext:value-type="float">
            <text:p>220.23125076293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2753338813782" calcext:value-type="float">
            <text:p>1.92753338813782</text:p>
          </table:table-cell>
          <table:table-cell office:value-type="float" office:value="643" calcext:value-type="float">
            <text:p>643</text:p>
          </table:table-cell>
          <table:table-cell office:value-type="float" office:value="1077" calcext:value-type="float">
            <text:p>1077</text:p>
          </table:table-cell>
          <table:table-cell office:value-type="float" office:value="1.48553276062012" calcext:value-type="float">
            <text:p>1.48553276062012</text:p>
          </table:table-cell>
          <table:table-cell office:value-type="float" office:value="218.465132951736" calcext:value-type="float">
            <text:p>218.465132951736</text:p>
          </table:table-cell>
          <table:table-cell table:formula="of:=[.U8]-([.T8]+[.H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967609405518" calcext:value-type="float">
            <text:p>0.288967609405518</text:p>
          </table:table-cell>
          <table:table-cell office:value-type="float" office:value="12" calcext:value-type="float">
            <text:p>12</text:p>
          </table:table-cell>
          <table:table-cell office:value-type="float" office:value="4.4332275390625" calcext:value-type="float">
            <text:p>4.4332275390625</text:p>
          </table:table-cell>
          <table:table-cell office:value-type="float" office:value="415" calcext:value-type="float">
            <text:p>415</text:p>
          </table:table-cell>
          <table:table-cell office:value-type="float" office:value="0.307199478149414" calcext:value-type="float">
            <text:p>0.307199478149414</text:p>
          </table:table-cell>
          <table:table-cell office:value-type="float" office:value="5.02943706512451" calcext:value-type="float">
            <text:p>5.029437065124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66739654541" calcext:value-type="float">
            <text:p>1.8466739654541</text:p>
          </table:table-cell>
          <table:table-cell office:value-type="float" office:value="149393" calcext:value-type="float">
            <text:p>149393</text:p>
          </table:table-cell>
          <table:table-cell office:value-type="float" office:value="208.084491968155" calcext:value-type="float">
            <text:p>208.084491968155</text:p>
          </table:table-cell>
          <table:table-cell office:value-type="float" office:value="994" calcext:value-type="float">
            <text:p>994</text:p>
          </table:table-cell>
          <table:table-cell office:value-type="float" office:value="1.87033772468567" calcext:value-type="float">
            <text:p>1.87033772468567</text:p>
          </table:table-cell>
          <table:table-cell office:value-type="float" office:value="216.110991239548" calcext:value-type="float">
            <text:p>216.1109912395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446549415588" calcext:value-type="float">
            <text:p>1.84446549415588</text:p>
          </table:table-cell>
          <table:table-cell office:value-type="float" office:value="579" calcext:value-type="float">
            <text:p>579</text:p>
          </table:table-cell>
          <table:table-cell office:value-type="float" office:value="994" calcext:value-type="float">
            <text:p>994</text:p>
          </table:table-cell>
          <table:table-cell office:value-type="float" office:value="2.1779477596283" calcext:value-type="float">
            <text:p>2.1779477596283</text:p>
          </table:table-cell>
          <table:table-cell office:value-type="float" office:value="220.352707386017" calcext:value-type="float">
            <text:p>220.35270738601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5037412643433" calcext:value-type="float">
            <text:p>0.395037412643433</text:p>
          </table:table-cell>
          <table:table-cell office:value-type="float" office:value="5" calcext:value-type="float">
            <text:p>5</text:p>
          </table:table-cell>
          <table:table-cell office:value-type="float" office:value="7.06931447982788" calcext:value-type="float">
            <text:p>7.06931447982788</text:p>
          </table:table-cell>
          <table:table-cell office:value-type="float" office:value="409" calcext:value-type="float">
            <text:p>409</text:p>
          </table:table-cell>
          <table:table-cell office:value-type="float" office:value="0.985483169555664" calcext:value-type="float">
            <text:p>0.985483169555664</text:p>
          </table:table-cell>
          <table:table-cell office:value-type="float" office:value="8.44987630844116" calcext:value-type="float">
            <text:p>8.4498763084411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738501548767" calcext:value-type="float">
            <text:p>2.00738501548767</text:p>
          </table:table-cell>
          <table:table-cell office:value-type="float" office:value="148765" calcext:value-type="float">
            <text:p>148765</text:p>
          </table:table-cell>
          <table:table-cell office:value-type="float" office:value="228.836108446121" calcext:value-type="float">
            <text:p>228.836108446121</text:p>
          </table:table-cell>
          <table:table-cell office:value-type="float" office:value="1033" calcext:value-type="float">
            <text:p>1033</text:p>
          </table:table-cell>
          <table:table-cell office:value-type="float" office:value="3.01030731201172" calcext:value-type="float">
            <text:p>3.01030731201172</text:p>
          </table:table-cell>
          <table:table-cell office:value-type="float" office:value="240.861940145493" calcext:value-type="float">
            <text:p>240.861940145493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536065101624" calcext:value-type="float">
            <text:p>1.95536065101624</text:p>
          </table:table-cell>
          <table:table-cell office:value-type="float" office:value="624" calcext:value-type="float">
            <text:p>624</text:p>
          </table:table-cell>
          <table:table-cell office:value-type="float" office:value="1033" calcext:value-type="float">
            <text:p>1033</text:p>
          </table:table-cell>
          <table:table-cell office:value-type="float" office:value="2.8842453956604" calcext:value-type="float">
            <text:p>2.8842453956604</text:p>
          </table:table-cell>
          <table:table-cell office:value-type="float" office:value="226.567703008652" calcext:value-type="float">
            <text:p>226.567703008652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7024812698364" calcext:value-type="float">
            <text:p>0.707024812698364</text:p>
          </table:table-cell>
          <table:table-cell office:value-type="float" office:value="1" calcext:value-type="float">
            <text:p>1</text:p>
          </table:table-cell>
          <table:table-cell office:value-type="float" office:value="19.0572671890259" calcext:value-type="float">
            <text:p>19.0572671890259</text:p>
          </table:table-cell>
          <table:table-cell office:value-type="float" office:value="405" calcext:value-type="float">
            <text:p>405</text:p>
          </table:table-cell>
          <table:table-cell office:value-type="float" office:value="9.35684823989868" calcext:value-type="float">
            <text:p>9.35684823989868</text:p>
          </table:table-cell>
          <table:table-cell office:value-type="float" office:value="29.121173620224" calcext:value-type="float">
            <text:p>29.1211736202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629821777344" calcext:value-type="float">
            <text:p>2.09629821777344</text:p>
          </table:table-cell>
          <table:table-cell office:value-type="float" office:value="148687" calcext:value-type="float">
            <text:p>148687</text:p>
          </table:table-cell>
          <table:table-cell office:value-type="float" office:value="216.958345413208" calcext:value-type="float">
            <text:p>216.958345413208</text:p>
          </table:table-cell>
          <table:table-cell office:value-type="float" office:value="945" calcext:value-type="float">
            <text:p>945</text:p>
          </table:table-cell>
          <table:table-cell office:value-type="float" office:value="10.215434551239" calcext:value-type="float">
            <text:p>10.215434551239</text:p>
          </table:table-cell>
          <table:table-cell office:value-type="float" office:value="248.171706438065" calcext:value-type="float">
            <text:p>248.17170643806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31568336487" calcext:value-type="float">
            <text:p>2.20731568336487</text:p>
          </table:table-cell>
          <table:table-cell office:value-type="float" office:value="540" calcext:value-type="float">
            <text:p>540</text:p>
          </table:table-cell>
          <table:table-cell office:value-type="float" office:value="945" calcext:value-type="float">
            <text:p>945</text:p>
          </table:table-cell>
          <table:table-cell office:value-type="float" office:value="10.3386986255646" calcext:value-type="float">
            <text:p>10.3386986255646</text:p>
          </table:table-cell>
          <table:table-cell office:value-type="float" office:value="257.913924455643" calcext:value-type="float">
            <text:p>257.913924455643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638147354126" calcext:value-type="float">
            <text:p>0.304638147354126</text:p>
          </table:table-cell>
          <table:table-cell office:value-type="float" office:value="6" calcext:value-type="float">
            <text:p>6</text:p>
          </table:table-cell>
          <table:table-cell office:value-type="float" office:value="5.03418040275574" calcext:value-type="float">
            <text:p>5.03418040275574</text:p>
          </table:table-cell>
          <table:table-cell office:value-type="float" office:value="398" calcext:value-type="float">
            <text:p>398</text:p>
          </table:table-cell>
          <table:table-cell office:value-type="float" office:value="0.442693471908569" calcext:value-type="float">
            <text:p>0.442693471908569</text:p>
          </table:table-cell>
          <table:table-cell office:value-type="float" office:value="5.78155517578125" calcext:value-type="float">
            <text:p>5.78155517578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328079224" calcext:value-type="float">
            <text:p>1.68184328079224</text:p>
          </table:table-cell>
          <table:table-cell office:value-type="float" office:value="148845" calcext:value-type="float">
            <text:p>148845</text:p>
          </table:table-cell>
          <table:table-cell office:value-type="float" office:value="208.12971162796" calcext:value-type="float">
            <text:p>208.12971162796</text:p>
          </table:table-cell>
          <table:table-cell office:value-type="float" office:value="999" calcext:value-type="float">
            <text:p>999</text:p>
          </table:table-cell>
          <table:table-cell office:value-type="float" office:value="2.00461864471436" calcext:value-type="float">
            <text:p>2.00461864471436</text:p>
          </table:table-cell>
          <table:table-cell office:value-type="float" office:value="216.749415397644" calcext:value-type="float">
            <text:p>216.7494153976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776902198792" calcext:value-type="float">
            <text:p>1.84776902198792</text:p>
          </table:table-cell>
          <table:table-cell office:value-type="float" office:value="601" calcext:value-type="float">
            <text:p>601</text:p>
          </table:table-cell>
          <table:table-cell office:value-type="float" office:value="999" calcext:value-type="float">
            <text:p>999</text:p>
          </table:table-cell>
          <table:table-cell office:value-type="float" office:value="1.82388782501221" calcext:value-type="float">
            <text:p>1.82388782501221</text:p>
          </table:table-cell>
          <table:table-cell office:value-type="float" office:value="217.922935724258" calcext:value-type="float">
            <text:p>217.922935724258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8984308242798" calcext:value-type="float">
            <text:p>0.278984308242798</text:p>
          </table:table-cell>
          <table:table-cell office:value-type="float" office:value="19" calcext:value-type="float">
            <text:p>19</text:p>
          </table:table-cell>
          <table:table-cell office:value-type="float" office:value="11.6943557262421" calcext:value-type="float">
            <text:p>11.6943557262421</text:p>
          </table:table-cell>
          <table:table-cell office:value-type="float" office:value="359" calcext:value-type="float">
            <text:p>359</text:p>
          </table:table-cell>
          <table:table-cell office:value-type="float" office:value="3.1979775428772" calcext:value-type="float">
            <text:p>3.1979775428772</text:p>
          </table:table-cell>
          <table:table-cell office:value-type="float" office:value="15.1713492870331" calcext:value-type="float">
            <text:p>15.17134928703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129279136658" calcext:value-type="float">
            <text:p>1.91129279136658</text:p>
          </table:table-cell>
          <table:table-cell office:value-type="float" office:value="148996" calcext:value-type="float">
            <text:p>148996</text:p>
          </table:table-cell>
          <table:table-cell office:value-type="float" office:value="215.596790313721" calcext:value-type="float">
            <text:p>215.596790313721</text:p>
          </table:table-cell>
          <table:table-cell office:value-type="float" office:value="866" calcext:value-type="float">
            <text:p>866</text:p>
          </table:table-cell>
          <table:table-cell office:value-type="float" office:value="22.1612977981567" calcext:value-type="float">
            <text:p>22.1612977981567</text:p>
          </table:table-cell>
          <table:table-cell office:value-type="float" office:value="251.146276473999" calcext:value-type="float">
            <text:p>251.14627647399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68355178833" calcext:value-type="float">
            <text:p>1.9468355178833</text:p>
          </table:table-cell>
          <table:table-cell office:value-type="float" office:value="506" calcext:value-type="float">
            <text:p>506</text:p>
          </table:table-cell>
          <table:table-cell office:value-type="float" office:value="866" calcext:value-type="float">
            <text:p>866</text:p>
          </table:table-cell>
          <table:table-cell office:value-type="float" office:value="21.8819916248322" calcext:value-type="float">
            <text:p>21.8819916248322</text:p>
          </table:table-cell>
          <table:table-cell office:value-type="float" office:value="249.839843034744" calcext:value-type="float">
            <text:p>249.839843034744</text:p>
          </table:table-cell>
          <table:table-cell table:formula="of:=[.U13]-([.T13]+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7525825500488" calcext:value-type="float">
            <text:p>0.357525825500488</text:p>
          </table:table-cell>
          <table:table-cell office:value-type="float" office:value="1" calcext:value-type="float">
            <text:p>1</text:p>
          </table:table-cell>
          <table:table-cell office:value-type="float" office:value="11.0912268161774" calcext:value-type="float">
            <text:p>11.0912268161774</text:p>
          </table:table-cell>
          <table:table-cell office:value-type="float" office:value="356" calcext:value-type="float">
            <text:p>356</text:p>
          </table:table-cell>
          <table:table-cell office:value-type="float" office:value="2.86806988716125" calcext:value-type="float">
            <text:p>2.86806988716125</text:p>
          </table:table-cell>
          <table:table-cell office:value-type="float" office:value="14.3168532848358" calcext:value-type="float">
            <text:p>14.31685328483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787278175354" calcext:value-type="float">
            <text:p>1.9787278175354</text:p>
          </table:table-cell>
          <table:table-cell office:value-type="float" office:value="148821" calcext:value-type="float">
            <text:p>148821</text:p>
          </table:table-cell>
          <table:table-cell office:value-type="float" office:value="211.480756521225" calcext:value-type="float">
            <text:p>211.480756521225</text:p>
          </table:table-cell>
          <table:table-cell office:value-type="float" office:value="912" calcext:value-type="float">
            <text:p>912</text:p>
          </table:table-cell>
          <table:table-cell office:value-type="float" office:value="3.23642921447754" calcext:value-type="float">
            <text:p>3.23642921447754</text:p>
          </table:table-cell>
          <table:table-cell office:value-type="float" office:value="227.631952524185" calcext:value-type="float">
            <text:p>227.6319525241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555592536926" calcext:value-type="float">
            <text:p>1.94555592536926</text:p>
          </table:table-cell>
          <table:table-cell office:value-type="float" office:value="556" calcext:value-type="float">
            <text:p>556</text:p>
          </table:table-cell>
          <table:table-cell office:value-type="float" office:value="912" calcext:value-type="float">
            <text:p>912</text:p>
          </table:table-cell>
          <table:table-cell office:value-type="float" office:value="3.7935688495636" calcext:value-type="float">
            <text:p>3.7935688495636</text:p>
          </table:table-cell>
          <table:table-cell office:value-type="float" office:value="233.27155828476" calcext:value-type="float">
            <text:p>233.27155828476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498037338257" calcext:value-type="float">
            <text:p>0.270498037338257</text:p>
          </table:table-cell>
          <table:table-cell office:value-type="float" office:value="2" calcext:value-type="float">
            <text:p>2</text:p>
          </table:table-cell>
          <table:table-cell office:value-type="float" office:value="11.0478525161743" calcext:value-type="float">
            <text:p>11.0478525161743</text:p>
          </table:table-cell>
          <table:table-cell office:value-type="float" office:value="281" calcext:value-type="float">
            <text:p>281</text:p>
          </table:table-cell>
          <table:table-cell office:value-type="float" office:value="2.88013434410095" calcext:value-type="float">
            <text:p>2.88013434410095</text:p>
          </table:table-cell>
          <table:table-cell office:value-type="float" office:value="14.1985199451447" calcext:value-type="float">
            <text:p>14.198519945144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835810661316" calcext:value-type="float">
            <text:p>1.89835810661316</text:p>
          </table:table-cell>
          <table:table-cell office:value-type="float" office:value="148778" calcext:value-type="float">
            <text:p>148778</text:p>
          </table:table-cell>
          <table:table-cell office:value-type="float" office:value="210.618037700653" calcext:value-type="float">
            <text:p>210.618037700653</text:p>
          </table:table-cell>
          <table:table-cell office:value-type="float" office:value="733" calcext:value-type="float">
            <text:p>733</text:p>
          </table:table-cell>
          <table:table-cell office:value-type="float" office:value="4.43697881698608" calcext:value-type="float">
            <text:p>4.43697881698608</text:p>
          </table:table-cell>
          <table:table-cell office:value-type="float" office:value="228.166775941849" calcext:value-type="float">
            <text:p>228.1667759418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79400444031" calcext:value-type="float">
            <text:p>1.97679400444031</text:p>
          </table:table-cell>
          <table:table-cell office:value-type="float" office:value="452" calcext:value-type="float">
            <text:p>452</text:p>
          </table:table-cell>
          <table:table-cell office:value-type="float" office:value="733" calcext:value-type="float">
            <text:p>733</text:p>
          </table:table-cell>
          <table:table-cell office:value-type="float" office:value="4.22204613685608" calcext:value-type="float">
            <text:p>4.22204613685608</text:p>
          </table:table-cell>
          <table:table-cell office:value-type="float" office:value="232.238630056381" calcext:value-type="float">
            <text:p>232.238630056381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191255569458" calcext:value-type="float">
            <text:p>0.279191255569458</text:p>
          </table:table-cell>
          <table:table-cell office:value-type="float" office:value="1" calcext:value-type="float">
            <text:p>1</text:p>
          </table:table-cell>
          <table:table-cell office:value-type="float" office:value="11.0331015586853" calcext:value-type="float">
            <text:p>11.0331015586853</text:p>
          </table:table-cell>
          <table:table-cell office:value-type="float" office:value="279" calcext:value-type="float">
            <text:p>279</text:p>
          </table:table-cell>
          <table:table-cell office:value-type="float" office:value="2.96157670021057" calcext:value-type="float">
            <text:p>2.96157670021057</text:p>
          </table:table-cell>
          <table:table-cell office:value-type="float" office:value="14.2739131450653" calcext:value-type="float">
            <text:p>14.27391314506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0338802337646" calcext:value-type="float">
            <text:p>1.90338802337646</text:p>
          </table:table-cell>
          <table:table-cell office:value-type="float" office:value="148700" calcext:value-type="float">
            <text:p>148700</text:p>
          </table:table-cell>
          <table:table-cell office:value-type="float" office:value="214.146528959274" calcext:value-type="float">
            <text:p>214.146528959274</text:p>
          </table:table-cell>
          <table:table-cell office:value-type="float" office:value="650" calcext:value-type="float">
            <text:p>650</text:p>
          </table:table-cell>
          <table:table-cell office:value-type="float" office:value="3.77927184104919" calcext:value-type="float">
            <text:p>3.77927184104919</text:p>
          </table:table-cell>
          <table:table-cell office:value-type="float" office:value="230.847553730011" calcext:value-type="float">
            <text:p>230.84755373001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413615226746" calcext:value-type="float">
            <text:p>1.93413615226746</text:p>
          </table:table-cell>
          <table:table-cell office:value-type="float" office:value="371" calcext:value-type="float">
            <text:p>371</text:p>
          </table:table-cell>
          <table:table-cell office:value-type="float" office:value="650" calcext:value-type="float">
            <text:p>650</text:p>
          </table:table-cell>
          <table:table-cell office:value-type="float" office:value="3.27868866920471" calcext:value-type="float">
            <text:p>3.27868866920471</text:p>
          </table:table-cell>
          <table:table-cell office:value-type="float" office:value="232.220263957977" calcext:value-type="float">
            <text:p>232.22026395797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8498020172119" calcext:value-type="float">
            <text:p>0.438498020172119</text:p>
          </table:table-cell>
          <table:table-cell office:value-type="float" office:value="1" calcext:value-type="float">
            <text:p>1</text:p>
          </table:table-cell>
          <table:table-cell office:value-type="float" office:value="74.8421835899353" calcext:value-type="float">
            <text:p>74.8421835899353</text:p>
          </table:table-cell>
          <table:table-cell office:value-type="float" office:value="262" calcext:value-type="float">
            <text:p>262</text:p>
          </table:table-cell>
          <table:table-cell office:value-type="float" office:value="12.1840479373932" calcext:value-type="float">
            <text:p>12.1840479373932</text:p>
          </table:table-cell>
          <table:table-cell office:value-type="float" office:value="87.464780330658" calcext:value-type="float">
            <text:p>87.4647803306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003626823425" calcext:value-type="float">
            <text:p>2.72003626823425</text:p>
          </table:table-cell>
          <table:table-cell office:value-type="float" office:value="157820" calcext:value-type="float">
            <text:p>157820</text:p>
          </table:table-cell>
          <table:table-cell office:value-type="float" office:value="282.295017242432" calcext:value-type="float">
            <text:p>282.295017242432</text:p>
          </table:table-cell>
          <table:table-cell office:value-type="float" office:value="670" calcext:value-type="float">
            <text:p>670</text:p>
          </table:table-cell>
          <table:table-cell office:value-type="float" office:value="13.3258450031281" calcext:value-type="float">
            <text:p>13.3258450031281</text:p>
          </table:table-cell>
          <table:table-cell office:value-type="float" office:value="373.110294342041" calcext:value-type="float">
            <text:p>373.1102943420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612274169922" calcext:value-type="float">
            <text:p>2.59612274169922</text:p>
          </table:table-cell>
          <table:table-cell office:value-type="float" office:value="401" calcext:value-type="float">
            <text:p>401</text:p>
          </table:table-cell>
          <table:table-cell office:value-type="float" office:value="670" calcext:value-type="float">
            <text:p>670</text:p>
          </table:table-cell>
          <table:table-cell office:value-type="float" office:value="12.4442918300629" calcext:value-type="float">
            <text:p>12.4442918300629</text:p>
          </table:table-cell>
          <table:table-cell office:value-type="float" office:value="380.342655420303" calcext:value-type="float">
            <text:p>380.342655420303</text:p>
          </table:table-cell>
          <table:table-cell table:formula="of:=[.U17]-([.T17]+[.H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87446784973145" calcext:value-type="float">
            <text:p>0.487446784973145</text:p>
          </table:table-cell>
          <table:table-cell office:value-type="float" office:value="2" calcext:value-type="float">
            <text:p>2</text:p>
          </table:table-cell>
          <table:table-cell office:value-type="float" office:value="18.9150512218475" calcext:value-type="float">
            <text:p>18.9150512218475</text:p>
          </table:table-cell>
          <table:table-cell office:value-type="float" office:value="236" calcext:value-type="float">
            <text:p>236</text:p>
          </table:table-cell>
          <table:table-cell office:value-type="float" office:value="9.31043934822083" calcext:value-type="float">
            <text:p>9.31043934822083</text:p>
          </table:table-cell>
          <table:table-cell office:value-type="float" office:value="28.712982416153" calcext:value-type="float">
            <text:p>28.7129824161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458388328552" calcext:value-type="float">
            <text:p>2.20458388328552</text:p>
          </table:table-cell>
          <table:table-cell office:value-type="float" office:value="148702" calcext:value-type="float">
            <text:p>148702</text:p>
          </table:table-cell>
          <table:table-cell office:value-type="float" office:value="217.146833658218" calcext:value-type="float">
            <text:p>217.146833658218</text:p>
          </table:table-cell>
          <table:table-cell office:value-type="float" office:value="599" calcext:value-type="float">
            <text:p>599</text:p>
          </table:table-cell>
          <table:table-cell office:value-type="float" office:value="11.5250728130341" calcext:value-type="float">
            <text:p>11.5250728130341</text:p>
          </table:table-cell>
          <table:table-cell office:value-type="float" office:value="249.469542980194" calcext:value-type="float">
            <text:p>249.4695429801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54212474823" calcext:value-type="float">
            <text:p>2.154212474823</text:p>
          </table:table-cell>
          <table:table-cell office:value-type="float" office:value="363" calcext:value-type="float">
            <text:p>363</text:p>
          </table:table-cell>
          <table:table-cell office:value-type="float" office:value="599" calcext:value-type="float">
            <text:p>599</text:p>
          </table:table-cell>
          <table:table-cell office:value-type="float" office:value="11.5942509174347" calcext:value-type="float">
            <text:p>11.5942509174347</text:p>
          </table:table-cell>
          <table:table-cell office:value-type="float" office:value="260.453398227692" calcext:value-type="float">
            <text:p>260.453398227692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056591033936" calcext:value-type="float">
            <text:p>0.410056591033936</text:p>
          </table:table-cell>
          <table:table-cell office:value-type="float" office:value="7" calcext:value-type="float">
            <text:p>7</text:p>
          </table:table-cell>
          <table:table-cell office:value-type="float" office:value="6.95413589477539" calcext:value-type="float">
            <text:p>6.95413589477539</text:p>
          </table:table-cell>
          <table:table-cell office:value-type="float" office:value="229" calcext:value-type="float">
            <text:p>229</text:p>
          </table:table-cell>
          <table:table-cell office:value-type="float" office:value="0.922543525695801" calcext:value-type="float">
            <text:p>0.922543525695801</text:p>
          </table:table-cell>
          <table:table-cell office:value-type="float" office:value="8.28676772117615" calcext:value-type="float">
            <text:p>8.286767721176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307734489441" calcext:value-type="float">
            <text:p>1.92307734489441</text:p>
          </table:table-cell>
          <table:table-cell office:value-type="float" office:value="149381" calcext:value-type="float">
            <text:p>149381</text:p>
          </table:table-cell>
          <table:table-cell office:value-type="float" office:value="228.470685720444" calcext:value-type="float">
            <text:p>228.470685720444</text:p>
          </table:table-cell>
          <table:table-cell office:value-type="float" office:value="562" calcext:value-type="float">
            <text:p>562</text:p>
          </table:table-cell>
          <table:table-cell office:value-type="float" office:value="4.15116024017334" calcext:value-type="float">
            <text:p>4.15116024017334</text:p>
          </table:table-cell>
          <table:table-cell office:value-type="float" office:value="243.474035263061" calcext:value-type="float">
            <text:p>243.4740352630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687713623047" calcext:value-type="float">
            <text:p>2.05687713623047</text:p>
          </table:table-cell>
          <table:table-cell office:value-type="float" office:value="333" calcext:value-type="float">
            <text:p>333</text:p>
          </table:table-cell>
          <table:table-cell office:value-type="float" office:value="562" calcext:value-type="float">
            <text:p>562</text:p>
          </table:table-cell>
          <table:table-cell office:value-type="float" office:value="4.31307554244995" calcext:value-type="float">
            <text:p>4.31307554244995</text:p>
          </table:table-cell>
          <table:table-cell office:value-type="float" office:value="234.699763298035" calcext:value-type="float">
            <text:p>234.69976329803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367322921753" calcext:value-type="float">
            <text:p>0.409367322921753</text:p>
          </table:table-cell>
          <table:table-cell office:value-type="float" office:value="7" calcext:value-type="float">
            <text:p>7</text:p>
          </table:table-cell>
          <table:table-cell office:value-type="float" office:value="19.6039412021637" calcext:value-type="float">
            <text:p>19.6039412021637</text:p>
          </table:table-cell>
          <table:table-cell office:value-type="float" office:value="229" calcext:value-type="float">
            <text:p>229</text:p>
          </table:table-cell>
          <table:table-cell office:value-type="float" office:value="1.12427377700806" calcext:value-type="float">
            <text:p>1.12427377700806</text:p>
          </table:table-cell>
          <table:table-cell office:value-type="float" office:value="21.1376194953918" calcext:value-type="float">
            <text:p>21.13761949539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261580467224" calcext:value-type="float">
            <text:p>2.13261580467224</text:p>
          </table:table-cell>
          <table:table-cell office:value-type="float" office:value="158140" calcext:value-type="float">
            <text:p>158140</text:p>
          </table:table-cell>
          <table:table-cell office:value-type="float" office:value="270.149979114532" calcext:value-type="float">
            <text:p>270.149979114532</text:p>
          </table:table-cell>
          <table:table-cell office:value-type="float" office:value="547" calcext:value-type="float">
            <text:p>547</text:p>
          </table:table-cell>
          <table:table-cell office:value-type="float" office:value="4.3049201965332" calcext:value-type="float">
            <text:p>4.3049201965332</text:p>
          </table:table-cell>
          <table:table-cell office:value-type="float" office:value="295.994989156723" calcext:value-type="float">
            <text:p>295.99498915672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133206367493" calcext:value-type="float">
            <text:p>2.48133206367493</text:p>
          </table:table-cell>
          <table:table-cell office:value-type="float" office:value="312" calcext:value-type="float">
            <text:p>312</text:p>
          </table:table-cell>
          <table:table-cell office:value-type="float" office:value="547" calcext:value-type="float">
            <text:p>547</text:p>
          </table:table-cell>
          <table:table-cell office:value-type="float" office:value="4.44420838356018" calcext:value-type="float">
            <text:p>4.44420838356018</text:p>
          </table:table-cell>
          <table:table-cell office:value-type="float" office:value="293.953647375107" calcext:value-type="float">
            <text:p>293.953647375107</text:p>
          </table:table-cell>
          <table:table-cell table:formula="of:=[.U20]-([.T20]+[.H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5905084609985" calcext:value-type="float">
            <text:p>0.325905084609985</text:p>
          </table:table-cell>
          <table:table-cell office:value-type="float" office:value="1" calcext:value-type="float">
            <text:p>1</text:p>
          </table:table-cell>
          <table:table-cell office:value-type="float" office:value="6.67029857635498" calcext:value-type="float">
            <text:p>6.67029857635498</text:p>
          </table:table-cell>
          <table:table-cell office:value-type="float" office:value="219" calcext:value-type="float">
            <text:p>219</text:p>
          </table:table-cell>
          <table:table-cell office:value-type="float" office:value="0.871325731277466" calcext:value-type="float">
            <text:p>0.871325731277466</text:p>
          </table:table-cell>
          <table:table-cell office:value-type="float" office:value="7.86756873130798" calcext:value-type="float">
            <text:p>7.867568731307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683514595032" calcext:value-type="float">
            <text:p>1.83683514595032</text:p>
          </table:table-cell>
          <table:table-cell office:value-type="float" office:value="148767" calcext:value-type="float">
            <text:p>148767</text:p>
          </table:table-cell>
          <table:table-cell office:value-type="float" office:value="213.231839179993" calcext:value-type="float">
            <text:p>213.231839179993</text:p>
          </table:table-cell>
          <table:table-cell office:value-type="float" office:value="541" calcext:value-type="float">
            <text:p>541</text:p>
          </table:table-cell>
          <table:table-cell office:value-type="float" office:value="1.47688484191895" calcext:value-type="float">
            <text:p>1.47688484191895</text:p>
          </table:table-cell>
          <table:table-cell office:value-type="float" office:value="223.088963747025" calcext:value-type="float">
            <text:p>223.0889637470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618397712708" calcext:value-type="float">
            <text:p>1.88618397712708</text:p>
          </table:table-cell>
          <table:table-cell office:value-type="float" office:value="318" calcext:value-type="float">
            <text:p>318</text:p>
          </table:table-cell>
          <table:table-cell office:value-type="float" office:value="541" calcext:value-type="float">
            <text:p>541</text:p>
          </table:table-cell>
          <table:table-cell office:value-type="float" office:value="1.6350474357605" calcext:value-type="float">
            <text:p>1.6350474357605</text:p>
          </table:table-cell>
          <table:table-cell office:value-type="float" office:value="223.079988718033" calcext:value-type="float">
            <text:p>223.079988718033</text:p>
          </table:table-cell>
          <table:table-cell table:formula="of:=[.U21]-([.T21]+[.H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8577861785889" calcext:value-type="float">
            <text:p>0.468577861785889</text:p>
          </table:table-cell>
          <table:table-cell office:value-type="float" office:value="5" calcext:value-type="float">
            <text:p>5</text:p>
          </table:table-cell>
          <table:table-cell office:value-type="float" office:value="18.8377466201782" calcext:value-type="float">
            <text:p>18.8377466201782</text:p>
          </table:table-cell>
          <table:table-cell office:value-type="float" office:value="210" calcext:value-type="float">
            <text:p>210</text:p>
          </table:table-cell>
          <table:table-cell office:value-type="float" office:value="9.17674064636231" calcext:value-type="float">
            <text:p>9.17674064636231</text:p>
          </table:table-cell>
          <table:table-cell office:value-type="float" office:value="28.4830973148346" calcext:value-type="float">
            <text:p>28.48309731483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960246086121" calcext:value-type="float">
            <text:p>2.09960246086121</text:p>
          </table:table-cell>
          <table:table-cell office:value-type="float" office:value="148952" calcext:value-type="float">
            <text:p>148952</text:p>
          </table:table-cell>
          <table:table-cell office:value-type="float" office:value="216.555776119232" calcext:value-type="float">
            <text:p>216.555776119232</text:p>
          </table:table-cell>
          <table:table-cell office:value-type="float" office:value="542" calcext:value-type="float">
            <text:p>542</text:p>
          </table:table-cell>
          <table:table-cell office:value-type="float" office:value="16.1671600341797" calcext:value-type="float">
            <text:p>16.1671600341797</text:p>
          </table:table-cell>
          <table:table-cell office:value-type="float" office:value="253.985491752625" calcext:value-type="float">
            <text:p>253.9854917526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601369857788" calcext:value-type="float">
            <text:p>2.18601369857788</text:p>
          </table:table-cell>
          <table:table-cell office:value-type="float" office:value="328" calcext:value-type="float">
            <text:p>328</text:p>
          </table:table-cell>
          <table:table-cell office:value-type="float" office:value="542" calcext:value-type="float">
            <text:p>542</text:p>
          </table:table-cell>
          <table:table-cell office:value-type="float" office:value="15.966920375824" calcext:value-type="float">
            <text:p>15.966920375824</text:p>
          </table:table-cell>
          <table:table-cell office:value-type="float" office:value="263.957681179047" calcext:value-type="float">
            <text:p>263.957681179047</text:p>
          </table:table-cell>
          <table:table-cell table:formula="of:=[.U22]-([.T22]+[.H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9585952758789" calcext:value-type="float">
            <text:p>0.409585952758789</text:p>
          </table:table-cell>
          <table:table-cell office:value-type="float" office:value="1" calcext:value-type="float">
            <text:p>1</text:p>
          </table:table-cell>
          <table:table-cell office:value-type="float" office:value="18.9468166828156" calcext:value-type="float">
            <text:p>18.9468166828156</text:p>
          </table:table-cell>
          <table:table-cell office:value-type="float" office:value="196" calcext:value-type="float">
            <text:p>196</text:p>
          </table:table-cell>
          <table:table-cell office:value-type="float" office:value="8.94864153862" calcext:value-type="float">
            <text:p>8.94864153862</text:p>
          </table:table-cell>
          <table:table-cell office:value-type="float" office:value="28.3050971031189" calcext:value-type="float">
            <text:p>28.30509710311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128780365" calcext:value-type="float">
            <text:p>2.1789128780365</text:p>
          </table:table-cell>
          <table:table-cell office:value-type="float" office:value="148719" calcext:value-type="float">
            <text:p>148719</text:p>
          </table:table-cell>
          <table:table-cell office:value-type="float" office:value="219.979519367218" calcext:value-type="float">
            <text:p>219.979519367218</text:p>
          </table:table-cell>
          <table:table-cell office:value-type="float" office:value="529" calcext:value-type="float">
            <text:p>529</text:p>
          </table:table-cell>
          <table:table-cell office:value-type="float" office:value="10.8416154384613" calcext:value-type="float">
            <text:p>10.8416154384613</text:p>
          </table:table-cell>
          <table:table-cell office:value-type="float" office:value="251.73921585083" calcext:value-type="float">
            <text:p>251.7392158508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453288078308" calcext:value-type="float">
            <text:p>2.18453288078308</text:p>
          </table:table-cell>
          <table:table-cell office:value-type="float" office:value="333" calcext:value-type="float">
            <text:p>333</text:p>
          </table:table-cell>
          <table:table-cell office:value-type="float" office:value="529" calcext:value-type="float">
            <text:p>529</text:p>
          </table:table-cell>
          <table:table-cell office:value-type="float" office:value="10.6773359775543" calcext:value-type="float">
            <text:p>10.6773359775543</text:p>
          </table:table-cell>
          <table:table-cell office:value-type="float" office:value="266.423844099045" calcext:value-type="float">
            <text:p>266.42384409904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74458360671997" calcext:value-type="float">
            <text:p>0.574458360671997</text:p>
          </table:table-cell>
          <table:table-cell office:value-type="float" office:value="2" calcext:value-type="float">
            <text:p>2</text:p>
          </table:table-cell>
          <table:table-cell office:value-type="float" office:value="76.6242704391479" calcext:value-type="float">
            <text:p>76.6242704391479</text:p>
          </table:table-cell>
          <table:table-cell office:value-type="float" office:value="178" calcext:value-type="float">
            <text:p>178</text:p>
          </table:table-cell>
          <table:table-cell office:value-type="float" office:value="12.2524509429932" calcext:value-type="float">
            <text:p>12.2524509429932</text:p>
          </table:table-cell>
          <table:table-cell office:value-type="float" office:value="89.4512169361115" calcext:value-type="float">
            <text:p>89.45121693611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3343682289124" calcext:value-type="float">
            <text:p>2.73343682289124</text:p>
          </table:table-cell>
          <table:table-cell office:value-type="float" office:value="157808" calcext:value-type="float">
            <text:p>157808</text:p>
          </table:table-cell>
          <table:table-cell office:value-type="float" office:value="277.341878414154" calcext:value-type="float">
            <text:p>277.341878414154</text:p>
          </table:table-cell>
          <table:table-cell office:value-type="float" office:value="450" calcext:value-type="float">
            <text:p>450</text:p>
          </table:table-cell>
          <table:table-cell office:value-type="float" office:value="13.7407360076904" calcext:value-type="float">
            <text:p>13.7407360076904</text:p>
          </table:table-cell>
          <table:table-cell office:value-type="float" office:value="370.0557513237" calcext:value-type="float">
            <text:p>370.0557513237</text:p>
          </table:table-cell>
          <table:table-cell office:value-type="float" office:value="43717" calcext:value-type="float">
            <text:p>43717</text:p>
          </table:table-cell>
          <table:table-cell office:value-type="float" office:value="2.75101661682129" calcext:value-type="float">
            <text:p>2.75101661682129</text:p>
          </table:table-cell>
          <table:table-cell office:value-type="float" office:value="266" calcext:value-type="float">
            <text:p>266</text:p>
          </table:table-cell>
          <table:table-cell office:value-type="float" office:value="450" calcext:value-type="float">
            <text:p>450</text:p>
          </table:table-cell>
          <table:table-cell office:value-type="float" office:value="13.9643836021423" calcext:value-type="float">
            <text:p>13.9643836021423</text:p>
          </table:table-cell>
          <table:table-cell office:value-type="float" office:value="385.625580310822" calcext:value-type="float">
            <text:p>385.625580310822</text:p>
          </table:table-cell>
          <table:table-cell table:formula="of:=[.U24]-([.T24]+[.H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8222484588623" calcext:value-type="float">
            <text:p>0.358222484588623</text:p>
          </table:table-cell>
          <table:table-cell office:value-type="float" office:value="2" calcext:value-type="float">
            <text:p>2</text:p>
          </table:table-cell>
          <table:table-cell office:value-type="float" office:value="6.53570222854614" calcext:value-type="float">
            <text:p>6.53570222854614</text:p>
          </table:table-cell>
          <table:table-cell office:value-type="float" office:value="156" calcext:value-type="float">
            <text:p>156</text:p>
          </table:table-cell>
          <table:table-cell office:value-type="float" office:value="0.938963174819946" calcext:value-type="float">
            <text:p>0.938963174819946</text:p>
          </table:table-cell>
          <table:table-cell office:value-type="float" office:value="7.83292651176453" calcext:value-type="float">
            <text:p>7.832926511764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2824144363403" calcext:value-type="float">
            <text:p>2.22824144363403</text:p>
          </table:table-cell>
          <table:table-cell office:value-type="float" office:value="148967" calcext:value-type="float">
            <text:p>148967</text:p>
          </table:table-cell>
          <table:table-cell office:value-type="float" office:value="282.422428369522" calcext:value-type="float">
            <text:p>282.422428369522</text:p>
          </table:table-cell>
          <table:table-cell office:value-type="float" office:value="356" calcext:value-type="float">
            <text:p>356</text:p>
          </table:table-cell>
          <table:table-cell office:value-type="float" office:value="1.98592877388001" calcext:value-type="float">
            <text:p>1.98592877388001</text:p>
          </table:table-cell>
          <table:table-cell office:value-type="float" office:value="293.179218530655" calcext:value-type="float">
            <text:p>293.179218530655</text:p>
          </table:table-cell>
          <table:table-cell office:value-type="float" office:value="38712" calcext:value-type="float">
            <text:p>38712</text:p>
          </table:table-cell>
          <table:table-cell office:value-type="float" office:value="2.52999711036682" calcext:value-type="float">
            <text:p>2.52999711036682</text:p>
          </table:table-cell>
          <table:table-cell office:value-type="float" office:value="200" calcext:value-type="float">
            <text:p>200</text:p>
          </table:table-cell>
          <table:table-cell office:value-type="float" office:value="356" calcext:value-type="float">
            <text:p>356</text:p>
          </table:table-cell>
          <table:table-cell office:value-type="float" office:value="1.82300734519959" calcext:value-type="float">
            <text:p>1.82300734519959</text:p>
          </table:table-cell>
          <table:table-cell office:value-type="float" office:value="294.626732826233" calcext:value-type="float">
            <text:p>294.62673282623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43229675293" calcext:value-type="float">
            <text:p>0.40443229675293</text:p>
          </table:table-cell>
          <table:table-cell office:value-type="float" office:value="1" calcext:value-type="float">
            <text:p>1</text:p>
          </table:table-cell>
          <table:table-cell office:value-type="float" office:value="16.6416146755219" calcext:value-type="float">
            <text:p>16.6416146755219</text:p>
          </table:table-cell>
          <table:table-cell office:value-type="float" office:value="156" calcext:value-type="float">
            <text:p>156</text:p>
          </table:table-cell>
          <table:table-cell office:value-type="float" office:value="0.746298551559448" calcext:value-type="float">
            <text:p>0.746298551559448</text:p>
          </table:table-cell>
          <table:table-cell office:value-type="float" office:value="17.7923829555511" calcext:value-type="float">
            <text:p>17.7923829555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079824447632" calcext:value-type="float">
            <text:p>2.23079824447632</text:p>
          </table:table-cell>
          <table:table-cell office:value-type="float" office:value="157940" calcext:value-type="float">
            <text:p>157940</text:p>
          </table:table-cell>
          <table:table-cell office:value-type="float" office:value="271.967822313309" calcext:value-type="float">
            <text:p>271.967822313309</text:p>
          </table:table-cell>
          <table:table-cell office:value-type="float" office:value="401" calcext:value-type="float">
            <text:p>401</text:p>
          </table:table-cell>
          <table:table-cell office:value-type="float" office:value="1.86106967926025" calcext:value-type="float">
            <text:p>1.86106967926025</text:p>
          </table:table-cell>
          <table:table-cell office:value-type="float" office:value="292.739435911179" calcext:value-type="float">
            <text:p>292.7394359111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713538646698" calcext:value-type="float">
            <text:p>2.3713538646698</text:p>
          </table:table-cell>
          <table:table-cell office:value-type="float" office:value="245" calcext:value-type="float">
            <text:p>245</text:p>
          </table:table-cell>
          <table:table-cell office:value-type="float" office:value="401" calcext:value-type="float">
            <text:p>401</text:p>
          </table:table-cell>
          <table:table-cell office:value-type="float" office:value="1.96341013908386" calcext:value-type="float">
            <text:p>1.96341013908386</text:p>
          </table:table-cell>
          <table:table-cell office:value-type="float" office:value="293.631486654282" calcext:value-type="float">
            <text:p>293.63148665428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153148651123" calcext:value-type="float">
            <text:p>0.387153148651123</text:p>
          </table:table-cell>
          <table:table-cell office:value-type="float" office:value="5" calcext:value-type="float">
            <text:p>5</text:p>
          </table:table-cell>
          <table:table-cell office:value-type="float" office:value="7.18726658821106" calcext:value-type="float">
            <text:p>7.18726658821106</text:p>
          </table:table-cell>
          <table:table-cell office:value-type="float" office:value="153" calcext:value-type="float">
            <text:p>153</text:p>
          </table:table-cell>
          <table:table-cell office:value-type="float" office:value="0.832070589065552" calcext:value-type="float">
            <text:p>0.832070589065552</text:p>
          </table:table-cell>
          <table:table-cell office:value-type="float" office:value="8.40653228759766" calcext:value-type="float">
            <text:p>8.406532287597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034901618958" calcext:value-type="float">
            <text:p>2.53034901618958</text:p>
          </table:table-cell>
          <table:table-cell office:value-type="float" office:value="149854" calcext:value-type="float">
            <text:p>149854</text:p>
          </table:table-cell>
          <table:table-cell office:value-type="float" office:value="300.506723880768" calcext:value-type="float">
            <text:p>300.506723880768</text:p>
          </table:table-cell>
          <table:table-cell office:value-type="float" office:value="375" calcext:value-type="float">
            <text:p>375</text:p>
          </table:table-cell>
          <table:table-cell office:value-type="float" office:value="3.13422560691833" calcext:value-type="float">
            <text:p>3.13422560691833</text:p>
          </table:table-cell>
          <table:table-cell office:value-type="float" office:value="313.269239425659" calcext:value-type="float">
            <text:p>313.269239425659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768937110901" calcext:value-type="float">
            <text:p>2.6176893711090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2.95080256462097" calcext:value-type="float">
            <text:p>2.95080256462097</text:p>
          </table:table-cell>
          <table:table-cell office:value-type="float" office:value="314.789016723633" calcext:value-type="float">
            <text:p>314.789016723633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43140316009522" calcext:value-type="float">
            <text:p>0.643140316009522</text:p>
          </table:table-cell>
          <table:table-cell office:value-type="float" office:value="1" calcext:value-type="float">
            <text:p>1</text:p>
          </table:table-cell>
          <table:table-cell office:value-type="float" office:value="18.8121411800385" calcext:value-type="float">
            <text:p>18.8121411800385</text:p>
          </table:table-cell>
          <table:table-cell office:value-type="float" office:value="152" calcext:value-type="float">
            <text:p>152</text:p>
          </table:table-cell>
          <table:table-cell office:value-type="float" office:value="9.12496304512024" calcext:value-type="float">
            <text:p>9.12496304512024</text:p>
          </table:table-cell>
          <table:table-cell office:value-type="float" office:value="28.5802888870239" calcext:value-type="float">
            <text:p>28.58028888702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016783714294" calcext:value-type="float">
            <text:p>2.01016783714294</text:p>
          </table:table-cell>
          <table:table-cell office:value-type="float" office:value="148850" calcext:value-type="float">
            <text:p>148850</text:p>
          </table:table-cell>
          <table:table-cell office:value-type="float" office:value="216.373029708862" calcext:value-type="float">
            <text:p>216.373029708862</text:p>
          </table:table-cell>
          <table:table-cell office:value-type="float" office:value="381" calcext:value-type="float">
            <text:p>381</text:p>
          </table:table-cell>
          <table:table-cell office:value-type="float" office:value="10.0809173583984" calcext:value-type="float">
            <text:p>10.0809173583984</text:p>
          </table:table-cell>
          <table:table-cell office:value-type="float" office:value="247.300144672394" calcext:value-type="float">
            <text:p>247.3001446723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31491088867" calcext:value-type="float">
            <text:p>2.14231491088867</text:p>
          </table:table-cell>
          <table:table-cell office:value-type="float" office:value="229" calcext:value-type="float">
            <text:p>229</text:p>
          </table:table-cell>
          <table:table-cell office:value-type="float" office:value="381" calcext:value-type="float">
            <text:p>381</text:p>
          </table:table-cell>
          <table:table-cell office:value-type="float" office:value="10.5246887207031" calcext:value-type="float">
            <text:p>10.5246887207031</text:p>
          </table:table-cell>
          <table:table-cell office:value-type="float" office:value="258.076102256775" calcext:value-type="float">
            <text:p>258.076102256775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6084823608398" calcext:value-type="float">
            <text:p>0.356084823608398</text:p>
          </table:table-cell>
          <table:table-cell office:value-type="float" office:value="2" calcext:value-type="float">
            <text:p>2</text:p>
          </table:table-cell>
          <table:table-cell office:value-type="float" office:value="6.42500925064087" calcext:value-type="float">
            <text:p>6.42500925064087</text:p>
          </table:table-cell>
          <table:table-cell office:value-type="float" office:value="152" calcext:value-type="float">
            <text:p>152</text:p>
          </table:table-cell>
          <table:table-cell office:value-type="float" office:value="0.921331167221069" calcext:value-type="float">
            <text:p>0.921331167221069</text:p>
          </table:table-cell>
          <table:table-cell office:value-type="float" office:value="7.70245862007141" calcext:value-type="float">
            <text:p>7.702458620071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479389190674" calcext:value-type="float">
            <text:p>2.24479389190674</text:p>
          </table:table-cell>
          <table:table-cell office:value-type="float" office:value="148854" calcext:value-type="float">
            <text:p>148854</text:p>
          </table:table-cell>
          <table:table-cell office:value-type="float" office:value="282.490862131119" calcext:value-type="float">
            <text:p>282.490862131119</text:p>
          </table:table-cell>
          <table:table-cell office:value-type="float" office:value="394" calcext:value-type="float">
            <text:p>394</text:p>
          </table:table-cell>
          <table:table-cell office:value-type="float" office:value="1.96214866638184" calcext:value-type="float">
            <text:p>1.96214866638184</text:p>
          </table:table-cell>
          <table:table-cell office:value-type="float" office:value="293.204690217972" calcext:value-type="float">
            <text:p>293.2046902179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101356506348" calcext:value-type="float">
            <text:p>2.45101356506348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.81618475914001" calcext:value-type="float">
            <text:p>1.81618475914001</text:p>
          </table:table-cell>
          <table:table-cell office:value-type="float" office:value="295.104779481888" calcext:value-type="float">
            <text:p>295.104779481888</text:p>
          </table:table-cell>
          <table:table-cell table:formula="of:=[.U29]-([.T29]+[.H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7043905258179" calcext:value-type="float">
            <text:p>0.437043905258179</text:p>
          </table:table-cell>
          <table:table-cell office:value-type="float" office:value="3" calcext:value-type="float">
            <text:p>3</text:p>
          </table:table-cell>
          <table:table-cell office:value-type="float" office:value="39.2360579967499" calcext:value-type="float">
            <text:p>39.2360579967499</text:p>
          </table:table-cell>
          <table:table-cell office:value-type="float" office:value="151" calcext:value-type="float">
            <text:p>151</text:p>
          </table:table-cell>
          <table:table-cell office:value-type="float" office:value="3.40076279640198" calcext:value-type="float">
            <text:p>3.40076279640198</text:p>
          </table:table-cell>
          <table:table-cell office:value-type="float" office:value="43.0739006996155" calcext:value-type="float">
            <text:p>43.073900699615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931182861328" calcext:value-type="float">
            <text:p>2.34931182861328</text:p>
          </table:table-cell>
          <table:table-cell office:value-type="float" office:value="157912" calcext:value-type="float">
            <text:p>157912</text:p>
          </table:table-cell>
          <table:table-cell office:value-type="float" office:value="276.388432502747" calcext:value-type="float">
            <text:p>276.388432502747</text:p>
          </table:table-cell>
          <table:table-cell office:value-type="float" office:value="394" calcext:value-type="float">
            <text:p>394</text:p>
          </table:table-cell>
          <table:table-cell office:value-type="float" office:value="5.93994355201721" calcext:value-type="float">
            <text:p>5.93994355201721</text:p>
          </table:table-cell>
          <table:table-cell office:value-type="float" office:value="323.223635435104" calcext:value-type="float">
            <text:p>323.22363543510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110682487488" calcext:value-type="float">
            <text:p>2.41110682487488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6.00753927230835" calcext:value-type="float">
            <text:p>6.00753927230835</text:p>
          </table:table-cell>
          <table:table-cell office:value-type="float" office:value="326.158245801926" calcext:value-type="float">
            <text:p>326.158245801926</text:p>
          </table:table-cell>
          <table:table-cell table:formula="of:=[.U30]-([.T30]+[.H3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4828577041626" calcext:value-type="float">
            <text:p>0.374828577041626</text:p>
          </table:table-cell>
          <table:table-cell office:value-type="float" office:value="1" calcext:value-type="float">
            <text:p>1</text:p>
          </table:table-cell>
          <table:table-cell office:value-type="float" office:value="6.44936084747314" calcext:value-type="float">
            <text:p>6.44936084747314</text:p>
          </table:table-cell>
          <table:table-cell office:value-type="float" office:value="149" calcext:value-type="float">
            <text:p>149</text:p>
          </table:table-cell>
          <table:table-cell office:value-type="float" office:value="0.807278871536255" calcext:value-type="float">
            <text:p>0.807278871536255</text:p>
          </table:table-cell>
          <table:table-cell office:value-type="float" office:value="7.63151049613953" calcext:value-type="float">
            <text:p>7.63151049613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707752227783" calcext:value-type="float">
            <text:p>2.18707752227783</text:p>
          </table:table-cell>
          <table:table-cell office:value-type="float" office:value="148798" calcext:value-type="float">
            <text:p>148798</text:p>
          </table:table-cell>
          <table:table-cell office:value-type="float" office:value="278.764607429504" calcext:value-type="float">
            <text:p>278.764607429504</text:p>
          </table:table-cell>
          <table:table-cell office:value-type="float" office:value="367" calcext:value-type="float">
            <text:p>367</text:p>
          </table:table-cell>
          <table:table-cell office:value-type="float" office:value="1.81302547454834" calcext:value-type="float">
            <text:p>1.81302547454834</text:p>
          </table:table-cell>
          <table:table-cell office:value-type="float" office:value="289.275340557098" calcext:value-type="float">
            <text:p>289.275340557098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102456092834" calcext:value-type="float">
            <text:p>2.42102456092834</text:p>
          </table:table-cell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1.66374468803406" calcext:value-type="float">
            <text:p>1.66374468803406</text:p>
          </table:table-cell>
          <table:table-cell office:value-type="float" office:value="293.541060209274" calcext:value-type="float">
            <text:p>293.541060209274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140329360962" calcext:value-type="float">
            <text:p>0.304140329360962</text:p>
          </table:table-cell>
          <table:table-cell office:value-type="float" office:value="3" calcext:value-type="float">
            <text:p>3</text:p>
          </table:table-cell>
          <table:table-cell office:value-type="float" office:value="6.43433523178101" calcext:value-type="float">
            <text:p>6.43433523178101</text:p>
          </table:table-cell>
          <table:table-cell office:value-type="float" office:value="148" calcext:value-type="float">
            <text:p>148</text:p>
          </table:table-cell>
          <table:table-cell office:value-type="float" office:value="0.671475172042847" calcext:value-type="float">
            <text:p>0.671475172042847</text:p>
          </table:table-cell>
          <table:table-cell office:value-type="float" office:value="7.40998077392578" calcext:value-type="float">
            <text:p>7.4099807739257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02336025238" calcext:value-type="float">
            <text:p>2.0502336025238</text:p>
          </table:table-cell>
          <table:table-cell office:value-type="float" office:value="148930" calcext:value-type="float">
            <text:p>148930</text:p>
          </table:table-cell>
          <table:table-cell office:value-type="float" office:value="223.244452476501" calcext:value-type="float">
            <text:p>223.244452476501</text:p>
          </table:table-cell>
          <table:table-cell office:value-type="float" office:value="386" calcext:value-type="float">
            <text:p>386</text:p>
          </table:table-cell>
          <table:table-cell office:value-type="float" office:value="2.01757884025574" calcext:value-type="float">
            <text:p>2.01757884025574</text:p>
          </table:table-cell>
          <table:table-cell office:value-type="float" office:value="233.541050672531" calcext:value-type="float">
            <text:p>233.54105067253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3964748382568" calcext:value-type="float">
            <text:p>2.13964748382568</text:p>
          </table:table-cell>
          <table:table-cell office:value-type="float" office:value="235" calcext:value-type="float">
            <text:p>235</text:p>
          </table:table-cell>
          <table:table-cell office:value-type="float" office:value="386" calcext:value-type="float">
            <text:p>386</text:p>
          </table:table-cell>
          <table:table-cell office:value-type="float" office:value="1.86427903175354" calcext:value-type="float">
            <text:p>1.86427903175354</text:p>
          </table:table-cell>
          <table:table-cell office:value-type="float" office:value="234.659385204315" calcext:value-type="float">
            <text:p>234.659385204315</text:p>
          </table:table-cell>
          <table:table-cell table:formula="of:=[.U32]-([.T32]+[.H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7407026290894" calcext:value-type="float">
            <text:p>0.427407026290894</text:p>
          </table:table-cell>
          <table:table-cell office:value-type="float" office:value="1" calcext:value-type="float">
            <text:p>1</text:p>
          </table:table-cell>
          <table:table-cell office:value-type="float" office:value="11.0539786815643" calcext:value-type="float">
            <text:p>11.0539786815643</text:p>
          </table:table-cell>
          <table:table-cell office:value-type="float" office:value="138" calcext:value-type="float">
            <text:p>138</text:p>
          </table:table-cell>
          <table:table-cell office:value-type="float" office:value="2.64565992355347" calcext:value-type="float">
            <text:p>2.64565992355347</text:p>
          </table:table-cell>
          <table:table-cell office:value-type="float" office:value="14.1270756721497" calcext:value-type="float">
            <text:p>14.12707567214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2161784172058" calcext:value-type="float">
            <text:p>1.82161784172058</text:p>
          </table:table-cell>
          <table:table-cell office:value-type="float" office:value="148734" calcext:value-type="float">
            <text:p>148734</text:p>
          </table:table-cell>
          <table:table-cell office:value-type="float" office:value="215.971214532852" calcext:value-type="float">
            <text:p>215.971214532852</text:p>
          </table:table-cell>
          <table:table-cell office:value-type="float" office:value="390" calcext:value-type="float">
            <text:p>390</text:p>
          </table:table-cell>
          <table:table-cell office:value-type="float" office:value="3.71799159049988" calcext:value-type="float">
            <text:p>3.71799159049988</text:p>
          </table:table-cell>
          <table:table-cell office:value-type="float" office:value="232.555160284042" calcext:value-type="float">
            <text:p>232.5551602840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288434028625" calcext:value-type="float">
            <text:p>2.05288434028625</text:p>
          </table:table-cell>
          <table:table-cell office:value-type="float" office:value="252" calcext:value-type="float">
            <text:p>252</text:p>
          </table:table-cell>
          <table:table-cell office:value-type="float" office:value="390" calcext:value-type="float">
            <text:p>390</text:p>
          </table:table-cell>
          <table:table-cell office:value-type="float" office:value="3.41667890548706" calcext:value-type="float">
            <text:p>3.41667890548706</text:p>
          </table:table-cell>
          <table:table-cell office:value-type="float" office:value="236.71032500267" calcext:value-type="float">
            <text:p>236.71032500267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2982349395752" calcext:value-type="float">
            <text:p>0.32982349395752</text:p>
          </table:table-cell>
          <table:table-cell office:value-type="float" office:value="1" calcext:value-type="float">
            <text:p>1</text:p>
          </table:table-cell>
          <table:table-cell office:value-type="float" office:value="40.4228148460388" calcext:value-type="float">
            <text:p>40.4228148460388</text:p>
          </table:table-cell>
          <table:table-cell office:value-type="float" office:value="131" calcext:value-type="float">
            <text:p>131</text:p>
          </table:table-cell>
          <table:table-cell office:value-type="float" office:value="3.54344415664673" calcext:value-type="float">
            <text:p>3.54344415664673</text:p>
          </table:table-cell>
          <table:table-cell office:value-type="float" office:value="44.2961182594299" calcext:value-type="float">
            <text:p>44.296118259429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296682357788" calcext:value-type="float">
            <text:p>2.31296682357788</text:p>
          </table:table-cell>
          <table:table-cell office:value-type="float" office:value="157832" calcext:value-type="float">
            <text:p>157832</text:p>
          </table:table-cell>
          <table:table-cell office:value-type="float" office:value="271.846903324127" calcext:value-type="float">
            <text:p>271.846903324127</text:p>
          </table:table-cell>
          <table:table-cell office:value-type="float" office:value="354" calcext:value-type="float">
            <text:p>354</text:p>
          </table:table-cell>
          <table:table-cell office:value-type="float" office:value="4.56756663322449" calcext:value-type="float">
            <text:p>4.56756663322449</text:p>
          </table:table-cell>
          <table:table-cell office:value-type="float" office:value="319.031466245651" calcext:value-type="float">
            <text:p>319.03146624565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754700660706" calcext:value-type="float">
            <text:p>2.39754700660706</text:p>
          </table:table-cell>
          <table:table-cell office:value-type="float" office:value="218" calcext:value-type="float">
            <text:p>218</text:p>
          </table:table-cell>
          <table:table-cell office:value-type="float" office:value="354" calcext:value-type="float">
            <text:p>354</text:p>
          </table:table-cell>
          <table:table-cell office:value-type="float" office:value="4.06213760375977" calcext:value-type="float">
            <text:p>4.06213760375977</text:p>
          </table:table-cell>
          <table:table-cell office:value-type="float" office:value="324.817709207535" calcext:value-type="float">
            <text:p>324.817709207535</text:p>
          </table:table-cell>
          <table:table-cell table:formula="of:=[.U34]-([.T34]+[.H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8805379867554" calcext:value-type="float">
            <text:p>0.398805379867554</text:p>
          </table:table-cell>
          <table:table-cell office:value-type="float" office:value="1" calcext:value-type="float">
            <text:p>1</text:p>
          </table:table-cell>
          <table:table-cell office:value-type="float" office:value="19.6014969348907" calcext:value-type="float">
            <text:p>19.6014969348907</text:p>
          </table:table-cell>
          <table:table-cell office:value-type="float" office:value="130" calcext:value-type="float">
            <text:p>130</text:p>
          </table:table-cell>
          <table:table-cell office:value-type="float" office:value="1.10105466842651" calcext:value-type="float">
            <text:p>1.10105466842651</text:p>
          </table:table-cell>
          <table:table-cell office:value-type="float" office:value="21.1013944149017" calcext:value-type="float">
            <text:p>21.101394414901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34258842468" calcext:value-type="float">
            <text:p>2.14534258842468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6.979007959366" calcext:value-type="float">
            <text:p>266.979007959366</text:p>
          </table:table-cell>
          <table:table-cell office:value-type="float" office:value="335" calcext:value-type="float">
            <text:p>335</text:p>
          </table:table-cell>
          <table:table-cell office:value-type="float" office:value="1.94228458404541" calcext:value-type="float">
            <text:p>1.94228458404541</text:p>
          </table:table-cell>
          <table:table-cell office:value-type="float" office:value="290.912242650986" calcext:value-type="float">
            <text:p>290.9122426509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54820632935" calcext:value-type="float">
            <text:p>2.36454820632935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2.17423534393311" calcext:value-type="float">
            <text:p>2.17423534393311</text:p>
          </table:table-cell>
          <table:table-cell office:value-type="float" office:value="293.460189342499" calcext:value-type="float">
            <text:p>293.460189342499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6314907073975" calcext:value-type="float">
            <text:p>0.346314907073975</text:p>
          </table:table-cell>
          <table:table-cell office:value-type="float" office:value="2" calcext:value-type="float">
            <text:p>2</text:p>
          </table:table-cell>
          <table:table-cell office:value-type="float" office:value="39.9749221801758" calcext:value-type="float">
            <text:p>39.9749221801758</text:p>
          </table:table-cell>
          <table:table-cell office:value-type="float" office:value="128" calcext:value-type="float">
            <text:p>128</text:p>
          </table:table-cell>
          <table:table-cell office:value-type="float" office:value="3.45666933059692" calcext:value-type="float">
            <text:p>3.45666933059692</text:p>
          </table:table-cell>
          <table:table-cell office:value-type="float" office:value="43.777941942215" calcext:value-type="float">
            <text:p>43.7779419422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9226064682007" calcext:value-type="float">
            <text:p>2.29226064682007</text:p>
          </table:table-cell>
          <table:table-cell office:value-type="float" office:value="157837" calcext:value-type="float">
            <text:p>157837</text:p>
          </table:table-cell>
          <table:table-cell office:value-type="float" office:value="273.684668064117" calcext:value-type="float">
            <text:p>273.684668064117</text:p>
          </table:table-cell>
          <table:table-cell office:value-type="float" office:value="338" calcext:value-type="float">
            <text:p>338</text:p>
          </table:table-cell>
          <table:table-cell office:value-type="float" office:value="5.10789942741394" calcext:value-type="float">
            <text:p>5.10789942741394</text:p>
          </table:table-cell>
          <table:table-cell office:value-type="float" office:value="321.408225297928" calcext:value-type="float">
            <text:p>321.4082252979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79976654053" calcext:value-type="float">
            <text:p>2.33479976654053</text:p>
          </table:table-cell>
          <table:table-cell office:value-type="float" office:value="205" calcext:value-type="float">
            <text:p>205</text:p>
          </table:table-cell>
          <table:table-cell office:value-type="float" office:value="338" calcext:value-type="float">
            <text:p>338</text:p>
          </table:table-cell>
          <table:table-cell office:value-type="float" office:value="5.06038045883179" calcext:value-type="float">
            <text:p>5.06038045883179</text:p>
          </table:table-cell>
          <table:table-cell office:value-type="float" office:value="327.475422143936" calcext:value-type="float">
            <text:p>327.475422143936</text:p>
          </table:table-cell>
          <table:table-cell table:formula="of:=[.U36]-([.T36]+[.H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9481563568115" calcext:value-type="float">
            <text:p>0.369481563568115</text:p>
          </table:table-cell>
          <table:table-cell office:value-type="float" office:value="4" calcext:value-type="float">
            <text:p>4</text:p>
          </table:table-cell>
          <table:table-cell office:value-type="float" office:value="6.44399547576904" calcext:value-type="float">
            <text:p>6.44399547576904</text:p>
          </table:table-cell>
          <table:table-cell office:value-type="float" office:value="126" calcext:value-type="float">
            <text:p>126</text:p>
          </table:table-cell>
          <table:table-cell office:value-type="float" office:value="0.964845895767212" calcext:value-type="float">
            <text:p>0.964845895767212</text:p>
          </table:table-cell>
          <table:table-cell office:value-type="float" office:value="7.77836298942566" calcext:value-type="float">
            <text:p>7.778362989425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04141044617" calcext:value-type="float">
            <text:p>2.35304141044617</text:p>
          </table:table-cell>
          <table:table-cell office:value-type="float" office:value="148860" calcext:value-type="float">
            <text:p>148860</text:p>
          </table:table-cell>
          <table:table-cell office:value-type="float" office:value="279.638119220734" calcext:value-type="float">
            <text:p>279.638119220734</text:p>
          </table:table-cell>
          <table:table-cell office:value-type="float" office:value="324" calcext:value-type="float">
            <text:p>324</text:p>
          </table:table-cell>
          <table:table-cell office:value-type="float" office:value="2.53723216056824" calcext:value-type="float">
            <text:p>2.53723216056824</text:p>
          </table:table-cell>
          <table:table-cell office:value-type="float" office:value="291.045692682266" calcext:value-type="float">
            <text:p>291.045692682266</text:p>
          </table:table-cell>
          <table:table-cell office:value-type="float" office:value="38712" calcext:value-type="float">
            <text:p>38712</text:p>
          </table:table-cell>
          <table:table-cell office:value-type="float" office:value="2.39889526367187" calcext:value-type="float">
            <text:p>2.39889526367187</text:p>
          </table:table-cell>
          <table:table-cell office:value-type="float" office:value="198" calcext:value-type="float">
            <text:p>198</text:p>
          </table:table-cell>
          <table:table-cell office:value-type="float" office:value="324" calcext:value-type="float">
            <text:p>324</text:p>
          </table:table-cell>
          <table:table-cell office:value-type="float" office:value="2.2518265247345" calcext:value-type="float">
            <text:p>2.2518265247345</text:p>
          </table:table-cell>
          <table:table-cell office:value-type="float" office:value="295.51626086235" calcext:value-type="float">
            <text:p>295.51626086235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6654891967773" calcext:value-type="float">
            <text:p>0.346654891967773</text:p>
          </table:table-cell>
          <table:table-cell office:value-type="float" office:value="2" calcext:value-type="float">
            <text:p>2</text:p>
          </table:table-cell>
          <table:table-cell office:value-type="float" office:value="10.9274430274963" calcext:value-type="float">
            <text:p>10.9274430274963</text:p>
          </table:table-cell>
          <table:table-cell office:value-type="float" office:value="125" calcext:value-type="float">
            <text:p>125</text:p>
          </table:table-cell>
          <table:table-cell office:value-type="float" office:value="2.84455156326294" calcext:value-type="float">
            <text:p>2.84455156326294</text:p>
          </table:table-cell>
          <table:table-cell office:value-type="float" office:value="14.1186943054199" calcext:value-type="float">
            <text:p>14.11869430541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144229888916" calcext:value-type="float">
            <text:p>1.89144229888916</text:p>
          </table:table-cell>
          <table:table-cell office:value-type="float" office:value="148696" calcext:value-type="float">
            <text:p>148696</text:p>
          </table:table-cell>
          <table:table-cell office:value-type="float" office:value="213.973059177399" calcext:value-type="float">
            <text:p>213.973059177399</text:p>
          </table:table-cell>
          <table:table-cell office:value-type="float" office:value="328" calcext:value-type="float">
            <text:p>328</text:p>
          </table:table-cell>
          <table:table-cell office:value-type="float" office:value="4.19235777854919" calcext:value-type="float">
            <text:p>4.19235777854919</text:p>
          </table:table-cell>
          <table:table-cell office:value-type="float" office:value="230.866402626038" calcext:value-type="float">
            <text:p>230.86640262603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76528263092" calcext:value-type="float">
            <text:p>1.9376528263092</text:p>
          </table:table-cell>
          <table:table-cell office:value-type="float" office:value="203" calcext:value-type="float">
            <text:p>203</text:p>
          </table:table-cell>
          <table:table-cell office:value-type="float" office:value="328" calcext:value-type="float">
            <text:p>328</text:p>
          </table:table-cell>
          <table:table-cell office:value-type="float" office:value="4.64064025878906" calcext:value-type="float">
            <text:p>4.64064025878906</text:p>
          </table:table-cell>
          <table:table-cell office:value-type="float" office:value="232.644849538803" calcext:value-type="float">
            <text:p>232.644849538803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57624197006226" calcext:value-type="float">
            <text:p>0.457624197006226</text:p>
          </table:table-cell>
          <table:table-cell office:value-type="float" office:value="1" calcext:value-type="float">
            <text:p>1</text:p>
          </table:table-cell>
          <table:table-cell office:value-type="float" office:value="18.7760262489319" calcext:value-type="float">
            <text:p>18.7760262489319</text:p>
          </table:table-cell>
          <table:table-cell office:value-type="float" office:value="125" calcext:value-type="float">
            <text:p>125</text:p>
          </table:table-cell>
          <table:table-cell office:value-type="float" office:value="9.37129139900208" calcext:value-type="float">
            <text:p>9.37129139900208</text:p>
          </table:table-cell>
          <table:table-cell office:value-type="float" office:value="28.6049885749817" calcext:value-type="float">
            <text:p>28.60498857498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3613629341125" calcext:value-type="float">
            <text:p>2.13613629341125</text:p>
          </table:table-cell>
          <table:table-cell office:value-type="float" office:value="148723" calcext:value-type="float">
            <text:p>148723</text:p>
          </table:table-cell>
          <table:table-cell office:value-type="float" office:value="215.27618098259" calcext:value-type="float">
            <text:p>215.27618098259</text:p>
          </table:table-cell>
          <table:table-cell office:value-type="float" office:value="311" calcext:value-type="float">
            <text:p>311</text:p>
          </table:table-cell>
          <table:table-cell office:value-type="float" office:value="10.1418313980103" calcext:value-type="float">
            <text:p>10.1418313980103</text:p>
          </table:table-cell>
          <table:table-cell office:value-type="float" office:value="245.972834587097" calcext:value-type="float">
            <text:p>245.9728345870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9591178894" calcext:value-type="float">
            <text:p>2.1429591178894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11.0368218421936" calcext:value-type="float">
            <text:p>11.0368218421936</text:p>
          </table:table-cell>
          <table:table-cell office:value-type="float" office:value="261.889636278152" calcext:value-type="float">
            <text:p>261.889636278152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4067735671997" calcext:value-type="float">
            <text:p>0.424067735671997</text:p>
          </table:table-cell>
          <table:table-cell office:value-type="float" office:value="2" calcext:value-type="float">
            <text:p>2</text:p>
          </table:table-cell>
          <table:table-cell office:value-type="float" office:value="19.9712903499603" calcext:value-type="float">
            <text:p>19.9712903499603</text:p>
          </table:table-cell>
          <table:table-cell office:value-type="float" office:value="119" calcext:value-type="float">
            <text:p>119</text:p>
          </table:table-cell>
          <table:table-cell office:value-type="float" office:value="1.09744167327881" calcext:value-type="float">
            <text:p>1.09744167327881</text:p>
          </table:table-cell>
          <table:table-cell office:value-type="float" office:value="21.4928383827209" calcext:value-type="float">
            <text:p>21.49283838272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22052192688" calcext:value-type="float">
            <text:p>2.1622052192688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2.284856319427" calcext:value-type="float">
            <text:p>272.284856319427</text:p>
          </table:table-cell>
          <table:table-cell office:value-type="float" office:value="321" calcext:value-type="float">
            <text:p>321</text:p>
          </table:table-cell>
          <table:table-cell office:value-type="float" office:value="2.03544354438782" calcext:value-type="float">
            <text:p>2.03544354438782</text:p>
          </table:table-cell>
          <table:table-cell office:value-type="float" office:value="296.531361818314" calcext:value-type="float">
            <text:p>296.5313618183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0175628662" calcext:value-type="float">
            <text:p>2.44090175628662</text:p>
          </table:table-cell>
          <table:table-cell office:value-type="float" office:value="202" calcext:value-type="float">
            <text:p>202</text:p>
          </table:table-cell>
          <table:table-cell office:value-type="float" office:value="321" calcext:value-type="float">
            <text:p>321</text:p>
          </table:table-cell>
          <table:table-cell office:value-type="float" office:value="2.56428980827332" calcext:value-type="float">
            <text:p>2.56428980827332</text:p>
          </table:table-cell>
          <table:table-cell office:value-type="float" office:value="298.974344491959" calcext:value-type="float">
            <text:p>298.974344491959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7688856124878" calcext:value-type="float">
            <text:p>0.407688856124878</text:p>
          </table:table-cell>
          <table:table-cell office:value-type="float" office:value="10" calcext:value-type="float">
            <text:p>10</text:p>
          </table:table-cell>
          <table:table-cell office:value-type="float" office:value="19.7480781078339" calcext:value-type="float">
            <text:p>19.7480781078339</text:p>
          </table:table-cell>
          <table:table-cell office:value-type="float" office:value="116" calcext:value-type="float">
            <text:p>116</text:p>
          </table:table-cell>
          <table:table-cell office:value-type="float" office:value="0.967180967330933" calcext:value-type="float">
            <text:p>0.967180967330933</text:p>
          </table:table-cell>
          <table:table-cell office:value-type="float" office:value="21.1229863166809" calcext:value-type="float">
            <text:p>21.12298631668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043514251709" calcext:value-type="float">
            <text:p>2.22043514251709</text:p>
          </table:table-cell>
          <table:table-cell office:value-type="float" office:value="157964" calcext:value-type="float">
            <text:p>157964</text:p>
          </table:table-cell>
          <table:table-cell office:value-type="float" office:value="266.31455373764" calcext:value-type="float">
            <text:p>266.31455373764</text:p>
          </table:table-cell>
          <table:table-cell office:value-type="float" office:value="314" calcext:value-type="float">
            <text:p>314</text:p>
          </table:table-cell>
          <table:table-cell office:value-type="float" office:value="5.51944851875305" calcext:value-type="float">
            <text:p>5.51944851875305</text:p>
          </table:table-cell>
          <table:table-cell office:value-type="float" office:value="293.778009176254" calcext:value-type="float">
            <text:p>293.77800917625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2630729675293" calcext:value-type="float">
            <text:p>2.32630729675293</text:p>
          </table:table-cell>
          <table:table-cell office:value-type="float" office:value="187" calcext:value-type="float">
            <text:p>187</text:p>
          </table:table-cell>
          <table:table-cell office:value-type="float" office:value="314" calcext:value-type="float">
            <text:p>314</text:p>
          </table:table-cell>
          <table:table-cell office:value-type="float" office:value="5.71632432937622" calcext:value-type="float">
            <text:p>5.71632432937622</text:p>
          </table:table-cell>
          <table:table-cell office:value-type="float" office:value="298.054288625717" calcext:value-type="float">
            <text:p>298.054288625717</text:p>
          </table:table-cell>
          <table:table-cell table:formula="of:=[.U41]-([.T41]+[.H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1917963027954" calcext:value-type="float">
            <text:p>0.371917963027954</text:p>
          </table:table-cell>
          <table:table-cell office:value-type="float" office:value="1" calcext:value-type="float">
            <text:p>1</text:p>
          </table:table-cell>
          <table:table-cell office:value-type="float" office:value="7.11672878265381" calcext:value-type="float">
            <text:p>7.11672878265381</text:p>
          </table:table-cell>
          <table:table-cell office:value-type="float" office:value="113" calcext:value-type="float">
            <text:p>113</text:p>
          </table:table-cell>
          <table:table-cell office:value-type="float" office:value="0.881269454956055" calcext:value-type="float">
            <text:p>0.881269454956055</text:p>
          </table:table-cell>
          <table:table-cell office:value-type="float" office:value="8.36994957923889" calcext:value-type="float">
            <text:p>8.369949579238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388113021851" calcext:value-type="float">
            <text:p>1.84388113021851</text:p>
          </table:table-cell>
          <table:table-cell office:value-type="float" office:value="148840" calcext:value-type="float">
            <text:p>148840</text:p>
          </table:table-cell>
          <table:table-cell office:value-type="float" office:value="221.284634590149" calcext:value-type="float">
            <text:p>221.284634590149</text:p>
          </table:table-cell>
          <table:table-cell office:value-type="float" office:value="270" calcext:value-type="float">
            <text:p>270</text:p>
          </table:table-cell>
          <table:table-cell office:value-type="float" office:value="1.37479782104492" calcext:value-type="float">
            <text:p>1.37479782104492</text:p>
          </table:table-cell>
          <table:table-cell office:value-type="float" office:value="231.450527429581" calcext:value-type="float">
            <text:p>231.45052742958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021304130554" calcext:value-type="float">
            <text:p>2.11021304130554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1.7370297908783" calcext:value-type="float">
            <text:p>1.7370297908783</text:p>
          </table:table-cell>
          <table:table-cell office:value-type="float" office:value="233.017467975616" calcext:value-type="float">
            <text:p>233.01746797561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10764312744" calcext:value-type="float">
            <text:p>0.327810764312744</text:p>
          </table:table-cell>
          <table:table-cell office:value-type="float" office:value="1" calcext:value-type="float">
            <text:p>1</text:p>
          </table:table-cell>
          <table:table-cell office:value-type="float" office:value="6.92950034141541" calcext:value-type="float">
            <text:p>6.92950034141541</text:p>
          </table:table-cell>
          <table:table-cell office:value-type="float" office:value="111" calcext:value-type="float">
            <text:p>111</text:p>
          </table:table-cell>
          <table:table-cell office:value-type="float" office:value="0.81053900718689" calcext:value-type="float">
            <text:p>0.81053900718689</text:p>
          </table:table-cell>
          <table:table-cell office:value-type="float" office:value="8.06788086891174" calcext:value-type="float">
            <text:p>8.067880868911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4038391113281" calcext:value-type="float">
            <text:p>1.94038391113281</text:p>
          </table:table-cell>
          <table:table-cell office:value-type="float" office:value="148958" calcext:value-type="float">
            <text:p>148958</text:p>
          </table:table-cell>
          <table:table-cell office:value-type="float" office:value="222.805995702743" calcext:value-type="float">
            <text:p>222.805995702743</text:p>
          </table:table-cell>
          <table:table-cell office:value-type="float" office:value="301" calcext:value-type="float">
            <text:p>301</text:p>
          </table:table-cell>
          <table:table-cell office:value-type="float" office:value="1.46311402320862" calcext:value-type="float">
            <text:p>1.46311402320862</text:p>
          </table:table-cell>
          <table:table-cell office:value-type="float" office:value="232.936502218246" calcext:value-type="float">
            <text:p>232.936502218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439230918884" calcext:value-type="float">
            <text:p>2.08439230918884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1.40365076065063" calcext:value-type="float">
            <text:p>1.40365076065063</text:p>
          </table:table-cell>
          <table:table-cell office:value-type="float" office:value="237.619525194168" calcext:value-type="float">
            <text:p>237.619525194168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1225757598877" calcext:value-type="float">
            <text:p>0.451225757598877</text:p>
          </table:table-cell>
          <table:table-cell office:value-type="float" office:value="3" calcext:value-type="float">
            <text:p>3</text:p>
          </table:table-cell>
          <table:table-cell office:value-type="float" office:value="76.261830329895" calcext:value-type="float">
            <text:p>76.261830329895</text:p>
          </table:table-cell>
          <table:table-cell office:value-type="float" office:value="105" calcext:value-type="float">
            <text:p>105</text:p>
          </table:table-cell>
          <table:table-cell office:value-type="float" office:value="12.1063327789307" calcext:value-type="float">
            <text:p>12.1063327789307</text:p>
          </table:table-cell>
          <table:table-cell office:value-type="float" office:value="88.8194358348846" calcext:value-type="float">
            <text:p>88.819435834884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876262664795" calcext:value-type="float">
            <text:p>2.72876262664795</text:p>
          </table:table-cell>
          <table:table-cell office:value-type="float" office:value="157799" calcext:value-type="float">
            <text:p>157799</text:p>
          </table:table-cell>
          <table:table-cell office:value-type="float" office:value="281.260800361633" calcext:value-type="float">
            <text:p>281.260800361633</text:p>
          </table:table-cell>
          <table:table-cell office:value-type="float" office:value="302" calcext:value-type="float">
            <text:p>302</text:p>
          </table:table-cell>
          <table:table-cell office:value-type="float" office:value="15.2888989448547" calcext:value-type="float">
            <text:p>15.2888989448547</text:p>
          </table:table-cell>
          <table:table-cell office:value-type="float" office:value="375.242038249969" calcext:value-type="float">
            <text:p>375.242038249969</text:p>
          </table:table-cell>
          <table:table-cell office:value-type="float" office:value="43717" calcext:value-type="float">
            <text:p>43717</text:p>
          </table:table-cell>
          <table:table-cell office:value-type="float" office:value="2.74209022521973" calcext:value-type="float">
            <text:p>2.74209022521973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float" office:value="15.3533940315247" calcext:value-type="float">
            <text:p>15.3533940315247</text:p>
          </table:table-cell>
          <table:table-cell office:value-type="float" office:value="388.658643484116" calcext:value-type="float">
            <text:p>388.658643484116</text:p>
          </table:table-cell>
          <table:table-cell table:formula="of:=[.U44]-([.T44]+[.H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904613494873" calcext:value-type="float">
            <text:p>0.394904613494873</text:p>
          </table:table-cell>
          <table:table-cell office:value-type="float" office:value="1" calcext:value-type="float">
            <text:p>1</text:p>
          </table:table-cell>
          <table:table-cell office:value-type="float" office:value="6.72735977172852" calcext:value-type="float">
            <text:p>6.72735977172852</text:p>
          </table:table-cell>
          <table:table-cell office:value-type="float" office:value="101" calcext:value-type="float">
            <text:p>101</text:p>
          </table:table-cell>
          <table:table-cell office:value-type="float" office:value="0.863133907318115" calcext:value-type="float">
            <text:p>0.863133907318115</text:p>
          </table:table-cell>
          <table:table-cell office:value-type="float" office:value="7.98544335365295" calcext:value-type="float">
            <text:p>7.985443353652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369616508484" calcext:value-type="float">
            <text:p>1.79369616508484</text:p>
          </table:table-cell>
          <table:table-cell office:value-type="float" office:value="148922" calcext:value-type="float">
            <text:p>148922</text:p>
          </table:table-cell>
          <table:table-cell office:value-type="float" office:value="210.073573350906" calcext:value-type="float">
            <text:p>210.073573350906</text:p>
          </table:table-cell>
          <table:table-cell office:value-type="float" office:value="249" calcext:value-type="float">
            <text:p>249</text:p>
          </table:table-cell>
          <table:table-cell office:value-type="float" office:value="1.5317223072052" calcext:value-type="float">
            <text:p>1.5317223072052</text:p>
          </table:table-cell>
          <table:table-cell office:value-type="float" office:value="220.16552400589" calcext:value-type="float">
            <text:p>220.1655240058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682958602905" calcext:value-type="float">
            <text:p>1.91682958602905</text:p>
          </table:table-cell>
          <table:table-cell office:value-type="float" office:value="148" calcext:value-type="float">
            <text:p>148</text:p>
          </table:table-cell>
          <table:table-cell office:value-type="float" office:value="249" calcext:value-type="float">
            <text:p>249</text:p>
          </table:table-cell>
          <table:table-cell office:value-type="float" office:value="1.29738759994507" calcext:value-type="float">
            <text:p>1.29738759994507</text:p>
          </table:table-cell>
          <table:table-cell office:value-type="float" office:value="223.174318552017" calcext:value-type="float">
            <text:p>223.174318552017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2330589294434" calcext:value-type="float">
            <text:p>0.452330589294434</text:p>
          </table:table-cell>
          <table:table-cell office:value-type="float" office:value="4" calcext:value-type="float">
            <text:p>4</text:p>
          </table:table-cell>
          <table:table-cell office:value-type="float" office:value="20.5125148296356" calcext:value-type="float">
            <text:p>20.5125148296356</text:p>
          </table:table-cell>
          <table:table-cell office:value-type="float" office:value="97" calcext:value-type="float">
            <text:p>97</text:p>
          </table:table-cell>
          <table:table-cell office:value-type="float" office:value="1.1081280708313" calcext:value-type="float">
            <text:p>1.1081280708313</text:p>
          </table:table-cell>
          <table:table-cell office:value-type="float" office:value="22.0730090141296" calcext:value-type="float">
            <text:p>22.07300901412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308119773865" calcext:value-type="float">
            <text:p>2.13308119773865</text:p>
          </table:table-cell>
          <table:table-cell office:value-type="float" office:value="157890" calcext:value-type="float">
            <text:p>157890</text:p>
          </table:table-cell>
          <table:table-cell office:value-type="float" office:value="265.324224710464" calcext:value-type="float">
            <text:p>265.324224710464</text:p>
          </table:table-cell>
          <table:table-cell office:value-type="float" office:value="235" calcext:value-type="float">
            <text:p>235</text:p>
          </table:table-cell>
          <table:table-cell office:value-type="float" office:value="2.87406277656555" calcext:value-type="float">
            <text:p>2.87406277656555</text:p>
          </table:table-cell>
          <table:table-cell office:value-type="float" office:value="290.37811589241" calcext:value-type="float">
            <text:p>290.378115892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014984130859" calcext:value-type="float">
            <text:p>2.38014984130859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float" office:value="3.25438857078552" calcext:value-type="float">
            <text:p>3.25438857078552</text:p>
          </table:table-cell>
          <table:table-cell office:value-type="float" office:value="297.009754419327" calcext:value-type="float">
            <text:p>297.009754419327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56920289993286" calcext:value-type="float">
            <text:p>0.556920289993286</text:p>
          </table:table-cell>
          <table:table-cell office:value-type="float" office:value="1" calcext:value-type="float">
            <text:p>1</text:p>
          </table:table-cell>
          <table:table-cell office:value-type="float" office:value="18.4509208202362" calcext:value-type="float">
            <text:p>18.4509208202362</text:p>
          </table:table-cell>
          <table:table-cell office:value-type="float" office:value="82" calcext:value-type="float">
            <text:p>82</text:p>
          </table:table-cell>
          <table:table-cell office:value-type="float" office:value="8.78436040878296" calcext:value-type="float">
            <text:p>8.78436040878296</text:p>
          </table:table-cell>
          <table:table-cell office:value-type="float" office:value="27.792252779007" calcext:value-type="float">
            <text:p>27.7922527790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63570022583" calcext:value-type="float">
            <text:p>1.9563570022583</text:p>
          </table:table-cell>
          <table:table-cell office:value-type="float" office:value="148697" calcext:value-type="float">
            <text:p>148697</text:p>
          </table:table-cell>
          <table:table-cell office:value-type="float" office:value="220.182464361191" calcext:value-type="float">
            <text:p>220.182464361191</text:p>
          </table:table-cell>
          <table:table-cell office:value-type="float" office:value="199" calcext:value-type="float">
            <text:p>199</text:p>
          </table:table-cell>
          <table:table-cell office:value-type="float" office:value="9.95005059242249" calcext:value-type="float">
            <text:p>9.95005059242249</text:p>
          </table:table-cell>
          <table:table-cell office:value-type="float" office:value="250.393448591232" calcext:value-type="float">
            <text:p>250.3934485912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28595161438" calcext:value-type="float">
            <text:p>2.0828595161438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10.2475798130035" calcext:value-type="float">
            <text:p>10.2475798130035</text:p>
          </table:table-cell>
          <table:table-cell office:value-type="float" office:value="258.579590559006" calcext:value-type="float">
            <text:p>258.579590559006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5580377578735" calcext:value-type="float">
            <text:p>0.305580377578735</text:p>
          </table:table-cell>
          <table:table-cell office:value-type="float" office:value="2" calcext:value-type="float">
            <text:p>2</text:p>
          </table:table-cell>
          <table:table-cell office:value-type="float" office:value="18.7368078231812" calcext:value-type="float">
            <text:p>18.7368078231812</text:p>
          </table:table-cell>
          <table:table-cell office:value-type="float" office:value="77" calcext:value-type="float">
            <text:p>77</text:p>
          </table:table-cell>
          <table:table-cell office:value-type="float" office:value="9.00400328636169" calcext:value-type="float">
            <text:p>9.00400328636169</text:p>
          </table:table-cell>
          <table:table-cell office:value-type="float" office:value="28.0464370250702" calcext:value-type="float">
            <text:p>28.046437025070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1340999603271" calcext:value-type="float">
            <text:p>2.11340999603271</text:p>
          </table:table-cell>
          <table:table-cell office:value-type="float" office:value="148767" calcext:value-type="float">
            <text:p>148767</text:p>
          </table:table-cell>
          <table:table-cell office:value-type="float" office:value="220.906507968903" calcext:value-type="float">
            <text:p>220.906507968903</text:p>
          </table:table-cell>
          <table:table-cell office:value-type="float" office:value="185" calcext:value-type="float">
            <text:p>185</text:p>
          </table:table-cell>
          <table:table-cell office:value-type="float" office:value="11.614128112793" calcext:value-type="float">
            <text:p>11.614128112793</text:p>
          </table:table-cell>
          <table:table-cell office:value-type="float" office:value="253.458715677261" calcext:value-type="float">
            <text:p>253.4587156772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130300521851" calcext:value-type="float">
            <text:p>2.20130300521851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11.1088366508484" calcext:value-type="float">
            <text:p>11.1088366508484</text:p>
          </table:table-cell>
          <table:table-cell office:value-type="float" office:value="261.120533943176" calcext:value-type="float">
            <text:p>261.120533943176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5719947814941" calcext:value-type="float">
            <text:p>0.455719947814941</text:p>
          </table:table-cell>
          <table:table-cell office:value-type="float" office:value="3" calcext:value-type="float">
            <text:p>3</text:p>
          </table:table-cell>
          <table:table-cell office:value-type="float" office:value="76.2241101264954" calcext:value-type="float">
            <text:p>76.2241101264954</text:p>
          </table:table-cell>
          <table:table-cell office:value-type="float" office:value="76" calcext:value-type="float">
            <text:p>76</text:p>
          </table:table-cell>
          <table:table-cell office:value-type="float" office:value="12.0831212997437" calcext:value-type="float">
            <text:p>12.0831212997437</text:p>
          </table:table-cell>
          <table:table-cell office:value-type="float" office:value="88.7630178928375" calcext:value-type="float">
            <text:p>88.763017892837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1287035942078" calcext:value-type="float">
            <text:p>2.71287035942078</text:p>
          </table:table-cell>
          <table:table-cell office:value-type="float" office:value="157813" calcext:value-type="float">
            <text:p>157813</text:p>
          </table:table-cell>
          <table:table-cell office:value-type="float" office:value="277.783385276794" calcext:value-type="float">
            <text:p>277.783385276794</text:p>
          </table:table-cell>
          <table:table-cell office:value-type="float" office:value="169" calcext:value-type="float">
            <text:p>169</text:p>
          </table:table-cell>
          <table:table-cell office:value-type="float" office:value="15.5992863178253" calcext:value-type="float">
            <text:p>15.5992863178253</text:p>
          </table:table-cell>
          <table:table-cell office:value-type="float" office:value="372.33349275589" calcext:value-type="float">
            <text:p>372.333492755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8848714828491" calcext:value-type="float">
            <text:p>2.58848714828491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6.3803403377533" calcext:value-type="float">
            <text:p>16.3803403377533</text:p>
          </table:table-cell>
          <table:table-cell office:value-type="float" office:value="387.18781542778" calcext:value-type="float">
            <text:p>387.1878154277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2591772079468" calcext:value-type="float">
            <text:p>0.332591772079468</text:p>
          </table:table-cell>
          <table:table-cell office:value-type="float" office:value="1" calcext:value-type="float">
            <text:p>1</text:p>
          </table:table-cell>
          <table:table-cell office:value-type="float" office:value="40.6694977283478" calcext:value-type="float">
            <text:p>40.6694977283478</text:p>
          </table:table-cell>
          <table:table-cell office:value-type="float" office:value="51" calcext:value-type="float">
            <text:p>51</text:p>
          </table:table-cell>
          <table:table-cell office:value-type="float" office:value="3.47381520271301" calcext:value-type="float">
            <text:p>3.47381520271301</text:p>
          </table:table-cell>
          <table:table-cell office:value-type="float" office:value="44.4759423732758" calcext:value-type="float">
            <text:p>44.47594237327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2325911521912" calcext:value-type="float">
            <text:p>2.32325911521912</text:p>
          </table:table-cell>
          <table:table-cell office:value-type="float" office:value="157854" calcext:value-type="float">
            <text:p>157854</text:p>
          </table:table-cell>
          <table:table-cell office:value-type="float" office:value="271.978068590164" calcext:value-type="float">
            <text:p>271.978068590164</text:p>
          </table:table-cell>
          <table:table-cell office:value-type="float" office:value="139" calcext:value-type="float">
            <text:p>139</text:p>
          </table:table-cell>
          <table:table-cell office:value-type="float" office:value="4.57188677787781" calcext:value-type="float">
            <text:p>4.57188677787781</text:p>
          </table:table-cell>
          <table:table-cell office:value-type="float" office:value="319.643786430359" calcext:value-type="float">
            <text:p>319.6437864303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260481834412" calcext:value-type="float">
            <text:p>2.40260481834412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4.20983242988586" calcext:value-type="float">
            <text:p>4.20983242988586</text:p>
          </table:table-cell>
          <table:table-cell office:value-type="float" office:value="324.153347969055" calcext:value-type="float">
            <text:p>324.153347969055</text:p>
          </table:table-cell>
          <table:table-cell table:formula="of:=[.U50]-([.T50]+[.H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6934957504272" calcext:value-type="float">
            <text:p>0.426934957504272</text:p>
          </table:table-cell>
          <table:table-cell office:value-type="float" office:value="1" calcext:value-type="float">
            <text:p>1</text:p>
          </table:table-cell>
          <table:table-cell office:value-type="float" office:value="39.9828975200653" calcext:value-type="float">
            <text:p>39.9828975200653</text:p>
          </table:table-cell>
          <table:table-cell office:value-type="float" office:value="49" calcext:value-type="float">
            <text:p>49</text:p>
          </table:table-cell>
          <table:table-cell office:value-type="float" office:value="3.25644421577454" calcext:value-type="float">
            <text:p>3.25644421577454</text:p>
          </table:table-cell>
          <table:table-cell office:value-type="float" office:value="43.6663126945496" calcext:value-type="float">
            <text:p>43.66631269454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647975921631" calcext:value-type="float">
            <text:p>2.23647975921631</text:p>
          </table:table-cell>
          <table:table-cell office:value-type="float" office:value="157900" calcext:value-type="float">
            <text:p>157900</text:p>
          </table:table-cell>
          <table:table-cell office:value-type="float" office:value="271.056183815002" calcext:value-type="float">
            <text:p>271.056183815002</text:p>
          </table:table-cell>
          <table:table-cell office:value-type="float" office:value="137" calcext:value-type="float">
            <text:p>137</text:p>
          </table:table-cell>
          <table:table-cell office:value-type="float" office:value="4.20319724082947" calcext:value-type="float">
            <text:p>4.20319724082947</text:p>
          </table:table-cell>
          <table:table-cell office:value-type="float" office:value="317.794796228409" calcext:value-type="float">
            <text:p>317.79479622840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258909225464" calcext:value-type="float">
            <text:p>2.39258909225464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4.37604403495789" calcext:value-type="float">
            <text:p>4.37604403495789</text:p>
          </table:table-cell>
          <table:table-cell office:value-type="float" office:value="323.62468290329" calcext:value-type="float">
            <text:p>323.62468290329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2204275131226" calcext:value-type="float">
            <text:p>0.402204275131226</text:p>
          </table:table-cell>
          <table:table-cell office:value-type="float" office:value="2" calcext:value-type="float">
            <text:p>2</text:p>
          </table:table-cell>
          <table:table-cell office:value-type="float" office:value="76.4553685188294" calcext:value-type="float">
            <text:p>76.4553685188294</text:p>
          </table:table-cell>
          <table:table-cell office:value-type="float" office:value="32" calcext:value-type="float">
            <text:p>32</text:p>
          </table:table-cell>
          <table:table-cell office:value-type="float" office:value="12.2345132827759" calcext:value-type="float">
            <text:p>12.2345132827759</text:p>
          </table:table-cell>
          <table:table-cell office:value-type="float" office:value="89.0921356678009" calcext:value-type="float">
            <text:p>89.09213566780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4402689933777" calcext:value-type="float">
            <text:p>2.74402689933777</text:p>
          </table:table-cell>
          <table:table-cell office:value-type="float" office:value="157843" calcext:value-type="float">
            <text:p>157843</text:p>
          </table:table-cell>
          <table:table-cell office:value-type="float" office:value="278.941335201263" calcext:value-type="float">
            <text:p>278.941335201263</text:p>
          </table:table-cell>
          <table:table-cell office:value-type="float" office:value="94" calcext:value-type="float">
            <text:p>94</text:p>
          </table:table-cell>
          <table:table-cell office:value-type="float" office:value="13.8629369735718" calcext:value-type="float">
            <text:p>13.8629369735718</text:p>
          </table:table-cell>
          <table:table-cell office:value-type="float" office:value="371.595185041428" calcext:value-type="float">
            <text:p>371.5951850414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80105519294739" calcext:value-type="float">
            <text:p>2.8010551929473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3.8980097770691" calcext:value-type="float">
            <text:p>13.8980097770691</text:p>
          </table:table-cell>
          <table:table-cell office:value-type="float" office:value="384.00870347023" calcext:value-type="float">
            <text:p>384.00870347023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12858772277832" calcext:value-type="float">
            <text:p>0.612858772277832</text:p>
          </table:table-cell>
          <table:table-cell office:value-type="float" office:value="5" calcext:value-type="float">
            <text:p>5</text:p>
          </table:table-cell>
          <table:table-cell office:value-type="float" office:value="19.0439355373383" calcext:value-type="float">
            <text:p>19.0439355373383</text:p>
          </table:table-cell>
          <table:table-cell office:value-type="float" office:value="20" calcext:value-type="float">
            <text:p>20</text:p>
          </table:table-cell>
          <table:table-cell office:value-type="float" office:value="8.92902064323425" calcext:value-type="float">
            <text:p>8.92902064323425</text:p>
          </table:table-cell>
          <table:table-cell office:value-type="float" office:value="28.5858609676361" calcext:value-type="float">
            <text:p>28.58586096763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172637939453" calcext:value-type="float">
            <text:p>2.01172637939453</text:p>
          </table:table-cell>
          <table:table-cell office:value-type="float" office:value="149567" calcext:value-type="float">
            <text:p>149567</text:p>
          </table:table-cell>
          <table:table-cell office:value-type="float" office:value="217.599467039108" calcext:value-type="float">
            <text:p>217.599467039108</text:p>
          </table:table-cell>
          <table:table-cell office:value-type="float" office:value="52" calcext:value-type="float">
            <text:p>52</text:p>
          </table:table-cell>
          <table:table-cell office:value-type="float" office:value="16.2713861465454" calcext:value-type="float">
            <text:p>16.2713861465454</text:p>
          </table:table-cell>
          <table:table-cell office:value-type="float" office:value="254.967450380325" calcext:value-type="float">
            <text:p>254.9674503803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5526714325" calcext:value-type="float">
            <text:p>2.207552671432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.3560485839844" calcext:value-type="float">
            <text:p>16.3560485839844</text:p>
          </table:table-cell>
          <table:table-cell office:value-type="float" office:value="264.049084424973" calcext:value-type="float">
            <text:p>264.049084424973</text:p>
          </table:table-cell>
          <table:table-cell table:formula="of:=[.U53]-([.T53]+[.H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4512634277344" calcext:value-type="float">
            <text:p>0.414512634277344</text:p>
          </table:table-cell>
          <table:table-cell office:value-type="float" office:value="6" calcext:value-type="float">
            <text:p>6</text:p>
          </table:table-cell>
          <table:table-cell office:value-type="float" office:value="4.56683659553528" calcext:value-type="float">
            <text:p>4.56683659553528</text:p>
          </table:table-cell>
          <table:table-cell office:value-type="float" office:value="0" calcext:value-type="float">
            <text:p>0</text:p>
          </table:table-cell>
          <table:table-cell office:value-type="float" office:value="0.299238681793213" calcext:value-type="float">
            <text:p>0.299238681793213</text:p>
          </table:table-cell>
          <table:table-cell office:value-type="float" office:value="5.28064966201782" calcext:value-type="float">
            <text:p>5.280649662017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093616485596" calcext:value-type="float">
            <text:p>1.86093616485596</text:p>
          </table:table-cell>
          <table:table-cell office:value-type="float" office:value="150619" calcext:value-type="float">
            <text:p>150619</text:p>
          </table:table-cell>
          <table:table-cell office:value-type="float" office:value="218.587132453918" calcext:value-type="float">
            <text:p>218.587132453918</text:p>
          </table:table-cell>
          <table:table-cell office:value-type="float" office:value="0" calcext:value-type="float">
            <text:p>0</text:p>
          </table:table-cell>
          <table:table-cell office:value-type="float" office:value="1.08831334114075" calcext:value-type="float">
            <text:p>1.08831334114075</text:p>
          </table:table-cell>
          <table:table-cell office:value-type="float" office:value="225.610231876373" calcext:value-type="float">
            <text:p>225.61023187637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347239494324" calcext:value-type="float">
            <text:p>2.1834723949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54475593567" calcext:value-type="float">
            <text:p>1.00754475593567</text:p>
          </table:table-cell>
          <table:table-cell office:value-type="float" office:value="229.610048055649" calcext:value-type="float">
            <text:p>229.610048055649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166946411133" calcext:value-type="float">
            <text:p>0.394166946411133</text:p>
          </table:table-cell>
          <table:table-cell office:value-type="float" office:value="5" calcext:value-type="float">
            <text:p>5</text:p>
          </table:table-cell>
          <table:table-cell office:value-type="float" office:value="4.90615487098694" calcext:value-type="float">
            <text:p>4.90615487098694</text:p>
          </table:table-cell>
          <table:table-cell office:value-type="float" office:value="0" calcext:value-type="float">
            <text:p>0</text:p>
          </table:table-cell>
          <table:table-cell office:value-type="float" office:value="0.35930347442627" calcext:value-type="float">
            <text:p>0.35930347442627</text:p>
          </table:table-cell>
          <table:table-cell office:value-type="float" office:value="5.65966272354126" calcext:value-type="float">
            <text:p>5.6596627235412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94929599762" calcext:value-type="float">
            <text:p>1.9194929599762</text:p>
          </table:table-cell>
          <table:table-cell office:value-type="float" office:value="149240" calcext:value-type="float">
            <text:p>149240</text:p>
          </table:table-cell>
          <table:table-cell office:value-type="float" office:value="222.106540441513" calcext:value-type="float">
            <text:p>222.106540441513</text:p>
          </table:table-cell>
          <table:table-cell office:value-type="float" office:value="0" calcext:value-type="float">
            <text:p>0</text:p>
          </table:table-cell>
          <table:table-cell office:value-type="float" office:value="1.21489691734314" calcext:value-type="float">
            <text:p>1.21489691734314</text:p>
          </table:table-cell>
          <table:table-cell office:value-type="float" office:value="230.054198741913" calcext:value-type="float">
            <text:p>230.05419874191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7140588760376" calcext:value-type="float">
            <text:p>2.0714058876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03997039795" calcext:value-type="float">
            <text:p>1.36303997039795</text:p>
          </table:table-cell>
          <table:table-cell office:value-type="float" office:value="232.897480964661" calcext:value-type="float">
            <text:p>232.897480964661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107761383057" calcext:value-type="float">
            <text:p>0.329107761383057</text:p>
          </table:table-cell>
          <table:table-cell office:value-type="float" office:value="82" calcext:value-type="float">
            <text:p>82</text:p>
          </table:table-cell>
          <table:table-cell office:value-type="float" office:value="4.0435426235199" calcext:value-type="float">
            <text:p>4.0435426235199</text:p>
          </table:table-cell>
          <table:table-cell office:value-type="float" office:value="0" calcext:value-type="float">
            <text:p>0</text:p>
          </table:table-cell>
          <table:table-cell office:value-type="float" office:value="0.405820369720459" calcext:value-type="float">
            <text:p>0.405820369720459</text:p>
          </table:table-cell>
          <table:table-cell office:value-type="float" office:value="4.77850270271301" calcext:value-type="float">
            <text:p>4.7785027027130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524075508118" calcext:value-type="float">
            <text:p>1.92524075508118</text:p>
          </table:table-cell>
          <table:table-cell office:value-type="float" office:value="151742" calcext:value-type="float">
            <text:p>151742</text:p>
          </table:table-cell>
          <table:table-cell office:value-type="float" office:value="222.508398771286" calcext:value-type="float">
            <text:p>222.508398771286</text:p>
          </table:table-cell>
          <table:table-cell office:value-type="float" office:value="0" calcext:value-type="float">
            <text:p>0</text:p>
          </table:table-cell>
          <table:table-cell office:value-type="float" office:value="4.28660130500793" calcext:value-type="float">
            <text:p>4.28660130500793</text:p>
          </table:table-cell>
          <table:table-cell office:value-type="float" office:value="232.747135162354" calcext:value-type="float">
            <text:p>232.7471351623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06394910812378" calcext:value-type="float">
            <text:p>2.0639491081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420372009277" calcext:value-type="float">
            <text:p>4.33420372009277</text:p>
          </table:table-cell>
          <table:table-cell office:value-type="float" office:value="233.914663553238" calcext:value-type="float">
            <text:p>233.914663553238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1612329483032" calcext:value-type="float">
            <text:p>0.351612329483032</text:p>
          </table:table-cell>
          <table:table-cell office:value-type="float" office:value="348" calcext:value-type="float">
            <text:p>348</text:p>
          </table:table-cell>
          <table:table-cell office:value-type="float" office:value="4.25730037689209" calcext:value-type="float">
            <text:p>4.25730037689209</text:p>
          </table:table-cell>
          <table:table-cell office:value-type="float" office:value="0" calcext:value-type="float">
            <text:p>0</text:p>
          </table:table-cell>
          <table:table-cell office:value-type="float" office:value="0.327171325683594" calcext:value-type="float">
            <text:p>0.327171325683594</text:p>
          </table:table-cell>
          <table:table-cell office:value-type="float" office:value="4.93611741065979" calcext:value-type="float">
            <text:p>4.93611741065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217204093933" calcext:value-type="float">
            <text:p>1.95217204093933</text:p>
          </table:table-cell>
          <table:table-cell office:value-type="float" office:value="152536" calcext:value-type="float">
            <text:p>152536</text:p>
          </table:table-cell>
          <table:table-cell office:value-type="float" office:value="216.185159921646" calcext:value-type="float">
            <text:p>216.185159921646</text:p>
          </table:table-cell>
          <table:table-cell office:value-type="float" office:value="0" calcext:value-type="float">
            <text:p>0</text:p>
          </table:table-cell>
          <table:table-cell office:value-type="float" office:value="15.9997811317444" calcext:value-type="float">
            <text:p>15.9997811317444</text:p>
          </table:table-cell>
          <table:table-cell office:value-type="float" office:value="238.173622369766" calcext:value-type="float">
            <text:p>238.173622369766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735335350037" calcext:value-type="float">
            <text:p>1.9573533535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61191558838" calcext:value-type="float">
            <text:p>16.1061191558838</text:p>
          </table:table-cell>
          <table:table-cell office:value-type="float" office:value="240.80295419693" calcext:value-type="float">
            <text:p>240.80295419693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240411758423" calcext:value-type="float">
            <text:p>0.410240411758423</text:p>
          </table:table-cell>
          <table:table-cell office:value-type="float" office:value="3" calcext:value-type="float">
            <text:p>3</text:p>
          </table:table-cell>
          <table:table-cell office:value-type="float" office:value="5.42931509017944" calcext:value-type="float">
            <text:p>5.42931509017944</text:p>
          </table:table-cell>
          <table:table-cell office:value-type="float" office:value="0" calcext:value-type="float">
            <text:p>0</text:p>
          </table:table-cell>
          <table:table-cell office:value-type="float" office:value="0.464558839797974" calcext:value-type="float">
            <text:p>0.464558839797974</text:p>
          </table:table-cell>
          <table:table-cell office:value-type="float" office:value="6.3041455745697" calcext:value-type="float">
            <text:p>6.30414557456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629438400269" calcext:value-type="float">
            <text:p>1.86629438400269</text:p>
          </table:table-cell>
          <table:table-cell office:value-type="float" office:value="148992" calcext:value-type="float">
            <text:p>148992</text:p>
          </table:table-cell>
          <table:table-cell office:value-type="float" office:value="220.930169820785" calcext:value-type="float">
            <text:p>220.930169820785</text:p>
          </table:table-cell>
          <table:table-cell office:value-type="float" office:value="0" calcext:value-type="float">
            <text:p>0</text:p>
          </table:table-cell>
          <table:table-cell office:value-type="float" office:value="1.45695662498474" calcext:value-type="float">
            <text:p>1.45695662498474</text:p>
          </table:table-cell>
          <table:table-cell office:value-type="float" office:value="229.570859193802" calcext:value-type="float">
            <text:p>229.570859193802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367416381836" calcext:value-type="float">
            <text:p>2.11367416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17685699463" calcext:value-type="float">
            <text:p>1.77717685699463</text:p>
          </table:table-cell>
          <table:table-cell office:value-type="float" office:value="232.36880159378" calcext:value-type="float">
            <text:p>232.36880159378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5650138854981" calcext:value-type="float">
            <text:p>0.405650138854981</text:p>
          </table:table-cell>
          <table:table-cell office:value-type="float" office:value="2" calcext:value-type="float">
            <text:p>2</text:p>
          </table:table-cell>
          <table:table-cell office:value-type="float" office:value="7.03931307792664" calcext:value-type="float">
            <text:p>7.03931307792664</text:p>
          </table:table-cell>
          <table:table-cell office:value-type="float" office:value="0" calcext:value-type="float">
            <text:p>0</text:p>
          </table:table-cell>
          <table:table-cell office:value-type="float" office:value="0.930551528930664" calcext:value-type="float">
            <text:p>0.930551528930664</text:p>
          </table:table-cell>
          <table:table-cell office:value-type="float" office:value="8.37555551528931" calcext:value-type="float">
            <text:p>8.375555515289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846159934998" calcext:value-type="float">
            <text:p>1.87846159934998</text:p>
          </table:table-cell>
          <table:table-cell office:value-type="float" office:value="148881" calcext:value-type="float">
            <text:p>148881</text:p>
          </table:table-cell>
          <table:table-cell office:value-type="float" office:value="221.854918718338" calcext:value-type="float">
            <text:p>221.854918718338</text:p>
          </table:table-cell>
          <table:table-cell office:value-type="float" office:value="0" calcext:value-type="float">
            <text:p>0</text:p>
          </table:table-cell>
          <table:table-cell office:value-type="float" office:value="2.01506686210632" calcext:value-type="float">
            <text:p>2.01506686210632</text:p>
          </table:table-cell>
          <table:table-cell office:value-type="float" office:value="232.732501029968" calcext:value-type="float">
            <text:p>232.732501029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12411832809448" calcext:value-type="float">
            <text:p>2.1241183280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235595703125" calcext:value-type="float">
            <text:p>2.10235595703125</text:p>
          </table:table-cell>
          <table:table-cell office:value-type="float" office:value="239.292842149734" calcext:value-type="float">
            <text:p>239.29284214973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453954696655" calcext:value-type="float">
            <text:p>0.444453954696655</text:p>
          </table:table-cell>
          <table:table-cell office:value-type="float" office:value="16" calcext:value-type="float">
            <text:p>16</text:p>
          </table:table-cell>
          <table:table-cell office:value-type="float" office:value="11.9190170764923" calcext:value-type="float">
            <text:p>11.9190170764923</text:p>
          </table:table-cell>
          <table:table-cell office:value-type="float" office:value="0" calcext:value-type="float">
            <text:p>0</text:p>
          </table:table-cell>
          <table:table-cell office:value-type="float" office:value="3.07234716415405" calcext:value-type="float">
            <text:p>3.07234716415405</text:p>
          </table:table-cell>
          <table:table-cell office:value-type="float" office:value="15.4358539581299" calcext:value-type="float">
            <text:p>15.43585395812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6480321884155" calcext:value-type="float">
            <text:p>1.96480321884155</text:p>
          </table:table-cell>
          <table:table-cell office:value-type="float" office:value="150217" calcext:value-type="float">
            <text:p>150217</text:p>
          </table:table-cell>
          <table:table-cell office:value-type="float" office:value="224.957436084747" calcext:value-type="float">
            <text:p>224.957436084747</text:p>
          </table:table-cell>
          <table:table-cell office:value-type="float" office:value="0" calcext:value-type="float">
            <text:p>0</text:p>
          </table:table-cell>
          <table:table-cell office:value-type="float" office:value="20.0887293815613" calcext:value-type="float">
            <text:p>20.0887293815613</text:p>
          </table:table-cell>
          <table:table-cell office:value-type="float" office:value="258.585663557053" calcext:value-type="float">
            <text:p>258.58566355705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9088015556335" calcext:value-type="float">
            <text:p>2.0908801555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86633014679" calcext:value-type="float">
            <text:p>19.786633014679</text:p>
          </table:table-cell>
          <table:table-cell office:value-type="float" office:value="262.187748193741" calcext:value-type="float">
            <text:p>262.18774819374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133172988892" calcext:value-type="float">
            <text:p>0.383133172988892</text:p>
          </table:table-cell>
          <table:table-cell office:value-type="float" office:value="6" calcext:value-type="float">
            <text:p>6</text:p>
          </table:table-cell>
          <table:table-cell office:value-type="float" office:value="11.0946924686432" calcext:value-type="float">
            <text:p>11.0946924686432</text:p>
          </table:table-cell>
          <table:table-cell office:value-type="float" office:value="0" calcext:value-type="float">
            <text:p>0</text:p>
          </table:table-cell>
          <table:table-cell office:value-type="float" office:value="2.86479115486145" calcext:value-type="float">
            <text:p>2.86479115486145</text:p>
          </table:table-cell>
          <table:table-cell office:value-type="float" office:value="14.3426501750946" calcext:value-type="float">
            <text:p>14.34265017509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048072814941" calcext:value-type="float">
            <text:p>1.92048072814941</text:p>
          </table:table-cell>
          <table:table-cell office:value-type="float" office:value="149292" calcext:value-type="float">
            <text:p>149292</text:p>
          </table:table-cell>
          <table:table-cell office:value-type="float" office:value="211.743550539017" calcext:value-type="float">
            <text:p>211.743550539017</text:p>
          </table:table-cell>
          <table:table-cell office:value-type="float" office:value="0" calcext:value-type="float">
            <text:p>0</text:p>
          </table:table-cell>
          <table:table-cell office:value-type="float" office:value="8.35961651802063" calcext:value-type="float">
            <text:p>8.35961651802063</text:p>
          </table:table-cell>
          <table:table-cell office:value-type="float" office:value="233.026229858398" calcext:value-type="float">
            <text:p>233.0262298583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24059486389" calcext:value-type="float">
            <text:p>1.9932405948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57992172241" calcext:value-type="float">
            <text:p>8.43357992172241</text:p>
          </table:table-cell>
          <table:table-cell office:value-type="float" office:value="238.336591482162" calcext:value-type="float">
            <text:p>238.336591482162</text:p>
          </table:table-cell>
          <table:table-cell table:formula="of:=[.U61]-([.T61]+[.H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4051342010498" calcext:value-type="float">
            <text:p>0.364051342010498</text:p>
          </table:table-cell>
          <table:table-cell office:value-type="float" office:value="1" calcext:value-type="float">
            <text:p>1</text:p>
          </table:table-cell>
          <table:table-cell office:value-type="float" office:value="11.0898606777191" calcext:value-type="float">
            <text:p>11.0898606777191</text:p>
          </table:table-cell>
          <table:table-cell office:value-type="float" office:value="0" calcext:value-type="float">
            <text:p>0</text:p>
          </table:table-cell>
          <table:table-cell office:value-type="float" office:value="2.89943027496338" calcext:value-type="float">
            <text:p>2.89943027496338</text:p>
          </table:table-cell>
          <table:table-cell office:value-type="float" office:value="14.3533744812012" calcext:value-type="float">
            <text:p>14.35337448120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414768218994" calcext:value-type="float">
            <text:p>1.84414768218994</text:p>
          </table:table-cell>
          <table:table-cell office:value-type="float" office:value="148881" calcext:value-type="float">
            <text:p>148881</text:p>
          </table:table-cell>
          <table:table-cell office:value-type="float" office:value="213.561501741409" calcext:value-type="float">
            <text:p>213.561501741409</text:p>
          </table:table-cell>
          <table:table-cell office:value-type="float" office:value="0" calcext:value-type="float">
            <text:p>0</text:p>
          </table:table-cell>
          <table:table-cell office:value-type="float" office:value="3.31543445587158" calcext:value-type="float">
            <text:p>3.31543445587158</text:p>
          </table:table-cell>
          <table:table-cell office:value-type="float" office:value="229.703375816345" calcext:value-type="float">
            <text:p>229.70337581634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13286972046" calcext:value-type="float">
            <text:p>1.9761328697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5209941864" calcext:value-type="float">
            <text:p>3.2235209941864</text:p>
          </table:table-cell>
          <table:table-cell office:value-type="float" office:value="233.884828805923" calcext:value-type="float">
            <text:p>233.884828805923</text:p>
          </table:table-cell>
          <table:table-cell table:formula="of:=[.U62]-([.T62]+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2359476089478" calcext:value-type="float">
            <text:p>0.412359476089478</text:p>
          </table:table-cell>
          <table:table-cell office:value-type="float" office:value="63" calcext:value-type="float">
            <text:p>63</text:p>
          </table:table-cell>
          <table:table-cell office:value-type="float" office:value="7.13471698760986" calcext:value-type="float">
            <text:p>7.13471698760986</text:p>
          </table:table-cell>
          <table:table-cell office:value-type="float" office:value="0" calcext:value-type="float">
            <text:p>0</text:p>
          </table:table-cell>
          <table:table-cell office:value-type="float" office:value="0.873423576354981" calcext:value-type="float">
            <text:p>0.873423576354981</text:p>
          </table:table-cell>
          <table:table-cell office:value-type="float" office:value="8.42054891586304" calcext:value-type="float">
            <text:p>8.420548915863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8352847099304" calcext:value-type="float">
            <text:p>1.88352847099304</text:p>
          </table:table-cell>
          <table:table-cell office:value-type="float" office:value="152652" calcext:value-type="float">
            <text:p>152652</text:p>
          </table:table-cell>
          <table:table-cell office:value-type="float" office:value="231.681611299515" calcext:value-type="float">
            <text:p>231.681611299515</text:p>
          </table:table-cell>
          <table:table-cell office:value-type="float" office:value="0" calcext:value-type="float">
            <text:p>0</text:p>
          </table:table-cell>
          <table:table-cell office:value-type="float" office:value="30.7969114780426" calcext:value-type="float">
            <text:p>30.7969114780426</text:p>
          </table:table-cell>
          <table:table-cell office:value-type="float" office:value="271.099239110947" calcext:value-type="float">
            <text:p>271.0992391109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056578636169" calcext:value-type="float">
            <text:p>2.4805657863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22622776031" calcext:value-type="float">
            <text:p>29.8322622776031</text:p>
          </table:table-cell>
          <table:table-cell office:value-type="float" office:value="265.911006212235" calcext:value-type="float">
            <text:p>265.911006212235</text:p>
          </table:table-cell>
          <table:table-cell table:formula="of:=[.U63]-([.T63]+[.H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4084701538086" calcext:value-type="float">
            <text:p>0.384084701538086</text:p>
          </table:table-cell>
          <table:table-cell office:value-type="float" office:value="11" calcext:value-type="float">
            <text:p>11</text:p>
          </table:table-cell>
          <table:table-cell office:value-type="float" office:value="6.81133961677551" calcext:value-type="float">
            <text:p>6.81133961677551</text:p>
          </table:table-cell>
          <table:table-cell office:value-type="float" office:value="0" calcext:value-type="float">
            <text:p>0</text:p>
          </table:table-cell>
          <table:table-cell office:value-type="float" office:value="0.805780172348022" calcext:value-type="float">
            <text:p>0.805780172348022</text:p>
          </table:table-cell>
          <table:table-cell office:value-type="float" office:value="8.00123810768127" calcext:value-type="float">
            <text:p>8.001238107681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095403671265" calcext:value-type="float">
            <text:p>1.87095403671265</text:p>
          </table:table-cell>
          <table:table-cell office:value-type="float" office:value="150443" calcext:value-type="float">
            <text:p>150443</text:p>
          </table:table-cell>
          <table:table-cell office:value-type="float" office:value="212.046368360519" calcext:value-type="float">
            <text:p>212.046368360519</text:p>
          </table:table-cell>
          <table:table-cell office:value-type="float" office:value="0" calcext:value-type="float">
            <text:p>0</text:p>
          </table:table-cell>
          <table:table-cell office:value-type="float" office:value="5.20421195030212" calcext:value-type="float">
            <text:p>5.20421195030212</text:p>
          </table:table-cell>
          <table:table-cell office:value-type="float" office:value="225.807193756104" calcext:value-type="float">
            <text:p>225.807193756104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059374809265" calcext:value-type="float">
            <text:p>1.91059374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731126785278" calcext:value-type="float">
            <text:p>5.58731126785278</text:p>
          </table:table-cell>
          <table:table-cell office:value-type="float" office:value="231.889261484146" calcext:value-type="float">
            <text:p>231.889261484146</text:p>
          </table:table-cell>
          <table:table-cell table:formula="of:=[.U64]-([.T64]+[.H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538953781128" calcext:value-type="float">
            <text:p>0.291538953781128</text:p>
          </table:table-cell>
          <table:table-cell office:value-type="float" office:value="1044" calcext:value-type="float">
            <text:p>1044</text:p>
          </table:table-cell>
          <table:table-cell office:value-type="float" office:value="7.14076256752014" calcext:value-type="float">
            <text:p>7.14076256752014</text:p>
          </table:table-cell>
          <table:table-cell office:value-type="float" office:value="0" calcext:value-type="float">
            <text:p>0</text:p>
          </table:table-cell>
          <table:table-cell office:value-type="float" office:value="0.309832572937012" calcext:value-type="float">
            <text:p>0.309832572937012</text:p>
          </table:table-cell>
          <table:table-cell office:value-type="float" office:value="7.74218082427979" calcext:value-type="float">
            <text:p>7.74218082427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7465415000916" calcext:value-type="float">
            <text:p>1.77465415000916</text:p>
          </table:table-cell>
          <table:table-cell office:value-type="float" office:value="173056" calcext:value-type="float">
            <text:p>173056</text:p>
          </table:table-cell>
          <table:table-cell office:value-type="float" office:value="209.783053874969" calcext:value-type="float">
            <text:p>209.783053874969</text:p>
          </table:table-cell>
          <table:table-cell office:value-type="float" office:value="0" calcext:value-type="float">
            <text:p>0</text:p>
          </table:table-cell>
          <table:table-cell office:value-type="float" office:value="53.0360550880432" calcext:value-type="float">
            <text:p>53.0360550880432</text:p>
          </table:table-cell>
          <table:table-cell office:value-type="float" office:value="271.527611732483" calcext:value-type="float">
            <text:p>271.52761173248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196785926819" calcext:value-type="float">
            <text:p>1.8019678592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980207443237" calcext:value-type="float">
            <text:p>53.3980207443237</text:p>
          </table:table-cell>
          <table:table-cell office:value-type="float" office:value="266.36577963829" calcext:value-type="float">
            <text:p>266.36577963829</text:p>
          </table:table-cell>
          <table:table-cell table:formula="of:=[.U65]-([.T65]+[.H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480791091919" calcext:value-type="float">
            <text:p>0.304480791091919</text:p>
          </table:table-cell>
          <table:table-cell office:value-type="float" office:value="654" calcext:value-type="float">
            <text:p>654</text:p>
          </table:table-cell>
          <table:table-cell office:value-type="float" office:value="4.62266850471497" calcext:value-type="float">
            <text:p>4.62266850471497</text:p>
          </table:table-cell>
          <table:table-cell office:value-type="float" office:value="0" calcext:value-type="float">
            <text:p>0</text:p>
          </table:table-cell>
          <table:table-cell office:value-type="float" office:value="0.299747943878174" calcext:value-type="float">
            <text:p>0.299747943878174</text:p>
          </table:table-cell>
          <table:table-cell office:value-type="float" office:value="5.22693943977356" calcext:value-type="float">
            <text:p>5.2269394397735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2404632568359" calcext:value-type="float">
            <text:p>1.62404632568359</text:p>
          </table:table-cell>
          <table:table-cell office:value-type="float" office:value="157278" calcext:value-type="float">
            <text:p>157278</text:p>
          </table:table-cell>
          <table:table-cell office:value-type="float" office:value="201.666573762894" calcext:value-type="float">
            <text:p>201.666573762894</text:p>
          </table:table-cell>
          <table:table-cell office:value-type="float" office:value="0" calcext:value-type="float">
            <text:p>0</text:p>
          </table:table-cell>
          <table:table-cell office:value-type="float" office:value="36.4713881015778" calcext:value-type="float">
            <text:p>36.4713881015778</text:p>
          </table:table-cell>
          <table:table-cell office:value-type="float" office:value="244.444865942001" calcext:value-type="float">
            <text:p>244.44486594200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254999160767" calcext:value-type="float">
            <text:p>1.8925499916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95950126648" calcext:value-type="float">
            <text:p>36.6595950126648</text:p>
          </table:table-cell>
          <table:table-cell office:value-type="float" office:value="247.781472206116" calcext:value-type="float">
            <text:p>247.781472206116</text:p>
          </table:table-cell>
          <table:table-cell table:formula="of:=[.U66]-([.T66]+[.H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313066482544" calcext:value-type="float">
            <text:p>0.276313066482544</text:p>
          </table:table-cell>
          <table:table-cell office:value-type="float" office:value="112" calcext:value-type="float">
            <text:p>112</text:p>
          </table:table-cell>
          <table:table-cell office:value-type="float" office:value="3.76893711090088" calcext:value-type="float">
            <text:p>3.76893711090088</text:p>
          </table:table-cell>
          <table:table-cell office:value-type="float" office:value="0" calcext:value-type="float">
            <text:p>0</text:p>
          </table:table-cell>
          <table:table-cell office:value-type="float" office:value="0.278694629669189" calcext:value-type="float">
            <text:p>0.278694629669189</text:p>
          </table:table-cell>
          <table:table-cell office:value-type="float" office:value="4.32398986816406" calcext:value-type="float">
            <text:p>4.323989868164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04290771484" calcext:value-type="float">
            <text:p>1.65804290771484</text:p>
          </table:table-cell>
          <table:table-cell office:value-type="float" office:value="152728" calcext:value-type="float">
            <text:p>152728</text:p>
          </table:table-cell>
          <table:table-cell office:value-type="float" office:value="203.54289150238" calcext:value-type="float">
            <text:p>203.54289150238</text:p>
          </table:table-cell>
          <table:table-cell office:value-type="float" office:value="0" calcext:value-type="float">
            <text:p>0</text:p>
          </table:table-cell>
          <table:table-cell office:value-type="float" office:value="6.5681483745575" calcext:value-type="float">
            <text:p>6.5681483745575</text:p>
          </table:table-cell>
          <table:table-cell office:value-type="float" office:value="215.504122495651" calcext:value-type="float">
            <text:p>215.50412249565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25395584106" calcext:value-type="float">
            <text:p>1.8582539558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385540962219" calcext:value-type="float">
            <text:p>6.81385540962219</text:p>
          </table:table-cell>
          <table:table-cell office:value-type="float" office:value="216.30259847641" calcext:value-type="float">
            <text:p>216.30259847641</text:p>
          </table:table-cell>
          <table:table-cell table:formula="of:=[.U67]-([.T67]+[.H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44952392578" calcext:value-type="float">
            <text:p>0.314044952392578</text:p>
          </table:table-cell>
          <table:table-cell office:value-type="float" office:value="143" calcext:value-type="float">
            <text:p>143</text:p>
          </table:table-cell>
          <table:table-cell office:value-type="float" office:value="3.88139009475708" calcext:value-type="float">
            <text:p>3.88139009475708</text:p>
          </table:table-cell>
          <table:table-cell office:value-type="float" office:value="0" calcext:value-type="float">
            <text:p>0</text:p>
          </table:table-cell>
          <table:table-cell office:value-type="float" office:value="0.289553165435791" calcext:value-type="float">
            <text:p>0.289553165435791</text:p>
          </table:table-cell>
          <table:table-cell office:value-type="float" office:value="4.48503160476685" calcext:value-type="float">
            <text:p>4.4850316047668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0027980804443" calcext:value-type="float">
            <text:p>1.60027980804443</text:p>
          </table:table-cell>
          <table:table-cell office:value-type="float" office:value="150740" calcext:value-type="float">
            <text:p>150740</text:p>
          </table:table-cell>
          <table:table-cell office:value-type="float" office:value="201.522491693497" calcext:value-type="float">
            <text:p>201.522491693497</text:p>
          </table:table-cell>
          <table:table-cell office:value-type="float" office:value="0" calcext:value-type="float">
            <text:p>0</text:p>
          </table:table-cell>
          <table:table-cell office:value-type="float" office:value="8.38730144500732" calcext:value-type="float">
            <text:p>8.38730144500732</text:p>
          </table:table-cell>
          <table:table-cell office:value-type="float" office:value="215.273295164108" calcext:value-type="float">
            <text:p>215.2732951641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9968452453613" calcext:value-type="float">
            <text:p>1.799684524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494499206543" calcext:value-type="float">
            <text:p>8.30494499206543</text:p>
          </table:table-cell>
          <table:table-cell office:value-type="float" office:value="217.770523071289" calcext:value-type="float">
            <text:p>217.770523071289</text:p>
          </table:table-cell>
          <table:table-cell table:formula="of:=[.U68]-([.T68]+[.H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7048120498657" calcext:value-type="float">
            <text:p>0.267048120498657</text:p>
          </table:table-cell>
          <table:table-cell office:value-type="float" office:value="12" calcext:value-type="float">
            <text:p>12</text:p>
          </table:table-cell>
          <table:table-cell office:value-type="float" office:value="3.73716497421265" calcext:value-type="float">
            <text:p>3.73716497421265</text:p>
          </table:table-cell>
          <table:table-cell office:value-type="float" office:value="0" calcext:value-type="float">
            <text:p>0</text:p>
          </table:table-cell>
          <table:table-cell office:value-type="float" office:value="0.347564935684204" calcext:value-type="float">
            <text:p>0.347564935684204</text:p>
          </table:table-cell>
          <table:table-cell office:value-type="float" office:value="4.35182118415833" calcext:value-type="float">
            <text:p>4.3518211841583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309757232666" calcext:value-type="float">
            <text:p>1.71309757232666</text:p>
          </table:table-cell>
          <table:table-cell office:value-type="float" office:value="149578" calcext:value-type="float">
            <text:p>149578</text:p>
          </table:table-cell>
          <table:table-cell office:value-type="float" office:value="202.644880056381" calcext:value-type="float">
            <text:p>202.644880056381</text:p>
          </table:table-cell>
          <table:table-cell office:value-type="float" office:value="0" calcext:value-type="float">
            <text:p>0</text:p>
          </table:table-cell>
          <table:table-cell office:value-type="float" office:value="1.33006525039673" calcext:value-type="float">
            <text:p>1.33006525039673</text:p>
          </table:table-cell>
          <table:table-cell office:value-type="float" office:value="209.333607196808" calcext:value-type="float">
            <text:p>209.3336071968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321740150452" calcext:value-type="float">
            <text:p>1.813217401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34336280823" calcext:value-type="float">
            <text:p>1.48334336280823</text:p>
          </table:table-cell>
          <table:table-cell office:value-type="float" office:value="211.883177280426" calcext:value-type="float">
            <text:p>211.883177280426</text:p>
          </table:table-cell>
          <table:table-cell table:formula="of:=[.U69]-([.T69]+[.H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885614395142" calcext:value-type="float">
            <text:p>0.291885614395142</text:p>
          </table:table-cell>
          <table:table-cell office:value-type="float" office:value="479" calcext:value-type="float">
            <text:p>479</text:p>
          </table:table-cell>
          <table:table-cell office:value-type="float" office:value="4.43704438209534" calcext:value-type="float">
            <text:p>4.43704438209534</text:p>
          </table:table-cell>
          <table:table-cell office:value-type="float" office:value="0" calcext:value-type="float">
            <text:p>0</text:p>
          </table:table-cell>
          <table:table-cell office:value-type="float" office:value="0.294828653335571" calcext:value-type="float">
            <text:p>0.294828653335571</text:p>
          </table:table-cell>
          <table:table-cell office:value-type="float" office:value="5.02380561828613" calcext:value-type="float">
            <text:p>5.023805618286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900515556335" calcext:value-type="float">
            <text:p>1.66900515556335</text:p>
          </table:table-cell>
          <table:table-cell office:value-type="float" office:value="162838" calcext:value-type="float">
            <text:p>162838</text:p>
          </table:table-cell>
          <table:table-cell office:value-type="float" office:value="202.945710897446" calcext:value-type="float">
            <text:p>202.945710897446</text:p>
          </table:table-cell>
          <table:table-cell office:value-type="float" office:value="0" calcext:value-type="float">
            <text:p>0</text:p>
          </table:table-cell>
          <table:table-cell office:value-type="float" office:value="26.2421522140503" calcext:value-type="float">
            <text:p>26.2421522140503</text:p>
          </table:table-cell>
          <table:table-cell office:value-type="float" office:value="235.147218227386" calcext:value-type="float">
            <text:p>235.14721822738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061933517456" calcext:value-type="float">
            <text:p>1.8306193351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15236473083" calcext:value-type="float">
            <text:p>26.5915236473083</text:p>
          </table:table-cell>
          <table:table-cell office:value-type="float" office:value="236.028842926025" calcext:value-type="float">
            <text:p>236.028842926025</text:p>
          </table:table-cell>
          <table:table-cell table:formula="of:=[.U70]-([.T70]+[.H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6985397338867" calcext:value-type="float">
            <text:p>0.286985397338867</text:p>
          </table:table-cell>
          <table:table-cell office:value-type="float" office:value="17" calcext:value-type="float">
            <text:p>17</text:p>
          </table:table-cell>
          <table:table-cell office:value-type="float" office:value="3.8278067111969" calcext:value-type="float">
            <text:p>3.8278067111969</text:p>
          </table:table-cell>
          <table:table-cell office:value-type="float" office:value="0" calcext:value-type="float">
            <text:p>0</text:p>
          </table:table-cell>
          <table:table-cell office:value-type="float" office:value="0.343549728393555" calcext:value-type="float">
            <text:p>0.343549728393555</text:p>
          </table:table-cell>
          <table:table-cell office:value-type="float" office:value="4.45838689804077" calcext:value-type="float">
            <text:p>4.458386898040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517354011536" calcext:value-type="float">
            <text:p>1.65517354011536</text:p>
          </table:table-cell>
          <table:table-cell office:value-type="float" office:value="153053" calcext:value-type="float">
            <text:p>153053</text:p>
          </table:table-cell>
          <table:table-cell office:value-type="float" office:value="204.279685497284" calcext:value-type="float">
            <text:p>204.279685497284</text:p>
          </table:table-cell>
          <table:table-cell office:value-type="float" office:value="0" calcext:value-type="float">
            <text:p>0</text:p>
          </table:table-cell>
          <table:table-cell office:value-type="float" office:value="1.57333564758301" calcext:value-type="float">
            <text:p>1.57333564758301</text:p>
          </table:table-cell>
          <table:table-cell office:value-type="float" office:value="211.199242115021" calcext:value-type="float">
            <text:p>211.19924211502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263779640198" calcext:value-type="float">
            <text:p>1.8226377964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14214706421" calcext:value-type="float">
            <text:p>1.72314214706421</text:p>
          </table:table-cell>
          <table:table-cell office:value-type="float" office:value="209.815672397614" calcext:value-type="float">
            <text:p>209.815672397614</text:p>
          </table:table-cell>
          <table:table-cell table:formula="of:=[.U71]-([.T71]+[.H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2200775146484" calcext:value-type="float">
            <text:p>0.322200775146484</text:p>
          </table:table-cell>
          <table:table-cell office:value-type="float" office:value="23" calcext:value-type="float">
            <text:p>23</text:p>
          </table:table-cell>
          <table:table-cell office:value-type="float" office:value="3.69815349578857" calcext:value-type="float">
            <text:p>3.69815349578857</text:p>
          </table:table-cell>
          <table:table-cell office:value-type="float" office:value="0" calcext:value-type="float">
            <text:p>0</text:p>
          </table:table-cell>
          <table:table-cell office:value-type="float" office:value="0.351715564727783" calcext:value-type="float">
            <text:p>0.351715564727783</text:p>
          </table:table-cell>
          <table:table-cell office:value-type="float" office:value="4.37212443351746" calcext:value-type="float">
            <text:p>4.37212443351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031551361084" calcext:value-type="float">
            <text:p>1.66031551361084</text:p>
          </table:table-cell>
          <table:table-cell office:value-type="float" office:value="150741" calcext:value-type="float">
            <text:p>150741</text:p>
          </table:table-cell>
          <table:table-cell office:value-type="float" office:value="203.066501379013" calcext:value-type="float">
            <text:p>203.066501379013</text:p>
          </table:table-cell>
          <table:table-cell office:value-type="float" office:value="0" calcext:value-type="float">
            <text:p>0</text:p>
          </table:table-cell>
          <table:table-cell office:value-type="float" office:value="1.65809440612793" calcext:value-type="float">
            <text:p>1.65809440612793</text:p>
          </table:table-cell>
          <table:table-cell office:value-type="float" office:value="210.136441469192" calcext:value-type="float">
            <text:p>210.1364414691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488398551941" calcext:value-type="float">
            <text:p>1.7748839855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306723594666" calcext:value-type="float">
            <text:p>2.02306723594666</text:p>
          </table:table-cell>
          <table:table-cell office:value-type="float" office:value="210.067790985107" calcext:value-type="float">
            <text:p>210.067790985107</text:p>
          </table:table-cell>
          <table:table-cell table:formula="of:=[.U72]-([.T72]+[.H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7490844726562" calcext:value-type="float">
            <text:p>0.287490844726562</text:p>
          </table:table-cell>
          <table:table-cell office:value-type="float" office:value="12" calcext:value-type="float">
            <text:p>12</text:p>
          </table:table-cell>
          <table:table-cell office:value-type="float" office:value="3.75689148902893" calcext:value-type="float">
            <text:p>3.75689148902893</text:p>
          </table:table-cell>
          <table:table-cell office:value-type="float" office:value="0" calcext:value-type="float">
            <text:p>0</text:p>
          </table:table-cell>
          <table:table-cell office:value-type="float" office:value="0.34400749206543" calcext:value-type="float">
            <text:p>0.34400749206543</text:p>
          </table:table-cell>
          <table:table-cell office:value-type="float" office:value="4.38843417167664" calcext:value-type="float">
            <text:p>4.38843417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10867118835" calcext:value-type="float">
            <text:p>1.67510867118835</text:p>
          </table:table-cell>
          <table:table-cell office:value-type="float" office:value="149915" calcext:value-type="float">
            <text:p>149915</text:p>
          </table:table-cell>
          <table:table-cell office:value-type="float" office:value="200.895920991898" calcext:value-type="float">
            <text:p>200.895920991898</text:p>
          </table:table-cell>
          <table:table-cell office:value-type="float" office:value="0" calcext:value-type="float">
            <text:p>0</text:p>
          </table:table-cell>
          <table:table-cell office:value-type="float" office:value="1.32507848739624" calcext:value-type="float">
            <text:p>1.32507848739624</text:p>
          </table:table-cell>
          <table:table-cell office:value-type="float" office:value="207.569422006607" calcext:value-type="float">
            <text:p>207.56942200660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02459716797" calcext:value-type="float">
            <text:p>1.8580245971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637939453125" calcext:value-type="float">
            <text:p>1.47637939453125</text:p>
          </table:table-cell>
          <table:table-cell office:value-type="float" office:value="210.074051618576" calcext:value-type="float">
            <text:p>210.074051618576</text:p>
          </table:table-cell>
          <table:table-cell table:formula="of:=[.U73]-([.T73]+[.H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3079080581665" calcext:value-type="float">
            <text:p>0.353079080581665</text:p>
          </table:table-cell>
          <table:table-cell office:value-type="float" office:value="14" calcext:value-type="float">
            <text:p>14</text:p>
          </table:table-cell>
          <table:table-cell office:value-type="float" office:value="3.91494607925415" calcext:value-type="float">
            <text:p>3.91494607925415</text:p>
          </table:table-cell>
          <table:table-cell office:value-type="float" office:value="0" calcext:value-type="float">
            <text:p>0</text:p>
          </table:table-cell>
          <table:table-cell office:value-type="float" office:value="0.29622220993042" calcext:value-type="float">
            <text:p>0.29622220993042</text:p>
          </table:table-cell>
          <table:table-cell office:value-type="float" office:value="4.56429886817932" calcext:value-type="float">
            <text:p>4.5642988681793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6597442627" calcext:value-type="float">
            <text:p>1.7336597442627</text:p>
          </table:table-cell>
          <table:table-cell office:value-type="float" office:value="149535" calcext:value-type="float">
            <text:p>149535</text:p>
          </table:table-cell>
          <table:table-cell office:value-type="float" office:value="200.205783128738" calcext:value-type="float">
            <text:p>200.205783128738</text:p>
          </table:table-cell>
          <table:table-cell office:value-type="float" office:value="0" calcext:value-type="float">
            <text:p>0</text:p>
          </table:table-cell>
          <table:table-cell office:value-type="float" office:value="1.21443176269531" calcext:value-type="float">
            <text:p>1.21443176269531</text:p>
          </table:table-cell>
          <table:table-cell office:value-type="float" office:value="206.898849010468" calcext:value-type="float">
            <text:p>206.89884901046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73028564453" calcext:value-type="float">
            <text:p>1.86573028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48010826111" calcext:value-type="float">
            <text:p>1.57048010826111</text:p>
          </table:table-cell>
          <table:table-cell office:value-type="float" office:value="213.074760913849" calcext:value-type="float">
            <text:p>213.074760913849</text:p>
          </table:table-cell>
          <table:table-cell table:formula="of:=[.U74]-([.T74]+[.H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3508281707764" calcext:value-type="float">
            <text:p>0.303508281707764</text:p>
          </table:table-cell>
          <table:table-cell office:value-type="float" office:value="3744" calcext:value-type="float">
            <text:p>3744</text:p>
          </table:table-cell>
          <table:table-cell office:value-type="float" office:value="17.318790435791" calcext:value-type="float">
            <text:p>17.318790435791</text:p>
          </table:table-cell>
          <table:table-cell office:value-type="float" office:value="0" calcext:value-type="float">
            <text:p>0</text:p>
          </table:table-cell>
          <table:table-cell office:value-type="float" office:value="0.348559617996216" calcext:value-type="float">
            <text:p>0.348559617996216</text:p>
          </table:table-cell>
          <table:table-cell office:value-type="float" office:value="17.9709012508392" calcext:value-type="float">
            <text:p>17.97090125083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361616134644" calcext:value-type="float">
            <text:p>2.18361616134644</text:p>
          </table:table-cell>
          <table:table-cell office:value-type="float" office:value="199157" calcext:value-type="float">
            <text:p>199157</text:p>
          </table:table-cell>
          <table:table-cell office:value-type="float" office:value="213.632937908173" calcext:value-type="float">
            <text:p>213.632937908173</text:p>
          </table:table-cell>
          <table:table-cell office:value-type="float" office:value="0" calcext:value-type="float">
            <text:p>0</text:p>
          </table:table-cell>
          <table:table-cell office:value-type="float" office:value="127.455622911453" calcext:value-type="float">
            <text:p>127.455622911453</text:p>
          </table:table-cell>
          <table:table-cell office:value-type="float" office:value="360.672060012817" calcext:value-type="float">
            <text:p>360.67206001281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677985191345" calcext:value-type="float">
            <text:p>1.8167798519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84642219543" calcext:value-type="float">
            <text:p>121.284642219543</text:p>
          </table:table-cell>
          <table:table-cell office:value-type="float" office:value="350.322295427322" calcext:value-type="float">
            <text:p>350.322295427322</text:p>
          </table:table-cell>
          <table:table-cell table:formula="of:=[.U75]-([.T75]+[.H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164129257202" calcext:value-type="float">
            <text:p>0.298164129257202</text:p>
          </table:table-cell>
          <table:table-cell office:value-type="float" office:value="339" calcext:value-type="float">
            <text:p>339</text:p>
          </table:table-cell>
          <table:table-cell office:value-type="float" office:value="3.82576465606689" calcext:value-type="float">
            <text:p>3.82576465606689</text:p>
          </table:table-cell>
          <table:table-cell office:value-type="float" office:value="0" calcext:value-type="float">
            <text:p>0</text:p>
          </table:table-cell>
          <table:table-cell office:value-type="float" office:value="0.365245342254639" calcext:value-type="float">
            <text:p>0.365245342254639</text:p>
          </table:table-cell>
          <table:table-cell office:value-type="float" office:value="4.48922109603882" calcext:value-type="float">
            <text:p>4.489221096038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335126876831" calcext:value-type="float">
            <text:p>1.69335126876831</text:p>
          </table:table-cell>
          <table:table-cell office:value-type="float" office:value="158041" calcext:value-type="float">
            <text:p>158041</text:p>
          </table:table-cell>
          <table:table-cell office:value-type="float" office:value="200.363513231277" calcext:value-type="float">
            <text:p>200.363513231277</text:p>
          </table:table-cell>
          <table:table-cell office:value-type="float" office:value="0" calcext:value-type="float">
            <text:p>0</text:p>
          </table:table-cell>
          <table:table-cell office:value-type="float" office:value="12.1596143245697" calcext:value-type="float">
            <text:p>12.1596143245697</text:p>
          </table:table-cell>
          <table:table-cell office:value-type="float" office:value="217.861688613892" calcext:value-type="float">
            <text:p>217.8616886138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11780738831" calcext:value-type="float">
            <text:p>1.8451178073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73543357849" calcext:value-type="float">
            <text:p>12.4273543357849</text:p>
          </table:table-cell>
          <table:table-cell office:value-type="float" office:value="220.621104240417" calcext:value-type="float">
            <text:p>220.621104240417</text:p>
          </table:table-cell>
          <table:table-cell table:formula="of:=[.U76]-([.T76]+[.H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97752761841" calcext:value-type="float">
            <text:p>0.288897752761841</text:p>
          </table:table-cell>
          <table:table-cell office:value-type="float" office:value="53" calcext:value-type="float">
            <text:p>53</text:p>
          </table:table-cell>
          <table:table-cell office:value-type="float" office:value="3.60725593566895" calcext:value-type="float">
            <text:p>3.60725593566895</text:p>
          </table:table-cell>
          <table:table-cell office:value-type="float" office:value="0" calcext:value-type="float">
            <text:p>0</text:p>
          </table:table-cell>
          <table:table-cell office:value-type="float" office:value="0.345995426177979" calcext:value-type="float">
            <text:p>0.345995426177979</text:p>
          </table:table-cell>
          <table:table-cell office:value-type="float" office:value="4.242192029953" calcext:value-type="float">
            <text:p>4.242192029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78673362732" calcext:value-type="float">
            <text:p>1.67578673362732</text:p>
          </table:table-cell>
          <table:table-cell office:value-type="float" office:value="154076" calcext:value-type="float">
            <text:p>154076</text:p>
          </table:table-cell>
          <table:table-cell office:value-type="float" office:value="208.683481931686" calcext:value-type="float">
            <text:p>208.683481931686</text:p>
          </table:table-cell>
          <table:table-cell office:value-type="float" office:value="0" calcext:value-type="float">
            <text:p>0</text:p>
          </table:table-cell>
          <table:table-cell office:value-type="float" office:value="2.70591950416565" calcext:value-type="float">
            <text:p>2.70591950416565</text:p>
          </table:table-cell>
          <table:table-cell office:value-type="float" office:value="216.663330793381" calcext:value-type="float">
            <text:p>216.6633307933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628854751587" calcext:value-type="float">
            <text:p>1.9862885475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794016838074" calcext:value-type="float">
            <text:p>2.88794016838074</text:p>
          </table:table-cell>
          <table:table-cell office:value-type="float" office:value="221.457073688507" calcext:value-type="float">
            <text:p>221.457073688507</text:p>
          </table:table-cell>
          <table:table-cell table:formula="of:=[.U77]-([.T77]+[.H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379076004028" calcext:value-type="float">
            <text:p>0.385379076004028</text:p>
          </table:table-cell>
          <table:table-cell office:value-type="float" office:value="266" calcext:value-type="float">
            <text:p>266</text:p>
          </table:table-cell>
          <table:table-cell office:value-type="float" office:value="3.86269092559814" calcext:value-type="float">
            <text:p>3.86269092559814</text:p>
          </table:table-cell>
          <table:table-cell office:value-type="float" office:value="0" calcext:value-type="float">
            <text:p>0</text:p>
          </table:table-cell>
          <table:table-cell office:value-type="float" office:value="0.293331146240234" calcext:value-type="float">
            <text:p>0.293331146240234</text:p>
          </table:table-cell>
          <table:table-cell office:value-type="float" office:value="4.54144549369812" calcext:value-type="float">
            <text:p>4.541445493698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2934913635254" calcext:value-type="float">
            <text:p>1.72934913635254</text:p>
          </table:table-cell>
          <table:table-cell office:value-type="float" office:value="152131" calcext:value-type="float">
            <text:p>152131</text:p>
          </table:table-cell>
          <table:table-cell office:value-type="float" office:value="211.647528171539" calcext:value-type="float">
            <text:p>211.647528171539</text:p>
          </table:table-cell>
          <table:table-cell office:value-type="float" office:value="0" calcext:value-type="float">
            <text:p>0</text:p>
          </table:table-cell>
          <table:table-cell office:value-type="float" office:value="10.0794956684113" calcext:value-type="float">
            <text:p>10.0794956684113</text:p>
          </table:table-cell>
          <table:table-cell office:value-type="float" office:value="227.265950202942" calcext:value-type="float">
            <text:p>227.2659502029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2797703742981" calcext:value-type="float">
            <text:p>2.27977037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875304222107" calcext:value-type="float">
            <text:p>10.7875304222107</text:p>
          </table:table-cell>
          <table:table-cell office:value-type="float" office:value="230.59378361702" calcext:value-type="float">
            <text:p>230.59378361702</text:p>
          </table:table-cell>
          <table:table-cell table:formula="of:=[.U78]-([.T78]+[.H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0861005783081" calcext:value-type="float">
            <text:p>0.420861005783081</text:p>
          </table:table-cell>
          <table:table-cell office:value-type="float" office:value="66" calcext:value-type="float">
            <text:p>66</text:p>
          </table:table-cell>
          <table:table-cell office:value-type="float" office:value="3.8988630771637" calcext:value-type="float">
            <text:p>3.8988630771637</text:p>
          </table:table-cell>
          <table:table-cell office:value-type="float" office:value="0" calcext:value-type="float">
            <text:p>0</text:p>
          </table:table-cell>
          <table:table-cell office:value-type="float" office:value="0.286526203155518" calcext:value-type="float">
            <text:p>0.286526203155518</text:p>
          </table:table-cell>
          <table:table-cell office:value-type="float" office:value="4.60629510879517" calcext:value-type="float">
            <text:p>4.606295108795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19711971283" calcext:value-type="float">
            <text:p>2.0519711971283</text:p>
          </table:table-cell>
          <table:table-cell office:value-type="float" office:value="150462" calcext:value-type="float">
            <text:p>150462</text:p>
          </table:table-cell>
          <table:table-cell office:value-type="float" office:value="209.158320188522" calcext:value-type="float">
            <text:p>209.158320188522</text:p>
          </table:table-cell>
          <table:table-cell office:value-type="float" office:value="0" calcext:value-type="float">
            <text:p>0</text:p>
          </table:table-cell>
          <table:table-cell office:value-type="float" office:value="3.00721335411072" calcext:value-type="float">
            <text:p>3.00721335411072</text:p>
          </table:table-cell>
          <table:table-cell office:value-type="float" office:value="218.131561517715" calcext:value-type="float">
            <text:p>218.131561517715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70094871521" calcext:value-type="float">
            <text:p>1.777009487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083306312561" calcext:value-type="float">
            <text:p>3.22083306312561</text:p>
          </table:table-cell>
          <table:table-cell office:value-type="float" office:value="215.783397436142" calcext:value-type="float">
            <text:p>215.783397436142</text:p>
          </table:table-cell>
          <table:table-cell table:formula="of:=[.U79]-([.T79]+[.H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499759674072" calcext:value-type="float">
            <text:p>0.289499759674072</text:p>
          </table:table-cell>
          <table:table-cell office:value-type="float" office:value="2681" calcext:value-type="float">
            <text:p>2681</text:p>
          </table:table-cell>
          <table:table-cell office:value-type="float" office:value="10.447190284729" calcext:value-type="float">
            <text:p>10.447190284729</text:p>
          </table:table-cell>
          <table:table-cell office:value-type="float" office:value="0" calcext:value-type="float">
            <text:p>0</text:p>
          </table:table-cell>
          <table:table-cell office:value-type="float" office:value="0.33613920211792" calcext:value-type="float">
            <text:p>0.33613920211792</text:p>
          </table:table-cell>
          <table:table-cell office:value-type="float" office:value="11.0728714466095" calcext:value-type="float">
            <text:p>11.07287144660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565906524658" calcext:value-type="float">
            <text:p>1.79565906524658</text:p>
          </table:table-cell>
          <table:table-cell office:value-type="float" office:value="174160" calcext:value-type="float">
            <text:p>174160</text:p>
          </table:table-cell>
          <table:table-cell office:value-type="float" office:value="206.987412929535" calcext:value-type="float">
            <text:p>206.987412929535</text:p>
          </table:table-cell>
          <table:table-cell office:value-type="float" office:value="0" calcext:value-type="float">
            <text:p>0</text:p>
          </table:table-cell>
          <table:table-cell office:value-type="float" office:value="102.475210428238" calcext:value-type="float">
            <text:p>102.475210428238</text:p>
          </table:table-cell>
          <table:table-cell office:value-type="float" office:value="321.947105646133" calcext:value-type="float">
            <text:p>321.9471056461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689974784851" calcext:value-type="float">
            <text:p>1.8468997478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85747051239" calcext:value-type="float">
            <text:p>101.285747051239</text:p>
          </table:table-cell>
          <table:table-cell office:value-type="float" office:value="328.467178344727" calcext:value-type="float">
            <text:p>328.467178344727</text:p>
          </table:table-cell>
          <table:table-cell table:formula="of:=[.U80]-([.T80]+[.H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763513565063" calcext:value-type="float">
            <text:p>0.298763513565063</text:p>
          </table:table-cell>
          <table:table-cell office:value-type="float" office:value="201" calcext:value-type="float">
            <text:p>201</text:p>
          </table:table-cell>
          <table:table-cell office:value-type="float" office:value="3.79071760177612" calcext:value-type="float">
            <text:p>3.79071760177612</text:p>
          </table:table-cell>
          <table:table-cell office:value-type="float" office:value="0" calcext:value-type="float">
            <text:p>0</text:p>
          </table:table-cell>
          <table:table-cell office:value-type="float" office:value="0.342689037322998" calcext:value-type="float">
            <text:p>0.342689037322998</text:p>
          </table:table-cell>
          <table:table-cell office:value-type="float" office:value="4.43221521377564" calcext:value-type="float">
            <text:p>4.432215213775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66089057922" calcext:value-type="float">
            <text:p>1.68166089057922</text:p>
          </table:table-cell>
          <table:table-cell office:value-type="float" office:value="157134" calcext:value-type="float">
            <text:p>157134</text:p>
          </table:table-cell>
          <table:table-cell office:value-type="float" office:value="208.757628440857" calcext:value-type="float">
            <text:p>208.757628440857</text:p>
          </table:table-cell>
          <table:table-cell office:value-type="float" office:value="0" calcext:value-type="float">
            <text:p>0</text:p>
          </table:table-cell>
          <table:table-cell office:value-type="float" office:value="8.00001192092896" calcext:value-type="float">
            <text:p>8.00001192092896</text:p>
          </table:table-cell>
          <table:table-cell office:value-type="float" office:value="222.119568586349" calcext:value-type="float">
            <text:p>222.1195685863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914368629456" calcext:value-type="float">
            <text:p>1.9091436862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90733146668" calcext:value-type="float">
            <text:p>7.66990733146668</text:p>
          </table:table-cell>
          <table:table-cell office:value-type="float" office:value="223.221797466278" calcext:value-type="float">
            <text:p>223.221797466278</text:p>
          </table:table-cell>
          <table:table-cell table:formula="of:=[.U81]-([.T81]+[.H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0803422927856" calcext:value-type="float">
            <text:p>0.300803422927856</text:p>
          </table:table-cell>
          <table:table-cell office:value-type="float" office:value="120" calcext:value-type="float">
            <text:p>120</text:p>
          </table:table-cell>
          <table:table-cell office:value-type="float" office:value="3.6403636932373" calcext:value-type="float">
            <text:p>3.6403636932373</text:p>
          </table:table-cell>
          <table:table-cell office:value-type="float" office:value="0" calcext:value-type="float">
            <text:p>0</text:p>
          </table:table-cell>
          <table:table-cell office:value-type="float" office:value="0.305194139480591" calcext:value-type="float">
            <text:p>0.305194139480591</text:p>
          </table:table-cell>
          <table:table-cell office:value-type="float" office:value="4.24640369415283" calcext:value-type="float">
            <text:p>4.246403694152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3853073120117" calcext:value-type="float">
            <text:p>1.63853073120117</text:p>
          </table:table-cell>
          <table:table-cell office:value-type="float" office:value="152894" calcext:value-type="float">
            <text:p>152894</text:p>
          </table:table-cell>
          <table:table-cell office:value-type="float" office:value="212.615980625153" calcext:value-type="float">
            <text:p>212.615980625153</text:p>
          </table:table-cell>
          <table:table-cell office:value-type="float" office:value="0" calcext:value-type="float">
            <text:p>0</text:p>
          </table:table-cell>
          <table:table-cell office:value-type="float" office:value="5.08695960044861" calcext:value-type="float">
            <text:p>5.08695960044861</text:p>
          </table:table-cell>
          <table:table-cell office:value-type="float" office:value="223.046623706818" calcext:value-type="float">
            <text:p>223.04662370681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292320251465" calcext:value-type="float">
            <text:p>1.8029232025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419066429138" calcext:value-type="float">
            <text:p>4.77419066429138</text:p>
          </table:table-cell>
          <table:table-cell office:value-type="float" office:value="223.486809253693" calcext:value-type="float">
            <text:p>223.486809253693</text:p>
          </table:table-cell>
          <table:table-cell table:formula="of:=[.U82]-([.T82]+[.H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9190225601196" calcext:value-type="float">
            <text:p>0.359190225601196</text:p>
          </table:table-cell>
          <table:table-cell office:value-type="float" office:value="131" calcext:value-type="float">
            <text:p>131</text:p>
          </table:table-cell>
          <table:table-cell office:value-type="float" office:value="3.84170484542847" calcext:value-type="float">
            <text:p>3.84170484542847</text:p>
          </table:table-cell>
          <table:table-cell office:value-type="float" office:value="0" calcext:value-type="float">
            <text:p>0</text:p>
          </table:table-cell>
          <table:table-cell office:value-type="float" office:value="0.319921970367432" calcext:value-type="float">
            <text:p>0.319921970367432</text:p>
          </table:table-cell>
          <table:table-cell office:value-type="float" office:value="4.52086067199707" calcext:value-type="float">
            <text:p>4.520860671997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079569816589" calcext:value-type="float">
            <text:p>1.65079569816589</text:p>
          </table:table-cell>
          <table:table-cell office:value-type="float" office:value="150984" calcext:value-type="float">
            <text:p>150984</text:p>
          </table:table-cell>
          <table:table-cell office:value-type="float" office:value="213.165640592575" calcext:value-type="float">
            <text:p>213.165640592575</text:p>
          </table:table-cell>
          <table:table-cell office:value-type="float" office:value="0" calcext:value-type="float">
            <text:p>0</text:p>
          </table:table-cell>
          <table:table-cell office:value-type="float" office:value="5.01150369644165" calcext:value-type="float">
            <text:p>5.01150369644165</text:p>
          </table:table-cell>
          <table:table-cell office:value-type="float" office:value="223.708300113678" calcext:value-type="float">
            <text:p>223.70830011367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521310806274" calcext:value-type="float">
            <text:p>1.9152131080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852543830872" calcext:value-type="float">
            <text:p>5.68852543830872</text:p>
          </table:table-cell>
          <table:table-cell office:value-type="float" office:value="226.768681526184" calcext:value-type="float">
            <text:p>226.768681526184</text:p>
          </table:table-cell>
          <table:table-cell table:formula="of:=[.U83]-([.T83]+[.H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54360580444" calcext:value-type="float">
            <text:p>0.288854360580444</text:p>
          </table:table-cell>
          <table:table-cell office:value-type="float" office:value="20" calcext:value-type="float">
            <text:p>20</text:p>
          </table:table-cell>
          <table:table-cell office:value-type="float" office:value="3.73776054382324" calcext:value-type="float">
            <text:p>3.73776054382324</text:p>
          </table:table-cell>
          <table:table-cell office:value-type="float" office:value="0" calcext:value-type="float">
            <text:p>0</text:p>
          </table:table-cell>
          <table:table-cell office:value-type="float" office:value="0.311338186264038" calcext:value-type="float">
            <text:p>0.311338186264038</text:p>
          </table:table-cell>
          <table:table-cell office:value-type="float" office:value="4.33800363540649" calcext:value-type="float">
            <text:p>4.338003635406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691658973694" calcext:value-type="float">
            <text:p>1.68691658973694</text:p>
          </table:table-cell>
          <table:table-cell office:value-type="float" office:value="150367" calcext:value-type="float">
            <text:p>150367</text:p>
          </table:table-cell>
          <table:table-cell office:value-type="float" office:value="214.98884677887" calcext:value-type="float">
            <text:p>214.98884677887</text:p>
          </table:table-cell>
          <table:table-cell office:value-type="float" office:value="0" calcext:value-type="float">
            <text:p>0</text:p>
          </table:table-cell>
          <table:table-cell office:value-type="float" office:value="1.46655058860779" calcext:value-type="float">
            <text:p>1.46655058860779</text:p>
          </table:table-cell>
          <table:table-cell office:value-type="float" office:value="221.921633005142" calcext:value-type="float">
            <text:p>221.92163300514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851441383362" calcext:value-type="float">
            <text:p>1.9985144138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84552192688" calcext:value-type="float">
            <text:p>1.33184552192688</text:p>
          </table:table-cell>
          <table:table-cell office:value-type="float" office:value="223.831714391708" calcext:value-type="float">
            <text:p>223.831714391708</text:p>
          </table:table-cell>
          <table:table-cell table:formula="of:=[.U84]-([.T84]+[.H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8834314346313" calcext:value-type="float">
            <text:p>0.308834314346313</text:p>
          </table:table-cell>
          <table:table-cell office:value-type="float" office:value="781" calcext:value-type="float">
            <text:p>781</text:p>
          </table:table-cell>
          <table:table-cell office:value-type="float" office:value="8.28317642211914" calcext:value-type="float">
            <text:p>8.28317642211914</text:p>
          </table:table-cell>
          <table:table-cell office:value-type="float" office:value="0" calcext:value-type="float">
            <text:p>0</text:p>
          </table:table-cell>
          <table:table-cell office:value-type="float" office:value="0.304669141769409" calcext:value-type="float">
            <text:p>0.304669141769409</text:p>
          </table:table-cell>
          <table:table-cell office:value-type="float" office:value="8.89671015739441" calcext:value-type="float">
            <text:p>8.896710157394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848309516907" calcext:value-type="float">
            <text:p>1.83848309516907</text:p>
          </table:table-cell>
          <table:table-cell office:value-type="float" office:value="164094" calcext:value-type="float">
            <text:p>164094</text:p>
          </table:table-cell>
          <table:table-cell office:value-type="float" office:value="213.305778980255" calcext:value-type="float">
            <text:p>213.305778980255</text:p>
          </table:table-cell>
          <table:table-cell office:value-type="float" office:value="0" calcext:value-type="float">
            <text:p>0</text:p>
          </table:table-cell>
          <table:table-cell office:value-type="float" office:value="91.6059021949768" calcext:value-type="float">
            <text:p>91.6059021949768</text:p>
          </table:table-cell>
          <table:table-cell office:value-type="float" office:value="314.854415655136" calcext:value-type="float">
            <text:p>314.85441565513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037544250488" calcext:value-type="float">
            <text:p>1.82037544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690448760986" calcext:value-type="float">
            <text:p>92.2690448760986</text:p>
          </table:table-cell>
          <table:table-cell office:value-type="float" office:value="319.417411565781" calcext:value-type="float">
            <text:p>319.417411565781</text:p>
          </table:table-cell>
          <table:table-cell table:formula="of:=[.U85]-([.T85]+[.H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4737119674683" calcext:value-type="float">
            <text:p>0.274737119674683</text:p>
          </table:table-cell>
          <table:table-cell office:value-type="float" office:value="25" calcext:value-type="float">
            <text:p>25</text:p>
          </table:table-cell>
          <table:table-cell office:value-type="float" office:value="4.54260420799255" calcext:value-type="float">
            <text:p>4.54260420799255</text:p>
          </table:table-cell>
          <table:table-cell office:value-type="float" office:value="0" calcext:value-type="float">
            <text:p>0</text:p>
          </table:table-cell>
          <table:table-cell office:value-type="float" office:value="0.356249570846558" calcext:value-type="float">
            <text:p>0.356249570846558</text:p>
          </table:table-cell>
          <table:table-cell office:value-type="float" office:value="5.17363524436951" calcext:value-type="float">
            <text:p>5.173635244369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629068374634" calcext:value-type="float">
            <text:p>1.74629068374634</text:p>
          </table:table-cell>
          <table:table-cell office:value-type="float" office:value="152286" calcext:value-type="float">
            <text:p>152286</text:p>
          </table:table-cell>
          <table:table-cell office:value-type="float" office:value="219.722440242767" calcext:value-type="float">
            <text:p>219.722440242767</text:p>
          </table:table-cell>
          <table:table-cell office:value-type="float" office:value="0" calcext:value-type="float">
            <text:p>0</text:p>
          </table:table-cell>
          <table:table-cell office:value-type="float" office:value="3.37776136398315" calcext:value-type="float">
            <text:p>3.37776136398315</text:p>
          </table:table-cell>
          <table:table-cell office:value-type="float" office:value="229.103069782257" calcext:value-type="float">
            <text:p>229.10306978225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034963607788" calcext:value-type="float">
            <text:p>1.8803496360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355236053467" calcext:value-type="float">
            <text:p>3.83355236053467</text:p>
          </table:table-cell>
          <table:table-cell office:value-type="float" office:value="235.745297670364" calcext:value-type="float">
            <text:p>235.745297670364</text:p>
          </table:table-cell>
          <table:table-cell table:formula="of:=[.U86]-([.T86]+[.H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65600585937" calcext:value-type="float">
            <text:p>0.327865600585937</text:p>
          </table:table-cell>
          <table:table-cell office:value-type="float" office:value="19" calcext:value-type="float">
            <text:p>19</text:p>
          </table:table-cell>
          <table:table-cell office:value-type="float" office:value="4.60971784591675" calcext:value-type="float">
            <text:p>4.60971784591675</text:p>
          </table:table-cell>
          <table:table-cell office:value-type="float" office:value="0" calcext:value-type="float">
            <text:p>0</text:p>
          </table:table-cell>
          <table:table-cell office:value-type="float" office:value="0.297310590744019" calcext:value-type="float">
            <text:p>0.297310590744019</text:p>
          </table:table-cell>
          <table:table-cell office:value-type="float" office:value="5.23493599891663" calcext:value-type="float">
            <text:p>5.234935998916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200633049011" calcext:value-type="float">
            <text:p>1.71200633049011</text:p>
          </table:table-cell>
          <table:table-cell office:value-type="float" office:value="150298" calcext:value-type="float">
            <text:p>150298</text:p>
          </table:table-cell>
          <table:table-cell office:value-type="float" office:value="212.209506034851" calcext:value-type="float">
            <text:p>212.209506034851</text:p>
          </table:table-cell>
          <table:table-cell office:value-type="float" office:value="0" calcext:value-type="float">
            <text:p>0</text:p>
          </table:table-cell>
          <table:table-cell office:value-type="float" office:value="2.83480477333069" calcext:value-type="float">
            <text:p>2.83480477333069</text:p>
          </table:table-cell>
          <table:table-cell office:value-type="float" office:value="220.969485044479" calcext:value-type="float">
            <text:p>220.96948504447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849158287048" calcext:value-type="float">
            <text:p>1.9384915828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03553581238" calcext:value-type="float">
            <text:p>2.76303553581238</text:p>
          </table:table-cell>
          <table:table-cell office:value-type="float" office:value="228.475497484207" calcext:value-type="float">
            <text:p>228.475497484207</text:p>
          </table:table-cell>
          <table:table-cell table:formula="of:=[.U87]-([.T87]+[.H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4341297149658" calcext:value-type="float">
            <text:p>0.324341297149658</text:p>
          </table:table-cell>
          <table:table-cell office:value-type="float" office:value="82" calcext:value-type="float">
            <text:p>82</text:p>
          </table:table-cell>
          <table:table-cell office:value-type="float" office:value="4.48756051063538" calcext:value-type="float">
            <text:p>4.48756051063538</text:p>
          </table:table-cell>
          <table:table-cell office:value-type="float" office:value="0" calcext:value-type="float">
            <text:p>0</text:p>
          </table:table-cell>
          <table:table-cell office:value-type="float" office:value="0.337118625640869" calcext:value-type="float">
            <text:p>0.337118625640869</text:p>
          </table:table-cell>
          <table:table-cell office:value-type="float" office:value="5.14906287193298" calcext:value-type="float">
            <text:p>5.149062871932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663494110107" calcext:value-type="float">
            <text:p>1.76663494110107</text:p>
          </table:table-cell>
          <table:table-cell office:value-type="float" office:value="154241" calcext:value-type="float">
            <text:p>154241</text:p>
          </table:table-cell>
          <table:table-cell office:value-type="float" office:value="212.123837709427" calcext:value-type="float">
            <text:p>212.123837709427</text:p>
          </table:table-cell>
          <table:table-cell office:value-type="float" office:value="0" calcext:value-type="float">
            <text:p>0</text:p>
          </table:table-cell>
          <table:table-cell office:value-type="float" office:value="9.59528136253357" calcext:value-type="float">
            <text:p>9.59528136253357</text:p>
          </table:table-cell>
          <table:table-cell office:value-type="float" office:value="227.885056734085" calcext:value-type="float">
            <text:p>227.8850567340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806794166565" calcext:value-type="float">
            <text:p>1.9080679416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380142211914" calcext:value-type="float">
            <text:p>9.67380142211914</text:p>
          </table:table-cell>
          <table:table-cell office:value-type="float" office:value="233.352993965149" calcext:value-type="float">
            <text:p>233.352993965149</text:p>
          </table:table-cell>
          <table:table-cell table:formula="of:=[.U88]-([.T88]+[.H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354747772217" calcext:value-type="float">
            <text:p>0.270354747772217</text:p>
          </table:table-cell>
          <table:table-cell office:value-type="float" office:value="19" calcext:value-type="float">
            <text:p>19</text:p>
          </table:table-cell>
          <table:table-cell office:value-type="float" office:value="4.34058356285095" calcext:value-type="float">
            <text:p>4.34058356285095</text:p>
          </table:table-cell>
          <table:table-cell office:value-type="float" office:value="0" calcext:value-type="float">
            <text:p>0</text:p>
          </table:table-cell>
          <table:table-cell office:value-type="float" office:value="0.320905685424805" calcext:value-type="float">
            <text:p>0.320905685424805</text:p>
          </table:table-cell>
          <table:table-cell office:value-type="float" office:value="4.93188834190369" calcext:value-type="float">
            <text:p>4.931888341903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07609558105" calcext:value-type="float">
            <text:p>1.73307609558105</text:p>
          </table:table-cell>
          <table:table-cell office:value-type="float" office:value="150658" calcext:value-type="float">
            <text:p>150658</text:p>
          </table:table-cell>
          <table:table-cell office:value-type="float" office:value="213.605060577393" calcext:value-type="float">
            <text:p>213.605060577393</text:p>
          </table:table-cell>
          <table:table-cell office:value-type="float" office:value="0" calcext:value-type="float">
            <text:p>0</text:p>
          </table:table-cell>
          <table:table-cell office:value-type="float" office:value="2.88960671424866" calcext:value-type="float">
            <text:p>2.88960671424866</text:p>
          </table:table-cell>
          <table:table-cell office:value-type="float" office:value="222.548241376877" calcext:value-type="float">
            <text:p>222.54824137687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9974970817566" calcext:value-type="float">
            <text:p>2.1997497081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003618240356" calcext:value-type="float">
            <text:p>2.81003618240356</text:p>
          </table:table-cell>
          <table:table-cell office:value-type="float" office:value="228.689630746841" calcext:value-type="float">
            <text:p>228.689630746841</text:p>
          </table:table-cell>
          <table:table-cell table:formula="of:=[.U89]-([.T89]+[.H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268385887146" calcext:value-type="float">
            <text:p>0.27268385887146</text:p>
          </table:table-cell>
          <table:table-cell office:value-type="float" office:value="2" calcext:value-type="float">
            <text:p>2</text:p>
          </table:table-cell>
          <table:table-cell office:value-type="float" office:value="4.39634418487549" calcext:value-type="float">
            <text:p>4.39634418487549</text:p>
          </table:table-cell>
          <table:table-cell office:value-type="float" office:value="0" calcext:value-type="float">
            <text:p>0</text:p>
          </table:table-cell>
          <table:table-cell office:value-type="float" office:value="0.342002153396606" calcext:value-type="float">
            <text:p>0.342002153396606</text:p>
          </table:table-cell>
          <table:table-cell office:value-type="float" office:value="5.01106190681458" calcext:value-type="float">
            <text:p>5.011061906814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368379592896" calcext:value-type="float">
            <text:p>1.76368379592896</text:p>
          </table:table-cell>
          <table:table-cell office:value-type="float" office:value="149358" calcext:value-type="float">
            <text:p>149358</text:p>
          </table:table-cell>
          <table:table-cell office:value-type="float" office:value="213.925942897797" calcext:value-type="float">
            <text:p>213.925942897797</text:p>
          </table:table-cell>
          <table:table-cell office:value-type="float" office:value="0" calcext:value-type="float">
            <text:p>0</text:p>
          </table:table-cell>
          <table:table-cell office:value-type="float" office:value="0.958539247512817" calcext:value-type="float">
            <text:p>0.958539247512817</text:p>
          </table:table-cell>
          <table:table-cell office:value-type="float" office:value="221.012818574905" calcext:value-type="float">
            <text:p>221.01281857490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5595903396606" calcext:value-type="float">
            <text:p>2.2559590339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77707099915" calcext:value-type="float">
            <text:p>1.15777707099915</text:p>
          </table:table-cell>
          <table:table-cell office:value-type="float" office:value="221.022130250931" calcext:value-type="float">
            <text:p>221.022130250931</text:p>
          </table:table-cell>
          <table:table-cell table:formula="of:=[.U90]-([.T90]+[.H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26966381073" calcext:value-type="float">
            <text:p>0.3726966381073</text:p>
          </table:table-cell>
          <table:table-cell office:value-type="float" office:value="5" calcext:value-type="float">
            <text:p>5</text:p>
          </table:table-cell>
          <table:table-cell office:value-type="float" office:value="4.79618310928345" calcext:value-type="float">
            <text:p>4.79618310928345</text:p>
          </table:table-cell>
          <table:table-cell office:value-type="float" office:value="0" calcext:value-type="float">
            <text:p>0</text:p>
          </table:table-cell>
          <table:table-cell office:value-type="float" office:value="0.371734142303467" calcext:value-type="float">
            <text:p>0.371734142303467</text:p>
          </table:table-cell>
          <table:table-cell office:value-type="float" office:value="5.54066109657288" calcext:value-type="float">
            <text:p>5.54066109657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914813041687" calcext:value-type="float">
            <text:p>1.99914813041687</text:p>
          </table:table-cell>
          <table:table-cell office:value-type="float" office:value="149016" calcext:value-type="float">
            <text:p>149016</text:p>
          </table:table-cell>
          <table:table-cell office:value-type="float" office:value="217.024605751038" calcext:value-type="float">
            <text:p>217.024605751038</text:p>
          </table:table-cell>
          <table:table-cell office:value-type="float" office:value="0" calcext:value-type="float">
            <text:p>0</text:p>
          </table:table-cell>
          <table:table-cell office:value-type="float" office:value="1.47409868240356" calcext:value-type="float">
            <text:p>1.47409868240356</text:p>
          </table:table-cell>
          <table:table-cell office:value-type="float" office:value="225.3265376091" calcext:value-type="float">
            <text:p>225.32653760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77609539032" calcext:value-type="float">
            <text:p>2.307760953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58230400085" calcext:value-type="float">
            <text:p>1.28558230400085</text:p>
          </table:table-cell>
          <table:table-cell office:value-type="float" office:value="226.856538772583" calcext:value-type="float">
            <text:p>226.856538772583</text:p>
          </table:table-cell>
          <table:table-cell table:formula="of:=[.U91]-([.T91]+[.H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7507305145264" calcext:value-type="float">
            <text:p>0.277507305145264</text:p>
          </table:table-cell>
          <table:table-cell office:value-type="float" office:value="246" calcext:value-type="float">
            <text:p>246</text:p>
          </table:table-cell>
          <table:table-cell office:value-type="float" office:value="6.79845762252808" calcext:value-type="float">
            <text:p>6.79845762252808</text:p>
          </table:table-cell>
          <table:table-cell office:value-type="float" office:value="0" calcext:value-type="float">
            <text:p>0</text:p>
          </table:table-cell>
          <table:table-cell office:value-type="float" office:value="0.592971801757813" calcext:value-type="float">
            <text:p>0.592971801757813</text:p>
          </table:table-cell>
          <table:table-cell office:value-type="float" office:value="7.66898083686829" calcext:value-type="float">
            <text:p>7.668980836868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631066322327" calcext:value-type="float">
            <text:p>1.79631066322327</text:p>
          </table:table-cell>
          <table:table-cell office:value-type="float" office:value="157509" calcext:value-type="float">
            <text:p>157509</text:p>
          </table:table-cell>
          <table:table-cell office:value-type="float" office:value="216.381360769272" calcext:value-type="float">
            <text:p>216.381360769272</text:p>
          </table:table-cell>
          <table:table-cell office:value-type="float" office:value="0" calcext:value-type="float">
            <text:p>0</text:p>
          </table:table-cell>
          <table:table-cell office:value-type="float" office:value="56.414532661438" calcext:value-type="float">
            <text:p>56.414532661438</text:p>
          </table:table-cell>
          <table:table-cell office:value-type="float" office:value="281.092041730881" calcext:value-type="float">
            <text:p>281.0920417308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869146347046" calcext:value-type="float">
            <text:p>1.848691463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919900417328" calcext:value-type="float">
            <text:p>50.7919900417328</text:p>
          </table:table-cell>
          <table:table-cell office:value-type="float" office:value="274.990610361099" calcext:value-type="float">
            <text:p>274.990610361099</text:p>
          </table:table-cell>
          <table:table-cell table:formula="of:=[.U92]-([.T92]+[.H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3442258834839" calcext:value-type="float">
            <text:p>0.283442258834839</text:p>
          </table:table-cell>
          <table:table-cell office:value-type="float" office:value="30" calcext:value-type="float">
            <text:p>30</text:p>
          </table:table-cell>
          <table:table-cell office:value-type="float" office:value="5.02310013771057" calcext:value-type="float">
            <text:p>5.02310013771057</text:p>
          </table:table-cell>
          <table:table-cell office:value-type="float" office:value="0" calcext:value-type="float">
            <text:p>0</text:p>
          </table:table-cell>
          <table:table-cell office:value-type="float" office:value="0.423382997512817" calcext:value-type="float">
            <text:p>0.423382997512817</text:p>
          </table:table-cell>
          <table:table-cell office:value-type="float" office:value="5.72996783256531" calcext:value-type="float">
            <text:p>5.729967832565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818539619446" calcext:value-type="float">
            <text:p>1.74818539619446</text:p>
          </table:table-cell>
          <table:table-cell office:value-type="float" office:value="150083" calcext:value-type="float">
            <text:p>150083</text:p>
          </table:table-cell>
          <table:table-cell office:value-type="float" office:value="210.237587928772" calcext:value-type="float">
            <text:p>210.237587928772</text:p>
          </table:table-cell>
          <table:table-cell office:value-type="float" office:value="0" calcext:value-type="float">
            <text:p>0</text:p>
          </table:table-cell>
          <table:table-cell office:value-type="float" office:value="7.19504594802856" calcext:value-type="float">
            <text:p>7.19504594802856</text:p>
          </table:table-cell>
          <table:table-cell office:value-type="float" office:value="224.333132982254" calcext:value-type="float">
            <text:p>224.33313298225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3826713562" calcext:value-type="float">
            <text:p>1.865382671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145603179932" calcext:value-type="float">
            <text:p>6.74145603179932</text:p>
          </table:table-cell>
          <table:table-cell office:value-type="float" office:value="234.424531459808" calcext:value-type="float">
            <text:p>234.424531459808</text:p>
          </table:table-cell>
          <table:table-cell table:formula="of:=[.U93]-([.T93]+[.H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4108943939209" calcext:value-type="float">
            <text:p>0.464108943939209</text:p>
          </table:table-cell>
          <table:table-cell office:value-type="float" office:value="18" calcext:value-type="float">
            <text:p>18</text:p>
          </table:table-cell>
          <table:table-cell office:value-type="float" office:value="5.270751953125" calcext:value-type="float">
            <text:p>5.270751953125</text:p>
          </table:table-cell>
          <table:table-cell office:value-type="float" office:value="0" calcext:value-type="float">
            <text:p>0</text:p>
          </table:table-cell>
          <table:table-cell office:value-type="float" office:value="0.531680107116699" calcext:value-type="float">
            <text:p>0.531680107116699</text:p>
          </table:table-cell>
          <table:table-cell office:value-type="float" office:value="6.26658391952515" calcext:value-type="float">
            <text:p>6.266583919525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473934173584" calcext:value-type="float">
            <text:p>1.69473934173584</text:p>
          </table:table-cell>
          <table:table-cell office:value-type="float" office:value="149339" calcext:value-type="float">
            <text:p>149339</text:p>
          </table:table-cell>
          <table:table-cell office:value-type="float" office:value="216.360132217407" calcext:value-type="float">
            <text:p>216.360132217407</text:p>
          </table:table-cell>
          <table:table-cell office:value-type="float" office:value="0" calcext:value-type="float">
            <text:p>0</text:p>
          </table:table-cell>
          <table:table-cell office:value-type="float" office:value="4.42438459396362" calcext:value-type="float">
            <text:p>4.42438459396362</text:p>
          </table:table-cell>
          <table:table-cell office:value-type="float" office:value="227.863030910492" calcext:value-type="float">
            <text:p>227.8630309104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6871471405029" calcext:value-type="float">
            <text:p>1.968714714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562717437744" calcext:value-type="float">
            <text:p>5.23562717437744</text:p>
          </table:table-cell>
          <table:table-cell office:value-type="float" office:value="226.802379846573" calcext:value-type="float">
            <text:p>226.802379846573</text:p>
          </table:table-cell>
          <table:table-cell table:formula="of:=[.U94]-([.T94]+[.H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638147354126" calcext:value-type="float">
            <text:p>0.29638147354126</text:p>
          </table:table-cell>
          <table:table-cell office:value-type="float" office:value="3" calcext:value-type="float">
            <text:p>3</text:p>
          </table:table-cell>
          <table:table-cell office:value-type="float" office:value="5.11052012443543" calcext:value-type="float">
            <text:p>5.11052012443543</text:p>
          </table:table-cell>
          <table:table-cell office:value-type="float" office:value="0" calcext:value-type="float">
            <text:p>0</text:p>
          </table:table-cell>
          <table:table-cell office:value-type="float" office:value="0.57400918006897" calcext:value-type="float">
            <text:p>0.57400918006897</text:p>
          </table:table-cell>
          <table:table-cell office:value-type="float" office:value="5.98094367980957" calcext:value-type="float">
            <text:p>5.9809436798095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678544998169" calcext:value-type="float">
            <text:p>1.69678544998169</text:p>
          </table:table-cell>
          <table:table-cell office:value-type="float" office:value="149066" calcext:value-type="float">
            <text:p>149066</text:p>
          </table:table-cell>
          <table:table-cell office:value-type="float" office:value="210.001482009888" calcext:value-type="float">
            <text:p>210.001482009888</text:p>
          </table:table-cell>
          <table:table-cell office:value-type="float" office:value="0" calcext:value-type="float">
            <text:p>0</text:p>
          </table:table-cell>
          <table:table-cell office:value-type="float" office:value="1.46830296516418" calcext:value-type="float">
            <text:p>1.46830296516418</text:p>
          </table:table-cell>
          <table:table-cell office:value-type="float" office:value="218.488887786865" calcext:value-type="float">
            <text:p>218.4888877868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476252555847" calcext:value-type="float">
            <text:p>1.8847625255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940796852112" calcext:value-type="float">
            <text:p>1.53940796852112</text:p>
          </table:table-cell>
          <table:table-cell office:value-type="float" office:value="221.718391895294" calcext:value-type="float">
            <text:p>221.718391895294</text:p>
          </table:table-cell>
          <table:table-cell table:formula="of:=[.U95]-([.T95]+[.H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416780471802" calcext:value-type="float">
            <text:p>0.299416780471802</text:p>
          </table:table-cell>
          <table:table-cell office:value-type="float" office:value="1" calcext:value-type="float">
            <text:p>1</text:p>
          </table:table-cell>
          <table:table-cell office:value-type="float" office:value="5.10978579521179" calcext:value-type="float">
            <text:p>5.10978579521179</text:p>
          </table:table-cell>
          <table:table-cell office:value-type="float" office:value="0" calcext:value-type="float">
            <text:p>0</text:p>
          </table:table-cell>
          <table:table-cell office:value-type="float" office:value="0.401971817016602" calcext:value-type="float">
            <text:p>0.401971817016602</text:p>
          </table:table-cell>
          <table:table-cell office:value-type="float" office:value="5.81121730804443" calcext:value-type="float">
            <text:p>5.8112173080444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84447097778" calcext:value-type="float">
            <text:p>1.65884447097778</text:p>
          </table:table-cell>
          <table:table-cell office:value-type="float" office:value="148900" calcext:value-type="float">
            <text:p>148900</text:p>
          </table:table-cell>
          <table:table-cell office:value-type="float" office:value="207.034005403519" calcext:value-type="float">
            <text:p>207.034005403519</text:p>
          </table:table-cell>
          <table:table-cell office:value-type="float" office:value="0" calcext:value-type="float">
            <text:p>0</text:p>
          </table:table-cell>
          <table:table-cell office:value-type="float" office:value="0.85380482673645" calcext:value-type="float">
            <text:p>0.85380482673645</text:p>
          </table:table-cell>
          <table:table-cell office:value-type="float" office:value="214.455688238144" calcext:value-type="float">
            <text:p>214.4556882381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983302116394" calcext:value-type="float">
            <text:p>1.8398330211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25929260254" calcext:value-type="float">
            <text:p>1.21225929260254</text:p>
          </table:table-cell>
          <table:table-cell office:value-type="float" office:value="216.307657003403" calcext:value-type="float">
            <text:p>216.307657003403</text:p>
          </table:table-cell>
          <table:table-cell table:formula="of:=[.U96]-([.T96]+[.H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3862800598145" calcext:value-type="float">
            <text:p>0.313862800598145</text:p>
          </table:table-cell>
          <table:table-cell office:value-type="float" office:value="36" calcext:value-type="float">
            <text:p>36</text:p>
          </table:table-cell>
          <table:table-cell office:value-type="float" office:value="4.97571325302124" calcext:value-type="float">
            <text:p>4.97571325302124</text:p>
          </table:table-cell>
          <table:table-cell office:value-type="float" office:value="0" calcext:value-type="float">
            <text:p>0</text:p>
          </table:table-cell>
          <table:table-cell office:value-type="float" office:value="0.421836376190186" calcext:value-type="float">
            <text:p>0.421836376190186</text:p>
          </table:table-cell>
          <table:table-cell office:value-type="float" office:value="5.71145629882813" calcext:value-type="float">
            <text:p>5.711456298828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900283813" calcext:value-type="float">
            <text:p>1.68184900283813</text:p>
          </table:table-cell>
          <table:table-cell office:value-type="float" office:value="151857" calcext:value-type="float">
            <text:p>151857</text:p>
          </table:table-cell>
          <table:table-cell office:value-type="float" office:value="208.733291387558" calcext:value-type="float">
            <text:p>208.733291387558</text:p>
          </table:table-cell>
          <table:table-cell office:value-type="float" office:value="0" calcext:value-type="float">
            <text:p>0</text:p>
          </table:table-cell>
          <table:table-cell office:value-type="float" office:value="7.95736169815064" calcext:value-type="float">
            <text:p>7.95736169815064</text:p>
          </table:table-cell>
          <table:table-cell office:value-type="float" office:value="223.445436954498" calcext:value-type="float">
            <text:p>223.4454369544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8660559654236" calcext:value-type="float">
            <text:p>1.7866055965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61539840698" calcext:value-type="float">
            <text:p>7.73361539840698</text:p>
          </table:table-cell>
          <table:table-cell office:value-type="float" office:value="222.971672534943" calcext:value-type="float">
            <text:p>222.971672534943</text:p>
          </table:table-cell>
          <table:table-cell table:formula="of:=[.U97]-([.T97]+[.H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9415616989136" calcext:value-type="float">
            <text:p>0.269415616989136</text:p>
          </table:table-cell>
          <table:table-cell office:value-type="float" office:value="5" calcext:value-type="float">
            <text:p>5</text:p>
          </table:table-cell>
          <table:table-cell office:value-type="float" office:value="5.07794809341431" calcext:value-type="float">
            <text:p>5.07794809341431</text:p>
          </table:table-cell>
          <table:table-cell office:value-type="float" office:value="0" calcext:value-type="float">
            <text:p>0</text:p>
          </table:table-cell>
          <table:table-cell office:value-type="float" office:value="0.423886775970459" calcext:value-type="float">
            <text:p>0.423886775970459</text:p>
          </table:table-cell>
          <table:table-cell office:value-type="float" office:value="5.7712926864624" calcext:value-type="float">
            <text:p>5.77129268646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923901557922" calcext:value-type="float">
            <text:p>1.69923901557922</text:p>
          </table:table-cell>
          <table:table-cell office:value-type="float" office:value="149570" calcext:value-type="float">
            <text:p>149570</text:p>
          </table:table-cell>
          <table:table-cell office:value-type="float" office:value="205.08255147934" calcext:value-type="float">
            <text:p>205.08255147934</text:p>
          </table:table-cell>
          <table:table-cell office:value-type="float" office:value="0" calcext:value-type="float">
            <text:p>0</text:p>
          </table:table-cell>
          <table:table-cell office:value-type="float" office:value="1.81886601448059" calcext:value-type="float">
            <text:p>1.81886601448059</text:p>
          </table:table-cell>
          <table:table-cell office:value-type="float" office:value="213.572934627533" calcext:value-type="float">
            <text:p>213.5729346275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032340049744" calcext:value-type="float">
            <text:p>1.8903234004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58892059326" calcext:value-type="float">
            <text:p>1.69758892059326</text:p>
          </table:table-cell>
          <table:table-cell office:value-type="float" office:value="217.937831401825" calcext:value-type="float">
            <text:p>217.937831401825</text:p>
          </table:table-cell>
          <table:table-cell table:formula="of:=[.U98]-([.T98]+[.H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033639907837" calcext:value-type="float">
            <text:p>0.276033639907837</text:p>
          </table:table-cell>
          <table:table-cell office:value-type="float" office:value="4" calcext:value-type="float">
            <text:p>4</text:p>
          </table:table-cell>
          <table:table-cell office:value-type="float" office:value="5.11711549758911" calcext:value-type="float">
            <text:p>5.11711549758911</text:p>
          </table:table-cell>
          <table:table-cell office:value-type="float" office:value="0" calcext:value-type="float">
            <text:p>0</text:p>
          </table:table-cell>
          <table:table-cell office:value-type="float" office:value="0.506886720657349" calcext:value-type="float">
            <text:p>0.506886720657349</text:p>
          </table:table-cell>
          <table:table-cell office:value-type="float" office:value="5.90007925033569" calcext:value-type="float">
            <text:p>5.900079250335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05470085144" calcext:value-type="float">
            <text:p>1.6705470085144</text:p>
          </table:table-cell>
          <table:table-cell office:value-type="float" office:value="149160" calcext:value-type="float">
            <text:p>149160</text:p>
          </table:table-cell>
          <table:table-cell office:value-type="float" office:value="209.387679576874" calcext:value-type="float">
            <text:p>209.387679576874</text:p>
          </table:table-cell>
          <table:table-cell office:value-type="float" office:value="0" calcext:value-type="float">
            <text:p>0</text:p>
          </table:table-cell>
          <table:table-cell office:value-type="float" office:value="1.35712862014771" calcext:value-type="float">
            <text:p>1.35712862014771</text:p>
          </table:table-cell>
          <table:table-cell office:value-type="float" office:value="217.356207847595" calcext:value-type="float">
            <text:p>217.35620784759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42942237854" calcext:value-type="float">
            <text:p>1.9934294223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671673774719" calcext:value-type="float">
            <text:p>1.49671673774719</text:p>
          </table:table-cell>
          <table:table-cell office:value-type="float" office:value="215.414407253265" calcext:value-type="float">
            <text:p>215.414407253265</text:p>
          </table:table-cell>
          <table:table-cell table:formula="of:=[.U99]-([.T99]+[.H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45195627212524" calcext:value-type="float">
            <text:p>0.245195627212524</text:p>
          </table:table-cell>
          <table:table-cell office:value-type="float" office:value="1" calcext:value-type="float">
            <text:p>1</text:p>
          </table:table-cell>
          <table:table-cell office:value-type="float" office:value="4.99442863464356" calcext:value-type="float">
            <text:p>4.99442863464356</text:p>
          </table:table-cell>
          <table:table-cell office:value-type="float" office:value="0" calcext:value-type="float">
            <text:p>0</text:p>
          </table:table-cell>
          <table:table-cell office:value-type="float" office:value="0.512062549591064" calcext:value-type="float">
            <text:p>0.512062549591064</text:p>
          </table:table-cell>
          <table:table-cell office:value-type="float" office:value="5.75171542167664" calcext:value-type="float">
            <text:p>5.75171542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899346351624" calcext:value-type="float">
            <text:p>1.67899346351624</text:p>
          </table:table-cell>
          <table:table-cell office:value-type="float" office:value="148907" calcext:value-type="float">
            <text:p>148907</text:p>
          </table:table-cell>
          <table:table-cell office:value-type="float" office:value="205.60626578331" calcext:value-type="float">
            <text:p>205.60626578331</text:p>
          </table:table-cell>
          <table:table-cell office:value-type="float" office:value="0" calcext:value-type="float">
            <text:p>0</text:p>
          </table:table-cell>
          <table:table-cell office:value-type="float" office:value="1.10564708709717" calcext:value-type="float">
            <text:p>1.10564708709717</text:p>
          </table:table-cell>
          <table:table-cell office:value-type="float" office:value="213.273154735565" calcext:value-type="float">
            <text:p>213.2731547355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7567691803" calcext:value-type="float">
            <text:p>1.84575676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85703659058" calcext:value-type="float">
            <text:p>1.05785703659058</text:p>
          </table:table-cell>
          <table:table-cell office:value-type="float" office:value="216.568536043167" calcext:value-type="float">
            <text:p>216.568536043167</text:p>
          </table:table-cell>
          <table:table-cell table:formula="of:=[.U100]-([.T100]+[.H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766435623169" calcext:value-type="float">
            <text:p>0.409766435623169</text:p>
          </table:table-cell>
          <table:table-cell office:value-type="float" office:value="58" calcext:value-type="float">
            <text:p>58</text:p>
          </table:table-cell>
          <table:table-cell office:value-type="float" office:value="14.1166317462921" calcext:value-type="float">
            <text:p>14.1166317462921</text:p>
          </table:table-cell>
          <table:table-cell office:value-type="float" office:value="0" calcext:value-type="float">
            <text:p>0</text:p>
          </table:table-cell>
          <table:table-cell office:value-type="float" office:value="0.681531667709351" calcext:value-type="float">
            <text:p>0.681531667709351</text:p>
          </table:table-cell>
          <table:table-cell office:value-type="float" office:value="15.2079646587372" calcext:value-type="float">
            <text:p>15.20796465873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193622589111" calcext:value-type="float">
            <text:p>2.22193622589111</text:p>
          </table:table-cell>
          <table:table-cell office:value-type="float" office:value="158517" calcext:value-type="float">
            <text:p>158517</text:p>
          </table:table-cell>
          <table:table-cell office:value-type="float" office:value="265.394616365433" calcext:value-type="float">
            <text:p>265.394616365433</text:p>
          </table:table-cell>
          <table:table-cell office:value-type="float" office:value="0" calcext:value-type="float">
            <text:p>0</text:p>
          </table:table-cell>
          <table:table-cell office:value-type="float" office:value="13.6695263385773" calcext:value-type="float">
            <text:p>13.6695263385773</text:p>
          </table:table-cell>
          <table:table-cell office:value-type="float" office:value="293.918424129486" calcext:value-type="float">
            <text:p>293.9184241294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905626297" calcext:value-type="float">
            <text:p>2.35790562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54433727264" calcext:value-type="float">
            <text:p>13.7154433727264</text:p>
          </table:table-cell>
          <table:table-cell office:value-type="float" office:value="297.834326505661" calcext:value-type="float">
            <text:p>297.834326505661</text:p>
          </table:table-cell>
          <table:table-cell table:formula="of:=[.U101]-([.T101]+[.H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6016063690186" calcext:value-type="float">
            <text:p>0.456016063690186</text:p>
          </table:table-cell>
          <table:table-cell office:value-type="float" office:value="17" calcext:value-type="float">
            <text:p>17</text:p>
          </table:table-cell>
          <table:table-cell office:value-type="float" office:value="13.4994652271271" calcext:value-type="float">
            <text:p>13.4994652271271</text:p>
          </table:table-cell>
          <table:table-cell office:value-type="float" office:value="0" calcext:value-type="float">
            <text:p>0</text:p>
          </table:table-cell>
          <table:table-cell office:value-type="float" office:value="0.700320243835449" calcext:value-type="float">
            <text:p>0.700320243835449</text:p>
          </table:table-cell>
          <table:table-cell office:value-type="float" office:value="14.6558387279511" calcext:value-type="float">
            <text:p>14.6558387279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457391738892" calcext:value-type="float">
            <text:p>2.15457391738892</text:p>
          </table:table-cell>
          <table:table-cell office:value-type="float" office:value="158259" calcext:value-type="float">
            <text:p>158259</text:p>
          </table:table-cell>
          <table:table-cell office:value-type="float" office:value="263.677187204361" calcext:value-type="float">
            <text:p>263.677187204361</text:p>
          </table:table-cell>
          <table:table-cell office:value-type="float" office:value="0" calcext:value-type="float">
            <text:p>0</text:p>
          </table:table-cell>
          <table:table-cell office:value-type="float" office:value="4.74659442901611" calcext:value-type="float">
            <text:p>4.74659442901611</text:p>
          </table:table-cell>
          <table:table-cell office:value-type="float" office:value="283.667182922363" calcext:value-type="float">
            <text:p>283.6671829223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1844558716" calcext:value-type="float">
            <text:p>2.4409184455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257261276245" calcext:value-type="float">
            <text:p>4.67257261276245</text:p>
          </table:table-cell>
          <table:table-cell office:value-type="float" office:value="289.100663661957" calcext:value-type="float">
            <text:p>289.100663661957</text:p>
          </table:table-cell>
          <table:table-cell table:formula="of:=[.U102]-([.T102]+[.H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5573835372925" calcext:value-type="float">
            <text:p>0.415573835372925</text:p>
          </table:table-cell>
          <table:table-cell office:value-type="float" office:value="58" calcext:value-type="float">
            <text:p>58</text:p>
          </table:table-cell>
          <table:table-cell office:value-type="float" office:value="13.4789555072784" calcext:value-type="float">
            <text:p>13.4789555072784</text:p>
          </table:table-cell>
          <table:table-cell office:value-type="float" office:value="0" calcext:value-type="float">
            <text:p>0</text:p>
          </table:table-cell>
          <table:table-cell office:value-type="float" office:value="0.723297357559204" calcext:value-type="float">
            <text:p>0.723297357559204</text:p>
          </table:table-cell>
          <table:table-cell office:value-type="float" office:value="14.6178636550903" calcext:value-type="float">
            <text:p>14.617863655090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129430770874" calcext:value-type="float">
            <text:p>2.2129430770874</text:p>
          </table:table-cell>
          <table:table-cell office:value-type="float" office:value="158180" calcext:value-type="float">
            <text:p>158180</text:p>
          </table:table-cell>
          <table:table-cell office:value-type="float" office:value="264.907171726227" calcext:value-type="float">
            <text:p>264.907171726227</text:p>
          </table:table-cell>
          <table:table-cell office:value-type="float" office:value="0" calcext:value-type="float">
            <text:p>0</text:p>
          </table:table-cell>
          <table:table-cell office:value-type="float" office:value="13.7409267425537" calcext:value-type="float">
            <text:p>13.7409267425537</text:p>
          </table:table-cell>
          <table:table-cell office:value-type="float" office:value="294.143372058868" calcext:value-type="float">
            <text:p>294.14337205886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444779396057" calcext:value-type="float">
            <text:p>2.4044477939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107623100281" calcext:value-type="float">
            <text:p>13.9107623100281</text:p>
          </table:table-cell>
          <table:table-cell office:value-type="float" office:value="297.473342895508" calcext:value-type="float">
            <text:p>297.473342895508</text:p>
          </table:table-cell>
          <table:table-cell table:formula="of:=[.U103]-([.T103]+[.H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741060256958" calcext:value-type="float">
            <text:p>0.42741060256958</text:p>
          </table:table-cell>
          <table:table-cell office:value-type="float" office:value="3" calcext:value-type="float">
            <text:p>3</text:p>
          </table:table-cell>
          <table:table-cell office:value-type="float" office:value="13.5409669876099" calcext:value-type="float">
            <text:p>13.5409669876099</text:p>
          </table:table-cell>
          <table:table-cell office:value-type="float" office:value="0" calcext:value-type="float">
            <text:p>0</text:p>
          </table:table-cell>
          <table:table-cell office:value-type="float" office:value="0.7147216796875" calcext:value-type="float">
            <text:p>0.7147216796875</text:p>
          </table:table-cell>
          <table:table-cell office:value-type="float" office:value="14.6831464767456" calcext:value-type="float">
            <text:p>14.68314647674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208956718445" calcext:value-type="float">
            <text:p>2.18208956718445</text:p>
          </table:table-cell>
          <table:table-cell office:value-type="float" office:value="158064" calcext:value-type="float">
            <text:p>158064</text:p>
          </table:table-cell>
          <table:table-cell office:value-type="float" office:value="264.796621322632" calcext:value-type="float">
            <text:p>264.796621322632</text:p>
          </table:table-cell>
          <table:table-cell office:value-type="float" office:value="0" calcext:value-type="float">
            <text:p>0</text:p>
          </table:table-cell>
          <table:table-cell office:value-type="float" office:value="1.51339054107666" calcext:value-type="float">
            <text:p>1.51339054107666</text:p>
          </table:table-cell>
          <table:table-cell office:value-type="float" office:value="281.861251115799" calcext:value-type="float">
            <text:p>281.8612511157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067602157593" calcext:value-type="float">
            <text:p>2.3906760215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86433506012" calcext:value-type="float">
            <text:p>1.7986433506012</text:p>
          </table:table-cell>
          <table:table-cell office:value-type="float" office:value="283.060701608658" calcext:value-type="float">
            <text:p>283.060701608658</text:p>
          </table:table-cell>
          <table:table-cell table:formula="of:=[.U104]-([.T104]+[.H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0921087265015" calcext:value-type="float">
            <text:p>0.420921087265015</text:p>
          </table:table-cell>
          <table:table-cell office:value-type="float" office:value="2" calcext:value-type="float">
            <text:p>2</text:p>
          </table:table-cell>
          <table:table-cell office:value-type="float" office:value="13.4495151042938" calcext:value-type="float">
            <text:p>13.4495151042938</text:p>
          </table:table-cell>
          <table:table-cell office:value-type="float" office:value="0" calcext:value-type="float">
            <text:p>0</text:p>
          </table:table-cell>
          <table:table-cell office:value-type="float" office:value="0.73731803894043" calcext:value-type="float">
            <text:p>0.73731803894043</text:p>
          </table:table-cell>
          <table:table-cell office:value-type="float" office:value="14.6077909469604" calcext:value-type="float">
            <text:p>14.6077909469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464853286743" calcext:value-type="float">
            <text:p>2.16464853286743</text:p>
          </table:table-cell>
          <table:table-cell office:value-type="float" office:value="158001" calcext:value-type="float">
            <text:p>158001</text:p>
          </table:table-cell>
          <table:table-cell office:value-type="float" office:value="266.040214776993" calcext:value-type="float">
            <text:p>266.040214776993</text:p>
          </table:table-cell>
          <table:table-cell office:value-type="float" office:value="0" calcext:value-type="float">
            <text:p>0</text:p>
          </table:table-cell>
          <table:table-cell office:value-type="float" office:value="1.3500394821167" calcext:value-type="float">
            <text:p>1.3500394821167</text:p>
          </table:table-cell>
          <table:table-cell office:value-type="float" office:value="282.81032371521" calcext:value-type="float">
            <text:p>282.8103237152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432040214539" calcext:value-type="float">
            <text:p>2.4843204021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07496261597" calcext:value-type="float">
            <text:p>1.44607496261597</text:p>
          </table:table-cell>
          <table:table-cell office:value-type="float" office:value="295.84173822403" calcext:value-type="float">
            <text:p>295.84173822403</text:p>
          </table:table-cell>
          <table:table-cell table:formula="of:=[.U105]-([.T105]+[.H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5105829238892" calcext:value-type="float">
            <text:p>0.405105829238892</text:p>
          </table:table-cell>
          <table:table-cell office:value-type="float" office:value="3" calcext:value-type="float">
            <text:p>3</text:p>
          </table:table-cell>
          <table:table-cell office:value-type="float" office:value="14.8363091945648" calcext:value-type="float">
            <text:p>14.8363091945648</text:p>
          </table:table-cell>
          <table:table-cell office:value-type="float" office:value="0" calcext:value-type="float">
            <text:p>0</text:p>
          </table:table-cell>
          <table:table-cell office:value-type="float" office:value="0.719821453094482" calcext:value-type="float">
            <text:p>0.719821453094482</text:p>
          </table:table-cell>
          <table:table-cell office:value-type="float" office:value="15.9612729549408" calcext:value-type="float">
            <text:p>15.961272954940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746665000916" calcext:value-type="float">
            <text:p>2.15746665000916</text:p>
          </table:table-cell>
          <table:table-cell office:value-type="float" office:value="157944" calcext:value-type="float">
            <text:p>157944</text:p>
          </table:table-cell>
          <table:table-cell office:value-type="float" office:value="264.872595787048" calcext:value-type="float">
            <text:p>264.872595787048</text:p>
          </table:table-cell>
          <table:table-cell office:value-type="float" office:value="0" calcext:value-type="float">
            <text:p>0</text:p>
          </table:table-cell>
          <table:table-cell office:value-type="float" office:value="1.52809619903564" calcext:value-type="float">
            <text:p>1.52809619903564</text:p>
          </table:table-cell>
          <table:table-cell office:value-type="float" office:value="282.184865474701" calcext:value-type="float">
            <text:p>282.18486547470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886696815491" calcext:value-type="float">
            <text:p>2.3188669681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007905960083" calcext:value-type="float">
            <text:p>1.60007905960083</text:p>
          </table:table-cell>
          <table:table-cell office:value-type="float" office:value="285.480130910873" calcext:value-type="float">
            <text:p>285.480130910873</text:p>
          </table:table-cell>
          <table:table-cell table:formula="of:=[.U106]-([.T106]+[.H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04939794540405" calcext:value-type="float">
            <text:p>0.504939794540405</text:p>
          </table:table-cell>
          <table:table-cell office:value-type="float" office:value="227" calcext:value-type="float">
            <text:p>227</text:p>
          </table:table-cell>
          <table:table-cell office:value-type="float" office:value="8.7706573009491" calcext:value-type="float">
            <text:p>8.7706573009491</text:p>
          </table:table-cell>
          <table:table-cell office:value-type="float" office:value="0" calcext:value-type="float">
            <text:p>0</text:p>
          </table:table-cell>
          <table:table-cell office:value-type="float" office:value="0.777713298797607" calcext:value-type="float">
            <text:p>0.777713298797607</text:p>
          </table:table-cell>
          <table:table-cell office:value-type="float" office:value="10.0533511638641" calcext:value-type="float">
            <text:p>10.05335116386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0483484268188" calcext:value-type="float">
            <text:p>2.30483484268188</text:p>
          </table:table-cell>
          <table:table-cell office:value-type="float" office:value="154622" calcext:value-type="float">
            <text:p>154622</text:p>
          </table:table-cell>
          <table:table-cell office:value-type="float" office:value="321.485667467117" calcext:value-type="float">
            <text:p>321.485667467117</text:p>
          </table:table-cell>
          <table:table-cell office:value-type="float" office:value="0" calcext:value-type="float">
            <text:p>0</text:p>
          </table:table-cell>
          <table:table-cell office:value-type="float" office:value="86.3118777275085" calcext:value-type="float">
            <text:p>86.3118777275085</text:p>
          </table:table-cell>
          <table:table-cell office:value-type="float" office:value="417.51043343544" calcext:value-type="float">
            <text:p>417.5104334354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63688659668" calcext:value-type="float">
            <text:p>2.766368865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766200065613" calcext:value-type="float">
            <text:p>89.6766200065613</text:p>
          </table:table-cell>
          <table:table-cell office:value-type="float" office:value="403.683434486389" calcext:value-type="float">
            <text:p>403.683434486389</text:p>
          </table:table-cell>
          <table:table-cell table:formula="of:=[.U107]-([.T107]+[.H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33879041671753" calcext:value-type="float">
            <text:p>0.533879041671753</text:p>
          </table:table-cell>
          <table:table-cell office:value-type="float" office:value="2" calcext:value-type="float">
            <text:p>2</text:p>
          </table:table-cell>
          <table:table-cell office:value-type="float" office:value="7.01987028121948" calcext:value-type="float">
            <text:p>7.01987028121948</text:p>
          </table:table-cell>
          <table:table-cell office:value-type="float" office:value="0" calcext:value-type="float">
            <text:p>0</text:p>
          </table:table-cell>
          <table:table-cell office:value-type="float" office:value="0.822256326675415" calcext:value-type="float">
            <text:p>0.822256326675415</text:p>
          </table:table-cell>
          <table:table-cell office:value-type="float" office:value="8.37603998184204" calcext:value-type="float">
            <text:p>8.376039981842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1907539367676" calcext:value-type="float">
            <text:p>2.51907539367676</text:p>
          </table:table-cell>
          <table:table-cell office:value-type="float" office:value="149137" calcext:value-type="float">
            <text:p>149137</text:p>
          </table:table-cell>
          <table:table-cell office:value-type="float" office:value="303.240215778351" calcext:value-type="float">
            <text:p>303.240215778351</text:p>
          </table:table-cell>
          <table:table-cell office:value-type="float" office:value="0" calcext:value-type="float">
            <text:p>0</text:p>
          </table:table-cell>
          <table:table-cell office:value-type="float" office:value="1.92946982383728" calcext:value-type="float">
            <text:p>1.92946982383728</text:p>
          </table:table-cell>
          <table:table-cell office:value-type="float" office:value="314.820713996887" calcext:value-type="float">
            <text:p>314.8207139968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40675354004" calcext:value-type="float">
            <text:p>2.63840675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59686851501" calcext:value-type="float">
            <text:p>1.66359686851501</text:p>
          </table:table-cell>
          <table:table-cell office:value-type="float" office:value="305.912814617157" calcext:value-type="float">
            <text:p>305.912814617157</text:p>
          </table:table-cell>
          <table:table-cell table:formula="of:=[.U108]-([.T108]+[.H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5237483978271" calcext:value-type="float">
            <text:p>0.355237483978271</text:p>
          </table:table-cell>
          <table:table-cell office:value-type="float" office:value="3" calcext:value-type="float">
            <text:p>3</text:p>
          </table:table-cell>
          <table:table-cell office:value-type="float" office:value="6.49933218955994" calcext:value-type="float">
            <text:p>6.49933218955994</text:p>
          </table:table-cell>
          <table:table-cell office:value-type="float" office:value="0" calcext:value-type="float">
            <text:p>0</text:p>
          </table:table-cell>
          <table:table-cell office:value-type="float" office:value="0.936131238937378" calcext:value-type="float">
            <text:p>0.936131238937378</text:p>
          </table:table-cell>
          <table:table-cell office:value-type="float" office:value="7.79074358940125" calcext:value-type="float">
            <text:p>7.79074358940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048970222473" calcext:value-type="float">
            <text:p>2.26048970222473</text:p>
          </table:table-cell>
          <table:table-cell office:value-type="float" office:value="148803" calcext:value-type="float">
            <text:p>148803</text:p>
          </table:table-cell>
          <table:table-cell office:value-type="float" office:value="280.103140354156" calcext:value-type="float">
            <text:p>280.103140354156</text:p>
          </table:table-cell>
          <table:table-cell office:value-type="float" office:value="0" calcext:value-type="float">
            <text:p>0</text:p>
          </table:table-cell>
          <table:table-cell office:value-type="float" office:value="1.99279069900513" calcext:value-type="float">
            <text:p>1.99279069900513</text:p>
          </table:table-cell>
          <table:table-cell office:value-type="float" office:value="290.802097558975" calcext:value-type="float">
            <text:p>290.80209755897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235946655273" calcext:value-type="float">
            <text:p>2.422359466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70134735107" calcext:value-type="float">
            <text:p>1.90970134735107</text:p>
          </table:table-cell>
          <table:table-cell office:value-type="float" office:value="295.442221641541" calcext:value-type="float">
            <text:p>295.442221641541</text:p>
          </table:table-cell>
          <table:table-cell table:formula="of:=[.U109]-([.T109]+[.H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219718933105" calcext:value-type="float">
            <text:p>0.383219718933105</text:p>
          </table:table-cell>
          <table:table-cell office:value-type="float" office:value="11" calcext:value-type="float">
            <text:p>11</text:p>
          </table:table-cell>
          <table:table-cell office:value-type="float" office:value="6.5208523273468" calcext:value-type="float">
            <text:p>6.5208523273468</text:p>
          </table:table-cell>
          <table:table-cell office:value-type="float" office:value="0" calcext:value-type="float">
            <text:p>0</text:p>
          </table:table-cell>
          <table:table-cell office:value-type="float" office:value="0.926172018051147" calcext:value-type="float">
            <text:p>0.926172018051147</text:p>
          </table:table-cell>
          <table:table-cell office:value-type="float" office:value="7.83030223846436" calcext:value-type="float">
            <text:p>7.830302238464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7569079399109" calcext:value-type="float">
            <text:p>2.27569079399109</text:p>
          </table:table-cell>
          <table:table-cell office:value-type="float" office:value="150430" calcext:value-type="float">
            <text:p>150430</text:p>
          </table:table-cell>
          <table:table-cell office:value-type="float" office:value="282.350695133209" calcext:value-type="float">
            <text:p>282.350695133209</text:p>
          </table:table-cell>
          <table:table-cell office:value-type="float" office:value="0" calcext:value-type="float">
            <text:p>0</text:p>
          </table:table-cell>
          <table:table-cell office:value-type="float" office:value="4.59840202331543" calcext:value-type="float">
            <text:p>4.59840202331543</text:p>
          </table:table-cell>
          <table:table-cell office:value-type="float" office:value="295.651297330856" calcext:value-type="float">
            <text:p>295.651297330856</text:p>
          </table:table-cell>
          <table:table-cell office:value-type="float" office:value="38712" calcext:value-type="float">
            <text:p>38712</text:p>
          </table:table-cell>
          <table:table-cell office:value-type="float" office:value="2.4083616733551" calcext:value-type="float">
            <text:p>2.408361673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540576934814" calcext:value-type="float">
            <text:p>4.39540576934814</text:p>
          </table:table-cell>
          <table:table-cell office:value-type="float" office:value="298.158196687698" calcext:value-type="float">
            <text:p>298.158196687698</text:p>
          </table:table-cell>
          <table:table-cell table:formula="of:=[.U110]-([.T110]+[.H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0186262130737" calcext:value-type="float">
            <text:p>0.440186262130737</text:p>
          </table:table-cell>
          <table:table-cell office:value-type="float" office:value="1" calcext:value-type="float">
            <text:p>1</text:p>
          </table:table-cell>
          <table:table-cell office:value-type="float" office:value="6.46487426757813" calcext:value-type="float">
            <text:p>6.46487426757813</text:p>
          </table:table-cell>
          <table:table-cell office:value-type="float" office:value="0" calcext:value-type="float">
            <text:p>0</text:p>
          </table:table-cell>
          <table:table-cell office:value-type="float" office:value="0.810196876525879" calcext:value-type="float">
            <text:p>0.810196876525879</text:p>
          </table:table-cell>
          <table:table-cell office:value-type="float" office:value="7.71529722213745" calcext:value-type="float">
            <text:p>7.715297222137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335000991821" calcext:value-type="float">
            <text:p>2.26335000991821</text:p>
          </table:table-cell>
          <table:table-cell office:value-type="float" office:value="149231" calcext:value-type="float">
            <text:p>149231</text:p>
          </table:table-cell>
          <table:table-cell office:value-type="float" office:value="280.807265996933" calcext:value-type="float">
            <text:p>280.807265996933</text:p>
          </table:table-cell>
          <table:table-cell office:value-type="float" office:value="0" calcext:value-type="float">
            <text:p>0</text:p>
          </table:table-cell>
          <table:table-cell office:value-type="float" office:value="1.80692529678345" calcext:value-type="float">
            <text:p>1.80692529678345</text:p>
          </table:table-cell>
          <table:table-cell office:value-type="float" office:value="291.440371513367" calcext:value-type="float">
            <text:p>291.44037151336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382496833801" calcext:value-type="float">
            <text:p>2.4838249683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439416885376" calcext:value-type="float">
            <text:p>1.63439416885376</text:p>
          </table:table-cell>
          <table:table-cell office:value-type="float" office:value="293.519825220108" calcext:value-type="float">
            <text:p>293.519825220108</text:p>
          </table:table-cell>
          <table:table-cell table:formula="of:=[.U111]-([.T111]+[.H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477614402771" calcext:value-type="float">
            <text:p>0.5477614402771</text:p>
          </table:table-cell>
          <table:table-cell office:value-type="float" office:value="457" calcext:value-type="float">
            <text:p>457</text:p>
          </table:table-cell>
          <table:table-cell office:value-type="float" office:value="9.09810304641724" calcext:value-type="float">
            <text:p>9.09810304641724</text:p>
          </table:table-cell>
          <table:table-cell office:value-type="float" office:value="0" calcext:value-type="float">
            <text:p>0</text:p>
          </table:table-cell>
          <table:table-cell office:value-type="float" office:value="0.577385663986206" calcext:value-type="float">
            <text:p>0.577385663986206</text:p>
          </table:table-cell>
          <table:table-cell office:value-type="float" office:value="10.2232885360718" calcext:value-type="float">
            <text:p>10.22328853607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671339035034" calcext:value-type="float">
            <text:p>2.25671339035034</text:p>
          </table:table-cell>
          <table:table-cell office:value-type="float" office:value="160908" calcext:value-type="float">
            <text:p>160908</text:p>
          </table:table-cell>
          <table:table-cell office:value-type="float" office:value="301.000561714172" calcext:value-type="float">
            <text:p>301.000561714172</text:p>
          </table:table-cell>
          <table:table-cell office:value-type="float" office:value="0" calcext:value-type="float">
            <text:p>0</text:p>
          </table:table-cell>
          <table:table-cell office:value-type="float" office:value="23.1445918083191" calcext:value-type="float">
            <text:p>23.1445918083191</text:p>
          </table:table-cell>
          <table:table-cell office:value-type="float" office:value="334.233797311783" calcext:value-type="float">
            <text:p>334.23379731178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3655481338501" calcext:value-type="float">
            <text:p>2.5365548133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95064163208" calcext:value-type="float">
            <text:p>22.5595064163208</text:p>
          </table:table-cell>
          <table:table-cell office:value-type="float" office:value="338.019413948059" calcext:value-type="float">
            <text:p>338.019413948059</text:p>
          </table:table-cell>
          <table:table-cell table:formula="of:=[.U112]-([.T112]+[.H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3302669525147" calcext:value-type="float">
            <text:p>0.403302669525147</text:p>
          </table:table-cell>
          <table:table-cell office:value-type="float" office:value="81" calcext:value-type="float">
            <text:p>81</text:p>
          </table:table-cell>
          <table:table-cell office:value-type="float" office:value="8.4643726348877" calcext:value-type="float">
            <text:p>8.4643726348877</text:p>
          </table:table-cell>
          <table:table-cell office:value-type="float" office:value="0" calcext:value-type="float">
            <text:p>0</text:p>
          </table:table-cell>
          <table:table-cell office:value-type="float" office:value="0.551053285598755" calcext:value-type="float">
            <text:p>0.551053285598755</text:p>
          </table:table-cell>
          <table:table-cell office:value-type="float" office:value="9.41876912117004" calcext:value-type="float">
            <text:p>9.418769121170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0519690513611" calcext:value-type="float">
            <text:p>2.40519690513611</text:p>
          </table:table-cell>
          <table:table-cell office:value-type="float" office:value="159817" calcext:value-type="float">
            <text:p>159817</text:p>
          </table:table-cell>
          <table:table-cell office:value-type="float" office:value="302.143181562424" calcext:value-type="float">
            <text:p>302.143181562424</text:p>
          </table:table-cell>
          <table:table-cell office:value-type="float" office:value="0" calcext:value-type="float">
            <text:p>0</text:p>
          </table:table-cell>
          <table:table-cell office:value-type="float" office:value="6.24473094940186" calcext:value-type="float">
            <text:p>6.24473094940186</text:p>
          </table:table-cell>
          <table:table-cell office:value-type="float" office:value="319.18839263916" calcext:value-type="float">
            <text:p>319.188392639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54024863243103" calcext:value-type="float">
            <text:p>2.540248632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800546646118" calcext:value-type="float">
            <text:p>6.41800546646118</text:p>
          </table:table-cell>
          <table:table-cell office:value-type="float" office:value="321.554339408874" calcext:value-type="float">
            <text:p>321.554339408874</text:p>
          </table:table-cell>
          <table:table-cell table:formula="of:=[.U113]-([.T113]+[.H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6861791610718" calcext:value-type="float">
            <text:p>0.396861791610718</text:p>
          </table:table-cell>
          <table:table-cell office:value-type="float" office:value="24" calcext:value-type="float">
            <text:p>24</text:p>
          </table:table-cell>
          <table:table-cell office:value-type="float" office:value="10.2997996807098" calcext:value-type="float">
            <text:p>10.2997996807098</text:p>
          </table:table-cell>
          <table:table-cell office:value-type="float" office:value="0" calcext:value-type="float">
            <text:p>0</text:p>
          </table:table-cell>
          <table:table-cell office:value-type="float" office:value="0.60545802116394" calcext:value-type="float">
            <text:p>0.60545802116394</text:p>
          </table:table-cell>
          <table:table-cell office:value-type="float" office:value="11.3021612167358" calcext:value-type="float">
            <text:p>11.30216121673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485101699829" calcext:value-type="float">
            <text:p>2.34485101699829</text:p>
          </table:table-cell>
          <table:table-cell office:value-type="float" office:value="158334" calcext:value-type="float">
            <text:p>158334</text:p>
          </table:table-cell>
          <table:table-cell office:value-type="float" office:value="308.476605415344" calcext:value-type="float">
            <text:p>308.476605415344</text:p>
          </table:table-cell>
          <table:table-cell office:value-type="float" office:value="0" calcext:value-type="float">
            <text:p>0</text:p>
          </table:table-cell>
          <table:table-cell office:value-type="float" office:value="4.03425860404968" calcext:value-type="float">
            <text:p>4.03425860404968</text:p>
          </table:table-cell>
          <table:table-cell office:value-type="float" office:value="325.329738616943" calcext:value-type="float">
            <text:p>325.32973861694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44995880127" calcext:value-type="float">
            <text:p>2.594499588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565034866333" calcext:value-type="float">
            <text:p>4.18565034866333</text:p>
          </table:table-cell>
          <table:table-cell office:value-type="float" office:value="1982.17997694016" calcext:value-type="float">
            <text:p>1982.17997694016</text:p>
          </table:table-cell>
          <table:table-cell table:formula="of:=[.U114]-([.T114]+[.H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7833566665649" calcext:value-type="float">
            <text:p>0.417833566665649</text:p>
          </table:table-cell>
          <table:table-cell office:value-type="float" office:value="25" calcext:value-type="float">
            <text:p>25</text:p>
          </table:table-cell>
          <table:table-cell office:value-type="float" office:value="12.8048570156097" calcext:value-type="float">
            <text:p>12.8048570156097</text:p>
          </table:table-cell>
          <table:table-cell office:value-type="float" office:value="0" calcext:value-type="float">
            <text:p>0</text:p>
          </table:table-cell>
          <table:table-cell office:value-type="float" office:value="0.683188915252686" calcext:value-type="float">
            <text:p>0.683188915252686</text:p>
          </table:table-cell>
          <table:table-cell office:value-type="float" office:value="13.9059145450592" calcext:value-type="float">
            <text:p>13.905914545059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1700797080994" calcext:value-type="float">
            <text:p>2.11700797080994</text:p>
          </table:table-cell>
          <table:table-cell office:value-type="float" office:value="158198" calcext:value-type="float">
            <text:p>158198</text:p>
          </table:table-cell>
          <table:table-cell office:value-type="float" office:value="266.526062488556" calcext:value-type="float">
            <text:p>266.526062488556</text:p>
          </table:table-cell>
          <table:table-cell office:value-type="float" office:value="0" calcext:value-type="float">
            <text:p>0</text:p>
          </table:table-cell>
          <table:table-cell office:value-type="float" office:value="6.51071119308472" calcext:value-type="float">
            <text:p>6.51071119308472</text:p>
          </table:table-cell>
          <table:table-cell office:value-type="float" office:value="288.079491853714" calcext:value-type="float">
            <text:p>288.0794918537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10427093506" calcext:value-type="float">
            <text:p>2.3641042709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849889755249" calcext:value-type="float">
            <text:p>6.51849889755249</text:p>
          </table:table-cell>
          <table:table-cell office:value-type="float" office:value="290.507563114166" calcext:value-type="float">
            <text:p>290.507563114166</text:p>
          </table:table-cell>
          <table:table-cell table:formula="of:=[.U115]-([.T115]+[.H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8340950012207" calcext:value-type="float">
            <text:p>0.388340950012207</text:p>
          </table:table-cell>
          <table:table-cell office:value-type="float" office:value="1" calcext:value-type="float">
            <text:p>1</text:p>
          </table:table-cell>
          <table:table-cell office:value-type="float" office:value="16.471165895462" calcext:value-type="float">
            <text:p>16.471165895462</text:p>
          </table:table-cell>
          <table:table-cell office:value-type="float" office:value="0" calcext:value-type="float">
            <text:p>0</text:p>
          </table:table-cell>
          <table:table-cell office:value-type="float" office:value="0.852332830429077" calcext:value-type="float">
            <text:p>0.852332830429077</text:p>
          </table:table-cell>
          <table:table-cell office:value-type="float" office:value="17.7118761539459" calcext:value-type="float">
            <text:p>17.711876153945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55474281311" calcext:value-type="float">
            <text:p>2.18555474281311</text:p>
          </table:table-cell>
          <table:table-cell office:value-type="float" office:value="158061" calcext:value-type="float">
            <text:p>158061</text:p>
          </table:table-cell>
          <table:table-cell office:value-type="float" office:value="266.988511800766" calcext:value-type="float">
            <text:p>266.988511800766</text:p>
          </table:table-cell>
          <table:table-cell office:value-type="float" office:value="0" calcext:value-type="float">
            <text:p>0</text:p>
          </table:table-cell>
          <table:table-cell office:value-type="float" office:value="1.55693030357361" calcext:value-type="float">
            <text:p>1.55693030357361</text:p>
          </table:table-cell>
          <table:table-cell office:value-type="float" office:value="286.751054048538" calcext:value-type="float">
            <text:p>286.75105404853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26540184021" calcext:value-type="float">
            <text:p>2.3126540184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51753234863" calcext:value-type="float">
            <text:p>1.97851753234863</text:p>
          </table:table-cell>
          <table:table-cell office:value-type="float" office:value="291.769321203232" calcext:value-type="float">
            <text:p>291.769321203232</text:p>
          </table:table-cell>
          <table:table-cell table:formula="of:=[.U116]-([.T116]+[.H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946816444397" calcext:value-type="float">
            <text:p>0.41946816444397</text:p>
          </table:table-cell>
          <table:table-cell office:value-type="float" office:value="3" calcext:value-type="float">
            <text:p>3</text:p>
          </table:table-cell>
          <table:table-cell office:value-type="float" office:value="13.2304928302765" calcext:value-type="float">
            <text:p>13.2304928302765</text:p>
          </table:table-cell>
          <table:table-cell office:value-type="float" office:value="0" calcext:value-type="float">
            <text:p>0</text:p>
          </table:table-cell>
          <table:table-cell office:value-type="float" office:value="0.738941669464111" calcext:value-type="float">
            <text:p>0.738941669464111</text:p>
          </table:table-cell>
          <table:table-cell office:value-type="float" office:value="14.3889381885529" calcext:value-type="float">
            <text:p>14.388938188552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65821647644" calcext:value-type="float">
            <text:p>2.18565821647644</text:p>
          </table:table-cell>
          <table:table-cell office:value-type="float" office:value="158168" calcext:value-type="float">
            <text:p>158168</text:p>
          </table:table-cell>
          <table:table-cell office:value-type="float" office:value="266.969212055206" calcext:value-type="float">
            <text:p>266.969212055206</text:p>
          </table:table-cell>
          <table:table-cell office:value-type="float" office:value="0" calcext:value-type="float">
            <text:p>0</text:p>
          </table:table-cell>
          <table:table-cell office:value-type="float" office:value="1.64753150939941" calcext:value-type="float">
            <text:p>1.64753150939941</text:p>
          </table:table-cell>
          <table:table-cell office:value-type="float" office:value="283.478596448898" calcext:value-type="float">
            <text:p>283.47859644889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603217124939" calcext:value-type="float">
            <text:p>2.3160321712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421757698059" calcext:value-type="float">
            <text:p>1.80421757698059</text:p>
          </table:table-cell>
          <table:table-cell office:value-type="float" office:value="286.501857995987" calcext:value-type="float">
            <text:p>286.501857995987</text:p>
          </table:table-cell>
          <table:table-cell table:formula="of:=[.U117]-([.T117]+[.H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4561061859131" calcext:value-type="float">
            <text:p>0.384561061859131</text:p>
          </table:table-cell>
          <table:table-cell office:value-type="float" office:value="6" calcext:value-type="float">
            <text:p>6</text:p>
          </table:table-cell>
          <table:table-cell office:value-type="float" office:value="20.1503067016602" calcext:value-type="float">
            <text:p>20.1503067016602</text:p>
          </table:table-cell>
          <table:table-cell office:value-type="float" office:value="0" calcext:value-type="float">
            <text:p>0</text:p>
          </table:table-cell>
          <table:table-cell office:value-type="float" office:value="0.997931003570557" calcext:value-type="float">
            <text:p>0.997931003570557</text:p>
          </table:table-cell>
          <table:table-cell office:value-type="float" office:value="21.532835483551" calcext:value-type="float">
            <text:p>21.5328354835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899021148682" calcext:value-type="float">
            <text:p>2.08899021148682</text:p>
          </table:table-cell>
          <table:table-cell office:value-type="float" office:value="158000" calcext:value-type="float">
            <text:p>158000</text:p>
          </table:table-cell>
          <table:table-cell office:value-type="float" office:value="264.673799276352" calcext:value-type="float">
            <text:p>264.673799276352</text:p>
          </table:table-cell>
          <table:table-cell office:value-type="float" office:value="0" calcext:value-type="float">
            <text:p>0</text:p>
          </table:table-cell>
          <table:table-cell office:value-type="float" office:value="3.81063914299011" calcext:value-type="float">
            <text:p>3.81063914299011</text:p>
          </table:table-cell>
          <table:table-cell office:value-type="float" office:value="290.006978273392" calcext:value-type="float">
            <text:p>290.00697827339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911600112915" calcext:value-type="float">
            <text:p>2.4391160011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477966308594" calcext:value-type="float">
            <text:p>3.66477966308594</text:p>
          </table:table-cell>
          <table:table-cell office:value-type="float" office:value="293.270627498627" calcext:value-type="float">
            <text:p>293.270627498627</text:p>
          </table:table-cell>
          <table:table-cell table:formula="of:=[.U118]-([.T118]+[.H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72249841690063" calcext:value-type="float">
            <text:p>0.372249841690063</text:p>
          </table:table-cell>
          <table:table-cell office:value-type="float" office:value="2" calcext:value-type="float">
            <text:p>2</text:p>
          </table:table-cell>
          <table:table-cell office:value-type="float" office:value="19.8342921733856" calcext:value-type="float">
            <text:p>19.8342921733856</text:p>
          </table:table-cell>
          <table:table-cell office:value-type="float" office:value="0" calcext:value-type="float">
            <text:p>0</text:p>
          </table:table-cell>
          <table:table-cell office:value-type="float" office:value="1.09578943252563" calcext:value-type="float">
            <text:p>1.09578943252563</text:p>
          </table:table-cell>
          <table:table-cell office:value-type="float" office:value="21.302369594574" calcext:value-type="float">
            <text:p>21.30236959457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23983001709" calcext:value-type="float">
            <text:p>2.14523983001709</text:p>
          </table:table-cell>
          <table:table-cell office:value-type="float" office:value="157893" calcext:value-type="float">
            <text:p>157893</text:p>
          </table:table-cell>
          <table:table-cell office:value-type="float" office:value="266.816743135452" calcext:value-type="float">
            <text:p>266.816743135452</text:p>
          </table:table-cell>
          <table:table-cell office:value-type="float" office:value="0" calcext:value-type="float">
            <text:p>0</text:p>
          </table:table-cell>
          <table:table-cell office:value-type="float" office:value="1.96074485778809" calcext:value-type="float">
            <text:p>1.96074485778809</text:p>
          </table:table-cell>
          <table:table-cell office:value-type="float" office:value="290.632500648499" calcext:value-type="float">
            <text:p>290.6325006484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58447647095" calcext:value-type="float">
            <text:p>2.3575844764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13145256042" calcext:value-type="float">
            <text:p>2.51213145256042</text:p>
          </table:table-cell>
          <table:table-cell office:value-type="float" office:value="299.38721036911" calcext:value-type="float">
            <text:p>299.38721036911</text:p>
          </table:table-cell>
          <table:table-cell table:formula="of:=[.U119]-([.T119]+[.H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8234863281" calcext:value-type="float">
            <text:p>0.429878234863281</text:p>
          </table:table-cell>
          <table:table-cell office:value-type="float" office:value="1" calcext:value-type="float">
            <text:p>1</text:p>
          </table:table-cell>
          <table:table-cell office:value-type="float" office:value="39.670521736145" calcext:value-type="float">
            <text:p>39.670521736145</text:p>
          </table:table-cell>
          <table:table-cell office:value-type="float" office:value="0" calcext:value-type="float">
            <text:p>0</text:p>
          </table:table-cell>
          <table:table-cell office:value-type="float" office:value="3.40001392364502" calcext:value-type="float">
            <text:p>3.40001392364502</text:p>
          </table:table-cell>
          <table:table-cell office:value-type="float" office:value="43.5004508495331" calcext:value-type="float">
            <text:p>43.500450849533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775315284729" calcext:value-type="float">
            <text:p>2.23775315284729</text:p>
          </table:table-cell>
          <table:table-cell office:value-type="float" office:value="157820" calcext:value-type="float">
            <text:p>157820</text:p>
          </table:table-cell>
          <table:table-cell office:value-type="float" office:value="273.799244403839" calcext:value-type="float">
            <text:p>273.799244403839</text:p>
          </table:table-cell>
          <table:table-cell office:value-type="float" office:value="0" calcext:value-type="float">
            <text:p>0</text:p>
          </table:table-cell>
          <table:table-cell office:value-type="float" office:value="4.10796928405762" calcext:value-type="float">
            <text:p>4.10796928405762</text:p>
          </table:table-cell>
          <table:table-cell office:value-type="float" office:value="319.908581972122" calcext:value-type="float">
            <text:p>319.9085819721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497084617615" calcext:value-type="float">
            <text:p>2.44497084617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03385543823" calcext:value-type="float">
            <text:p>4.62503385543823</text:p>
          </table:table-cell>
          <table:table-cell office:value-type="float" office:value="325.14157128334" calcext:value-type="float">
            <text:p>325.14157128334</text:p>
          </table:table-cell>
          <table:table-cell table:formula="of:=[.U120]-([.T120]+[.H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1426773071289" calcext:value-type="float">
            <text:p>0.421426773071289</text:p>
          </table:table-cell>
          <table:table-cell office:value-type="float" office:value="2" calcext:value-type="float">
            <text:p>2</text:p>
          </table:table-cell>
          <table:table-cell office:value-type="float" office:value="16.2274653911591" calcext:value-type="float">
            <text:p>16.2274653911591</text:p>
          </table:table-cell>
          <table:table-cell office:value-type="float" office:value="0" calcext:value-type="float">
            <text:p>0</text:p>
          </table:table-cell>
          <table:table-cell office:value-type="float" office:value="0.836558103561401" calcext:value-type="float">
            <text:p>0.836558103561401</text:p>
          </table:table-cell>
          <table:table-cell office:value-type="float" office:value="17.4854855537415" calcext:value-type="float">
            <text:p>17.48548555374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541481971741" calcext:value-type="float">
            <text:p>2.15541481971741</text:p>
          </table:table-cell>
          <table:table-cell office:value-type="float" office:value="158240" calcext:value-type="float">
            <text:p>158240</text:p>
          </table:table-cell>
          <table:table-cell office:value-type="float" office:value="270.832008361816" calcext:value-type="float">
            <text:p>270.832008361816</text:p>
          </table:table-cell>
          <table:table-cell office:value-type="float" office:value="0" calcext:value-type="float">
            <text:p>0</text:p>
          </table:table-cell>
          <table:table-cell office:value-type="float" office:value="1.70834016799927" calcext:value-type="float">
            <text:p>1.70834016799927</text:p>
          </table:table-cell>
          <table:table-cell office:value-type="float" office:value="290.413766145706" calcext:value-type="float">
            <text:p>290.41376614570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3830909729" calcext:value-type="float">
            <text:p>2.3300383090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7409706116" calcext:value-type="float">
            <text:p>2.18367409706116</text:p>
          </table:table-cell>
          <table:table-cell office:value-type="float" office:value="295.147382974625" calcext:value-type="float">
            <text:p>295.147382974625</text:p>
          </table:table-cell>
          <table:table-cell table:formula="of:=[.U121]-([.T121]+[.H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2274398804" calcext:value-type="float">
            <text:p>0.429872274398804</text:p>
          </table:table-cell>
          <table:table-cell office:value-type="float" office:value="4" calcext:value-type="float">
            <text:p>4</text:p>
          </table:table-cell>
          <table:table-cell office:value-type="float" office:value="16.1462690830231" calcext:value-type="float">
            <text:p>16.1462690830231</text:p>
          </table:table-cell>
          <table:table-cell office:value-type="float" office:value="0" calcext:value-type="float">
            <text:p>0</text:p>
          </table:table-cell>
          <table:table-cell office:value-type="float" office:value="0.771053075790405" calcext:value-type="float">
            <text:p>0.771053075790405</text:p>
          </table:table-cell>
          <table:table-cell office:value-type="float" office:value="17.3472309112549" calcext:value-type="float">
            <text:p>17.347230911254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257985115051" calcext:value-type="float">
            <text:p>2.08257985115051</text:p>
          </table:table-cell>
          <table:table-cell office:value-type="float" office:value="158044" calcext:value-type="float">
            <text:p>158044</text:p>
          </table:table-cell>
          <table:table-cell office:value-type="float" office:value="271.416341543198" calcext:value-type="float">
            <text:p>271.416341543198</text:p>
          </table:table-cell>
          <table:table-cell office:value-type="float" office:value="0" calcext:value-type="float">
            <text:p>0</text:p>
          </table:table-cell>
          <table:table-cell office:value-type="float" office:value="2.2841305732727" calcext:value-type="float">
            <text:p>2.2841305732727</text:p>
          </table:table-cell>
          <table:table-cell office:value-type="float" office:value="292.063613414764" calcext:value-type="float">
            <text:p>292.06361341476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607617378235" calcext:value-type="float">
            <text:p>2.4260761737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975440979" calcext:value-type="float">
            <text:p>2.726975440979</text:p>
          </table:table-cell>
          <table:table-cell office:value-type="float" office:value="292.379623174667" calcext:value-type="float">
            <text:p>292.379623174667</text:p>
          </table:table-cell>
          <table:table-cell table:formula="of:=[.U122]-([.T122]+[.H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754993438721" calcext:value-type="float">
            <text:p>0.432754993438721</text:p>
          </table:table-cell>
          <table:table-cell office:value-type="float" office:value="3" calcext:value-type="float">
            <text:p>3</text:p>
          </table:table-cell>
          <table:table-cell office:value-type="float" office:value="16.5807361602783" calcext:value-type="float">
            <text:p>16.5807361602783</text:p>
          </table:table-cell>
          <table:table-cell office:value-type="float" office:value="0" calcext:value-type="float">
            <text:p>0</text:p>
          </table:table-cell>
          <table:table-cell office:value-type="float" office:value="0.856928110122681" calcext:value-type="float">
            <text:p>0.856928110122681</text:p>
          </table:table-cell>
          <table:table-cell office:value-type="float" office:value="17.8704545497894" calcext:value-type="float">
            <text:p>17.870454549789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17436504364" calcext:value-type="float">
            <text:p>2.1517436504364</text:p>
          </table:table-cell>
          <table:table-cell office:value-type="float" office:value="158080" calcext:value-type="float">
            <text:p>158080</text:p>
          </table:table-cell>
          <table:table-cell office:value-type="float" office:value="272.181756258011" calcext:value-type="float">
            <text:p>272.181756258011</text:p>
          </table:table-cell>
          <table:table-cell office:value-type="float" office:value="0" calcext:value-type="float">
            <text:p>0</text:p>
          </table:table-cell>
          <table:table-cell office:value-type="float" office:value="1.97841238975525" calcext:value-type="float">
            <text:p>1.97841238975525</text:p>
          </table:table-cell>
          <table:table-cell office:value-type="float" office:value="292.98218536377" calcext:value-type="float">
            <text:p>292.98218536377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8646965027" calcext:value-type="float">
            <text:p>2.3300864696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397759437561" calcext:value-type="float">
            <text:p>2.44397759437561</text:p>
          </table:table-cell>
          <table:table-cell office:value-type="float" office:value="293.949760913849" calcext:value-type="float">
            <text:p>293.949760913849</text:p>
          </table:table-cell>
          <table:table-cell table:formula="of:=[.U123]-([.T123]+[.H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6696548461914" calcext:value-type="float">
            <text:p>0.416696548461914</text:p>
          </table:table-cell>
          <table:table-cell office:value-type="float" office:value="10" calcext:value-type="float">
            <text:p>10</text:p>
          </table:table-cell>
          <table:table-cell office:value-type="float" office:value="16.4788119792938" calcext:value-type="float">
            <text:p>16.4788119792938</text:p>
          </table:table-cell>
          <table:table-cell office:value-type="float" office:value="0" calcext:value-type="float">
            <text:p>0</text:p>
          </table:table-cell>
          <table:table-cell office:value-type="float" office:value="0.88055944442749" calcext:value-type="float">
            <text:p>0.88055944442749</text:p>
          </table:table-cell>
          <table:table-cell office:value-type="float" office:value="17.7761044502258" calcext:value-type="float">
            <text:p>17.77610445022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95841884613" calcext:value-type="float">
            <text:p>2.2595841884613</text:p>
          </table:table-cell>
          <table:table-cell office:value-type="float" office:value="158027" calcext:value-type="float">
            <text:p>158027</text:p>
          </table:table-cell>
          <table:table-cell office:value-type="float" office:value="270.360061645508" calcext:value-type="float">
            <text:p>270.360061645508</text:p>
          </table:table-cell>
          <table:table-cell office:value-type="float" office:value="0" calcext:value-type="float">
            <text:p>0</text:p>
          </table:table-cell>
          <table:table-cell office:value-type="float" office:value="4.21300005912781" calcext:value-type="float">
            <text:p>4.21300005912781</text:p>
          </table:table-cell>
          <table:table-cell office:value-type="float" office:value="293.439523458481" calcext:value-type="float">
            <text:p>293.43952345848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87393283844" calcext:value-type="float">
            <text:p>2.408739328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931347846985" calcext:value-type="float">
            <text:p>4.61931347846985</text:p>
          </table:table-cell>
          <table:table-cell office:value-type="float" office:value="295.35163974762" calcext:value-type="float">
            <text:p>295.35163974762</text:p>
          </table:table-cell>
          <table:table-cell table:formula="of:=[.U124]-([.T124]+[.H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8630828857422" calcext:value-type="float">
            <text:p>0.428630828857422</text:p>
          </table:table-cell>
          <table:table-cell office:value-type="float" office:value="2" calcext:value-type="float">
            <text:p>2</text:p>
          </table:table-cell>
          <table:table-cell office:value-type="float" office:value="16.7117557525635" calcext:value-type="float">
            <text:p>16.7117557525635</text:p>
          </table:table-cell>
          <table:table-cell office:value-type="float" office:value="0" calcext:value-type="float">
            <text:p>0</text:p>
          </table:table-cell>
          <table:table-cell office:value-type="float" office:value="0.8847975730896" calcext:value-type="float">
            <text:p>0.8847975730896</text:p>
          </table:table-cell>
          <table:table-cell office:value-type="float" office:value="18.0252192020416" calcext:value-type="float">
            <text:p>18.025219202041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915180683136" calcext:value-type="float">
            <text:p>2.1915180683136</text:p>
          </table:table-cell>
          <table:table-cell office:value-type="float" office:value="157887" calcext:value-type="float">
            <text:p>157887</text:p>
          </table:table-cell>
          <table:table-cell office:value-type="float" office:value="271.684865713119" calcext:value-type="float">
            <text:p>271.684865713119</text:p>
          </table:table-cell>
          <table:table-cell office:value-type="float" office:value="0" calcext:value-type="float">
            <text:p>0</text:p>
          </table:table-cell>
          <table:table-cell office:value-type="float" office:value="1.72058343887329" calcext:value-type="float">
            <text:p>1.72058343887329</text:p>
          </table:table-cell>
          <table:table-cell office:value-type="float" office:value="292.256484746933" calcext:value-type="float">
            <text:p>292.25648474693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729858398437" calcext:value-type="float">
            <text:p>2.38729858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351007461548" calcext:value-type="float">
            <text:p>2.17351007461548</text:p>
          </table:table-cell>
          <table:table-cell office:value-type="float" office:value="293.072597265244" calcext:value-type="float">
            <text:p>293.072597265244</text:p>
          </table:table-cell>
          <table:table-cell table:formula="of:=[.U125]-([.T125]+[.H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76846742630005" calcext:value-type="float">
            <text:p>0.676846742630005</text:p>
          </table:table-cell>
          <table:table-cell office:value-type="float" office:value="1" calcext:value-type="float">
            <text:p>1</text:p>
          </table:table-cell>
          <table:table-cell office:value-type="float" office:value="73.8570141792297" calcext:value-type="float">
            <text:p>73.8570141792297</text:p>
          </table:table-cell>
          <table:table-cell office:value-type="float" office:value="0" calcext:value-type="float">
            <text:p>0</text:p>
          </table:table-cell>
          <table:table-cell office:value-type="float" office:value="11.2123301029205" calcext:value-type="float">
            <text:p>11.2123301029205</text:p>
          </table:table-cell>
          <table:table-cell office:value-type="float" office:value="85.7462289333344" calcext:value-type="float">
            <text:p>85.746228933334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2974691390991" calcext:value-type="float">
            <text:p>2.62974691390991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7.668473005295" calcext:value-type="float">
            <text:p>277.668473005295</text:p>
          </table:table-cell>
          <table:table-cell office:value-type="float" office:value="0" calcext:value-type="float">
            <text:p>0</text:p>
          </table:table-cell>
          <table:table-cell office:value-type="float" office:value="13.3035354614258" calcext:value-type="float">
            <text:p>13.3035354614258</text:p>
          </table:table-cell>
          <table:table-cell office:value-type="float" office:value="368.201637268066" calcext:value-type="float">
            <text:p>368.2016372680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404821395874" calcext:value-type="float">
            <text:p>2.6440482139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079102993011" calcext:value-type="float">
            <text:p>13.2079102993011</text:p>
          </table:table-cell>
          <table:table-cell office:value-type="float" office:value="386.099971532822" calcext:value-type="float">
            <text:p>386.099971532822</text:p>
          </table:table-cell>
          <table:table-cell table:formula="of:=[.U126]-([.T126]+[.H126]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3" table:number-columns-repeated="24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99997138977" calcext:value-type="float">
            <text:p>0.27999997138977</text:p>
          </table:table-cell>
          <table:table-cell office:value-type="float" office:value="4" calcext:value-type="float">
            <text:p>4</text:p>
          </table:table-cell>
          <table:table-cell office:value-type="float" office:value="8.04500007629395" calcext:value-type="float">
            <text:p>8.04500007629395</text:p>
          </table:table-cell>
          <table:table-cell office:value-type="float" office:value="670" calcext:value-type="float">
            <text:p>670</text:p>
          </table:table-cell>
          <table:table-cell office:value-type="float" office:value="1.16499996185303" calcext:value-type="float">
            <text:p>1.16499996185303</text:p>
          </table:table-cell>
          <table:table-cell office:value-type="float" office:value="9.49000000953674" calcext:value-type="float">
            <text:p>9.490000009536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8900008201599" calcext:value-type="float">
            <text:p>2.48900008201599</text:p>
          </table:table-cell>
          <table:table-cell office:value-type="float" office:value="149040" calcext:value-type="float">
            <text:p>149040</text:p>
          </table:table-cell>
          <table:table-cell office:value-type="float" office:value="332.923000097275" calcext:value-type="float">
            <text:p>332.923000097275</text:p>
          </table:table-cell>
          <table:table-cell office:value-type="float" office:value="1726" calcext:value-type="float">
            <text:p>1726</text:p>
          </table:table-cell>
          <table:table-cell office:value-type="float" office:value="3.41499996185303" calcext:value-type="float">
            <text:p>3.41499996185303</text:p>
          </table:table-cell>
          <table:table-cell office:value-type="float" office:value="346.744000196457" calcext:value-type="float">
            <text:p>346.744000196457</text:p>
          </table:table-cell>
          <table:table-cell office:value-type="float" office:value="38712" calcext:value-type="float">
            <text:p>38712</text:p>
          </table:table-cell>
          <table:table-cell office:value-type="float" office:value="2.89000010490417" calcext:value-type="float">
            <text:p>2.89000010490417</text:p>
          </table:table-cell>
          <table:table-cell office:value-type="float" office:value="1059" calcext:value-type="float">
            <text:p>1059</text:p>
          </table:table-cell>
          <table:table-cell office:value-type="float" office:value="1729" calcext:value-type="float">
            <text:p>1729</text:p>
          </table:table-cell>
          <table:table-cell office:value-type="float" office:value="0.47599983215332" calcext:value-type="float">
            <text:p>0.47599983215332</text:p>
          </table:table-cell>
          <table:table-cell office:value-type="float" office:value="187.219999790192" calcext:value-type="float">
            <text:p>187.219999790192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0999813079834" calcext:value-type="float">
            <text:p>0.370999813079834</text:p>
          </table:table-cell>
          <table:table-cell office:value-type="float" office:value="6" calcext:value-type="float">
            <text:p>6</text:p>
          </table:table-cell>
          <table:table-cell office:value-type="float" office:value="12.0550000667572" calcext:value-type="float">
            <text:p>12.0550000667572</text:p>
          </table:table-cell>
          <table:table-cell office:value-type="float" office:value="628" calcext:value-type="float">
            <text:p>628</text:p>
          </table:table-cell>
          <table:table-cell office:value-type="float" office:value="4.0220000743866" calcext:value-type="float">
            <text:p>4.0220000743866</text:p>
          </table:table-cell>
          <table:table-cell office:value-type="float" office:value="16.4479999542236" calcext:value-type="float">
            <text:p>16.44799995422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6400012969971" calcext:value-type="float">
            <text:p>2.56400012969971</text:p>
          </table:table-cell>
          <table:table-cell office:value-type="float" office:value="148840" calcext:value-type="float">
            <text:p>148840</text:p>
          </table:table-cell>
          <table:table-cell office:value-type="float" office:value="310.031000137329" calcext:value-type="float">
            <text:p>310.031000137329</text:p>
          </table:table-cell>
          <table:table-cell office:value-type="float" office:value="1567" calcext:value-type="float">
            <text:p>1567</text:p>
          </table:table-cell>
          <table:table-cell office:value-type="float" office:value="10.7560000419617" calcext:value-type="float">
            <text:p>10.7560000419617</text:p>
          </table:table-cell>
          <table:table-cell office:value-type="float" office:value="335.212000131607" calcext:value-type="float">
            <text:p>335.212000131607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200008392334" calcext:value-type="float">
            <text:p>2.76200008392334</text:p>
          </table:table-cell>
          <table:table-cell office:value-type="float" office:value="939" calcext:value-type="float">
            <text:p>939</text:p>
          </table:table-cell>
          <table:table-cell office:value-type="float" office:value="1567" calcext:value-type="float">
            <text:p>1567</text:p>
          </table:table-cell>
          <table:table-cell office:value-type="float" office:value="2.64299988746643" calcext:value-type="float">
            <text:p>2.64299988746643</text:p>
          </table:table-cell>
          <table:table-cell office:value-type="float" office:value="200.704999923706" calcext:value-type="float">
            <text:p>200.704999923706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000078201294" calcext:value-type="float">
            <text:p>0.318000078201294</text:p>
          </table:table-cell>
          <table:table-cell office:value-type="float" office:value="2" calcext:value-type="float">
            <text:p>2</text:p>
          </table:table-cell>
          <table:table-cell office:value-type="float" office:value="7.41599988937378" calcext:value-type="float">
            <text:p>7.41599988937378</text:p>
          </table:table-cell>
          <table:table-cell office:value-type="float" office:value="627" calcext:value-type="float">
            <text:p>627</text:p>
          </table:table-cell>
          <table:table-cell office:value-type="float" office:value="0.960000038146973" calcext:value-type="float">
            <text:p>0.960000038146973</text:p>
          </table:table-cell>
          <table:table-cell office:value-type="float" office:value="8.69400000572205" calcext:value-type="float">
            <text:p>8.6940000057220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599999427795" calcext:value-type="float">
            <text:p>2.05599999427795</text:p>
          </table:table-cell>
          <table:table-cell office:value-type="float" office:value="148826" calcext:value-type="float">
            <text:p>148826</text:p>
          </table:table-cell>
          <table:table-cell office:value-type="float" office:value="247.333000183105" calcext:value-type="float">
            <text:p>247.333000183105</text:p>
          </table:table-cell>
          <table:table-cell office:value-type="float" office:value="1564" calcext:value-type="float">
            <text:p>1564</text:p>
          </table:table-cell>
          <table:table-cell office:value-type="float" office:value="2.35099983215332" calcext:value-type="float">
            <text:p>2.35099983215332</text:p>
          </table:table-cell>
          <table:table-cell office:value-type="float" office:value="258.148999929428" calcext:value-type="float">
            <text:p>258.148999929428</text:p>
          </table:table-cell>
          <table:table-cell office:value-type="float" office:value="38712" calcext:value-type="float">
            <text:p>38712</text:p>
          </table:table-cell>
          <table:table-cell office:value-type="float" office:value="2.26200008392334" calcext:value-type="float">
            <text:p>2.26200008392334</text:p>
          </table:table-cell>
          <table:table-cell office:value-type="float" office:value="937" calcext:value-type="float">
            <text:p>937</text:p>
          </table:table-cell>
          <table:table-cell office:value-type="float" office:value="1564" calcext:value-type="float">
            <text:p>1564</text:p>
          </table:table-cell>
          <table:table-cell office:value-type="float" office:value="0.390000104904175" calcext:value-type="float">
            <text:p>0.390000104904175</text:p>
          </table:table-cell>
          <table:table-cell office:value-type="float" office:value="148.924000024796" calcext:value-type="float">
            <text:p>148.924000024796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8999977111816" calcext:value-type="float">
            <text:p>0.348999977111816</text:p>
          </table:table-cell>
          <table:table-cell office:value-type="float" office:value="11" calcext:value-type="float">
            <text:p>11</text:p>
          </table:table-cell>
          <table:table-cell office:value-type="float" office:value="6.74399995803833" calcext:value-type="float">
            <text:p>6.74399995803833</text:p>
          </table:table-cell>
          <table:table-cell office:value-type="float" office:value="621" calcext:value-type="float">
            <text:p>621</text:p>
          </table:table-cell>
          <table:table-cell office:value-type="float" office:value="0.755000114440918" calcext:value-type="float">
            <text:p>0.755000114440918</text:p>
          </table:table-cell>
          <table:table-cell office:value-type="float" office:value="7.84800004959106" calcext:value-type="float">
            <text:p>7.848000049591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299983024597" calcext:value-type="float">
            <text:p>2.20299983024597</text:p>
          </table:table-cell>
          <table:table-cell office:value-type="float" office:value="149230" calcext:value-type="float">
            <text:p>149230</text:p>
          </table:table-cell>
          <table:table-cell office:value-type="float" office:value="286.194999933243" calcext:value-type="float">
            <text:p>286.194999933243</text:p>
          </table:table-cell>
          <table:table-cell office:value-type="float" office:value="1552" calcext:value-type="float">
            <text:p>1552</text:p>
          </table:table-cell>
          <table:table-cell office:value-type="float" office:value="5.3050000667572" calcext:value-type="float">
            <text:p>5.3050000667572</text:p>
          </table:table-cell>
          <table:table-cell office:value-type="float" office:value="300.083999872208" calcext:value-type="float">
            <text:p>300.083999872208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600003242493" calcext:value-type="float">
            <text:p>2.51600003242493</text:p>
          </table:table-cell>
          <table:table-cell office:value-type="float" office:value="932" calcext:value-type="float">
            <text:p>932</text:p>
          </table:table-cell>
          <table:table-cell office:value-type="float" office:value="1553" calcext:value-type="float">
            <text:p>1553</text:p>
          </table:table-cell>
          <table:table-cell office:value-type="float" office:value="0.35699987411499" calcext:value-type="float">
            <text:p>0.35699987411499</text:p>
          </table:table-cell>
          <table:table-cell office:value-type="float" office:value="173.181999921799" calcext:value-type="float">
            <text:p>173.181999921799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4999942779541" calcext:value-type="float">
            <text:p>0.684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19.8140001296997" calcext:value-type="float">
            <text:p>19.8140001296997</text:p>
          </table:table-cell>
          <table:table-cell office:value-type="float" office:value="594" calcext:value-type="float">
            <text:p>594</text:p>
          </table:table-cell>
          <table:table-cell office:value-type="float" office:value="15.0950000286102" calcext:value-type="float">
            <text:p>15.0950000286102</text:p>
          </table:table-cell>
          <table:table-cell office:value-type="float" office:value="35.5940001010895" calcext:value-type="float">
            <text:p>35.59400010108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3.07299995422363" calcext:value-type="float">
            <text:p>3.07299995422363</text:p>
          </table:table-cell>
          <table:table-cell office:value-type="float" office:value="148734" calcext:value-type="float">
            <text:p>148734</text:p>
          </table:table-cell>
          <table:table-cell office:value-type="float" office:value="293.408000230789" calcext:value-type="float">
            <text:p>293.408000230789</text:p>
          </table:table-cell>
          <table:table-cell office:value-type="float" office:value="1506" calcext:value-type="float">
            <text:p>1506</text:p>
          </table:table-cell>
          <table:table-cell office:value-type="float" office:value="14.9269998073578" calcext:value-type="float">
            <text:p>14.9269998073578</text:p>
          </table:table-cell>
          <table:table-cell office:value-type="float" office:value="330.445999860764" calcext:value-type="float">
            <text:p>330.44599986076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300002098083" calcext:value-type="float">
            <text:p>2.75300002098083</text:p>
          </table:table-cell>
          <table:table-cell office:value-type="float" office:value="912" calcext:value-type="float">
            <text:p>912</text:p>
          </table:table-cell>
          <table:table-cell office:value-type="float" office:value="1506" calcext:value-type="float">
            <text:p>1506</text:p>
          </table:table-cell>
          <table:table-cell office:value-type="float" office:value="10.7059998512268" calcext:value-type="float">
            <text:p>10.7059998512268</text:p>
          </table:table-cell>
          <table:table-cell office:value-type="float" office:value="240.677999973297" calcext:value-type="float">
            <text:p>240.677999973297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.444000005722046</text:p>
          </table:table-cell>
          <table:table-cell office:value-type="float" office:value="3" calcext:value-type="float">
            <text:p>3</text:p>
          </table:table-cell>
          <table:table-cell office:value-type="float" office:value="11.7149999141693" calcext:value-type="float">
            <text:p>11.7149999141693</text:p>
          </table:table-cell>
          <table:table-cell office:value-type="float" office:value="545" calcext:value-type="float">
            <text:p>545</text:p>
          </table:table-cell>
          <table:table-cell office:value-type="float" office:value="4.09100008010864" calcext:value-type="float">
            <text:p>4.09100008010864</text:p>
          </table:table-cell>
          <table:table-cell office:value-type="float" office:value="16.25" calcext:value-type="float">
            <text:p>16.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200006484985" calcext:value-type="float">
            <text:p>2.53200006484985</text:p>
          </table:table-cell>
          <table:table-cell office:value-type="float" office:value="148718" calcext:value-type="float">
            <text:p>148718</text:p>
          </table:table-cell>
          <table:table-cell office:value-type="float" office:value="314.62299990654" calcext:value-type="float">
            <text:p>314.62299990654</text:p>
          </table:table-cell>
          <table:table-cell office:value-type="float" office:value="1311" calcext:value-type="float">
            <text:p>1311</text:p>
          </table:table-cell>
          <table:table-cell office:value-type="float" office:value="6.98800015449524" calcext:value-type="float">
            <text:p>6.98800015449524</text:p>
          </table:table-cell>
          <table:table-cell office:value-type="float" office:value="335.723000049591" calcext:value-type="float">
            <text:p>335.7230000495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700002670288" calcext:value-type="float">
            <text:p>2.69700002670288</text:p>
          </table:table-cell>
          <table:table-cell office:value-type="float" office:value="768" calcext:value-type="float">
            <text:p>768</text:p>
          </table:table-cell>
          <table:table-cell office:value-type="float" office:value="1313" calcext:value-type="float">
            <text:p>1313</text:p>
          </table:table-cell>
          <table:table-cell office:value-type="float" office:value="1.99500012397766" calcext:value-type="float">
            <text:p>1.99500012397766</text:p>
          </table:table-cell>
          <table:table-cell office:value-type="float" office:value="200.332999944687" calcext:value-type="float">
            <text:p>200.332999944687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8000183105469" calcext:value-type="float">
            <text:p>0.708000183105469</text:p>
          </table:table-cell>
          <table:table-cell office:value-type="float" office:value="4" calcext:value-type="float">
            <text:p>4</text:p>
          </table:table-cell>
          <table:table-cell office:value-type="float" office:value="18.0769999027252" calcext:value-type="float">
            <text:p>18.0769999027252</text:p>
          </table:table-cell>
          <table:table-cell office:value-type="float" office:value="487" calcext:value-type="float">
            <text:p>487</text:p>
          </table:table-cell>
          <table:table-cell office:value-type="float" office:value="13.2630000114441" calcext:value-type="float">
            <text:p>13.2630000114441</text:p>
          </table:table-cell>
          <table:table-cell office:value-type="float" office:value="32.0480000972748" calcext:value-type="float">
            <text:p>32.048000097274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5799999237061" calcext:value-type="float">
            <text:p>2.65799999237061</text:p>
          </table:table-cell>
          <table:table-cell office:value-type="float" office:value="148729" calcext:value-type="float">
            <text:p>148729</text:p>
          </table:table-cell>
          <table:table-cell office:value-type="float" office:value="291.623000144958" calcext:value-type="float">
            <text:p>291.623000144958</text:p>
          </table:table-cell>
          <table:table-cell office:value-type="float" office:value="1242" calcext:value-type="float">
            <text:p>1242</text:p>
          </table:table-cell>
          <table:table-cell office:value-type="float" office:value="19.6280000209808" calcext:value-type="float">
            <text:p>19.6280000209808</text:p>
          </table:table-cell>
          <table:table-cell office:value-type="float" office:value="332.006000041962" calcext:value-type="float">
            <text:p>332.006000041962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799989700317" calcext:value-type="float">
            <text:p>2.75799989700317</text:p>
          </table:table-cell>
          <table:table-cell office:value-type="float" office:value="756" calcext:value-type="float">
            <text:p>756</text:p>
          </table:table-cell>
          <table:table-cell office:value-type="float" office:value="1243" calcext:value-type="float">
            <text:p>1243</text:p>
          </table:table-cell>
          <table:table-cell office:value-type="float" office:value="10.5620000362396" calcext:value-type="float">
            <text:p>10.5620000362396</text:p>
          </table:table-cell>
          <table:table-cell office:value-type="float" office:value="216.25400018692" calcext:value-type="float">
            <text:p>216.25400018692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9000148773193" calcext:value-type="float">
            <text:p>0.419000148773193</text:p>
          </table:table-cell>
          <table:table-cell office:value-type="float" office:value="4" calcext:value-type="float">
            <text:p>4</text:p>
          </table:table-cell>
          <table:table-cell office:value-type="float" office:value="11.6979999542236" calcext:value-type="float">
            <text:p>11.6979999542236</text:p>
          </table:table-cell>
          <table:table-cell office:value-type="float" office:value="469" calcext:value-type="float">
            <text:p>469</text:p>
          </table:table-cell>
          <table:table-cell office:value-type="float" office:value="4.0789999961853" calcext:value-type="float">
            <text:p>4.0789999961853</text:p>
          </table:table-cell>
          <table:table-cell office:value-type="float" office:value="16.1970000267029" calcext:value-type="float">
            <text:p>16.19700002670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1499977111816" calcext:value-type="float">
            <text:p>2.61499977111816</text:p>
          </table:table-cell>
          <table:table-cell office:value-type="float" office:value="148942" calcext:value-type="float">
            <text:p>148942</text:p>
          </table:table-cell>
          <table:table-cell office:value-type="float" office:value="310.407999992371" calcext:value-type="float">
            <text:p>310.407999992371</text:p>
          </table:table-cell>
          <table:table-cell office:value-type="float" office:value="1192" calcext:value-type="float">
            <text:p>1192</text:p>
          </table:table-cell>
          <table:table-cell office:value-type="float" office:value="8.06500005722046" calcext:value-type="float">
            <text:p>8.06500005722046</text:p>
          </table:table-cell>
          <table:table-cell office:value-type="float" office:value="332.952999830246" calcext:value-type="float">
            <text:p>332.952999830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099980354309" calcext:value-type="float">
            <text:p>2.63099980354309</text:p>
          </table:table-cell>
          <table:table-cell office:value-type="float" office:value="724" calcext:value-type="float">
            <text:p>724</text:p>
          </table:table-cell>
          <table:table-cell office:value-type="float" office:value="1193" calcext:value-type="float">
            <text:p>1193</text:p>
          </table:table-cell>
          <table:table-cell office:value-type="float" office:value="2.52800011634827" calcext:value-type="float">
            <text:p>2.52800011634827</text:p>
          </table:table-cell>
          <table:table-cell office:value-type="float" office:value="197.90700006485" calcext:value-type="float">
            <text:p>197.90700006485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000118255615" calcext:value-type="float">
            <text:p>0.301000118255615</text:p>
          </table:table-cell>
          <table:table-cell office:value-type="float" office:value="12" calcext:value-type="float">
            <text:p>12</text:p>
          </table:table-cell>
          <table:table-cell office:value-type="float" office:value="6.87199997901917" calcext:value-type="float">
            <text:p>6.87199997901917</text:p>
          </table:table-cell>
          <table:table-cell office:value-type="float" office:value="431" calcext:value-type="float">
            <text:p>431</text:p>
          </table:table-cell>
          <table:table-cell office:value-type="float" office:value="0.835999965667725" calcext:value-type="float">
            <text:p>0.835999965667725</text:p>
          </table:table-cell>
          <table:table-cell office:value-type="float" office:value="8.00900006294251" calcext:value-type="float">
            <text:p>8.009000062942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7599997520447" calcext:value-type="float">
            <text:p>2.57599997520447</text:p>
          </table:table-cell>
          <table:table-cell office:value-type="float" office:value="149089" calcext:value-type="float">
            <text:p>149089</text:p>
          </table:table-cell>
          <table:table-cell office:value-type="float" office:value="330.611999988556" calcext:value-type="float">
            <text:p>330.611999988556</text:p>
          </table:table-cell>
          <table:table-cell office:value-type="float" office:value="1119" calcext:value-type="float">
            <text:p>1119</text:p>
          </table:table-cell>
          <table:table-cell office:value-type="float" office:value="4.36100006103516" calcext:value-type="float">
            <text:p>4.36100006103516</text:p>
          </table:table-cell>
          <table:table-cell office:value-type="float" office:value="344.331000089645" calcext:value-type="float">
            <text:p>344.331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82499980926514" calcext:value-type="float">
            <text:p>2.82499980926514</text:p>
          </table:table-cell>
          <table:table-cell office:value-type="float" office:value="689" calcext:value-type="float">
            <text:p>689</text:p>
          </table:table-cell>
          <table:table-cell office:value-type="float" office:value="1120" calcext:value-type="float">
            <text:p>1120</text:p>
          </table:table-cell>
          <table:table-cell office:value-type="float" office:value="0.234000205993652" calcext:value-type="float">
            <text:p>0.234000205993652</text:p>
          </table:table-cell>
          <table:table-cell office:value-type="float" office:value="185.205000162125" calcext:value-type="float">
            <text:p>185.20500016212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.444000005722046</text:p>
          </table:table-cell>
          <table:table-cell office:value-type="float" office:value="4" calcext:value-type="float">
            <text:p>4</text:p>
          </table:table-cell>
          <table:table-cell office:value-type="float" office:value="11.5860002040863" calcext:value-type="float">
            <text:p>11.5860002040863</text:p>
          </table:table-cell>
          <table:table-cell office:value-type="float" office:value="338" calcext:value-type="float">
            <text:p>338</text:p>
          </table:table-cell>
          <table:table-cell office:value-type="float" office:value="4.03999996185303" calcext:value-type="float">
            <text:p>4.03999996185303</text:p>
          </table:table-cell>
          <table:table-cell office:value-type="float" office:value="16.0700001716614" calcext:value-type="float">
            <text:p>16.07000017166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1400003433228" calcext:value-type="float">
            <text:p>2.41400003433228</text:p>
          </table:table-cell>
          <table:table-cell office:value-type="float" office:value="148744" calcext:value-type="float">
            <text:p>148744</text:p>
          </table:table-cell>
          <table:table-cell office:value-type="float" office:value="312.624000072479" calcext:value-type="float">
            <text:p>312.624000072479</text:p>
          </table:table-cell>
          <table:table-cell office:value-type="float" office:value="883" calcext:value-type="float">
            <text:p>883</text:p>
          </table:table-cell>
          <table:table-cell office:value-type="float" office:value="7.99699997901917" calcext:value-type="float">
            <text:p>7.99699997901917</text:p>
          </table:table-cell>
          <table:table-cell office:value-type="float" office:value="334.706000089645" calcext:value-type="float">
            <text:p>334.706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99993896484" calcext:value-type="float">
            <text:p>2.63899993896484</text:p>
          </table:table-cell>
          <table:table-cell office:value-type="float" office:value="546" calcext:value-type="float">
            <text:p>546</text:p>
          </table:table-cell>
          <table:table-cell office:value-type="float" office:value="884" calcext:value-type="float">
            <text:p>884</text:p>
          </table:table-cell>
          <table:table-cell office:value-type="float" office:value="1.96500015258789" calcext:value-type="float">
            <text:p>1.96500015258789</text:p>
          </table:table-cell>
          <table:table-cell office:value-type="float" office:value="198.490000009537" calcext:value-type="float">
            <text:p>198.490000009537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999923706055" calcext:value-type="float">
            <text:p>0.329999923706055</text:p>
          </table:table-cell>
          <table:table-cell office:value-type="float" office:value="5" calcext:value-type="float">
            <text:p>5</text:p>
          </table:table-cell>
          <table:table-cell office:value-type="float" office:value="6.83599996566772" calcext:value-type="float">
            <text:p>6.83599996566772</text:p>
          </table:table-cell>
          <table:table-cell office:value-type="float" office:value="295" calcext:value-type="float">
            <text:p>295</text:p>
          </table:table-cell>
          <table:table-cell office:value-type="float" office:value="0.782999992370606" calcext:value-type="float">
            <text:p>0.782999992370606</text:p>
          </table:table-cell>
          <table:table-cell office:value-type="float" office:value="7.94899988174439" calcext:value-type="float">
            <text:p>7.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400001525879" calcext:value-type="float">
            <text:p>2.18400001525879</text:p>
          </table:table-cell>
          <table:table-cell office:value-type="float" office:value="149415" calcext:value-type="float">
            <text:p>149415</text:p>
          </table:table-cell>
          <table:table-cell office:value-type="float" office:value="287.213000059128" calcext:value-type="float">
            <text:p>287.213000059128</text:p>
          </table:table-cell>
          <table:table-cell office:value-type="float" office:value="734" calcext:value-type="float">
            <text:p>734</text:p>
          </table:table-cell>
          <table:table-cell office:value-type="float" office:value="3.08999991416931" calcext:value-type="float">
            <text:p>3.08999991416931</text:p>
          </table:table-cell>
          <table:table-cell office:value-type="float" office:value="299.12299990654" calcext:value-type="float">
            <text:p>299.122999906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9400010108948" calcext:value-type="float">
            <text:p>2.59400010108948</text:p>
          </table:table-cell>
          <table:table-cell office:value-type="float" office:value="439" calcext:value-type="float">
            <text:p>439</text:p>
          </table:table-cell>
          <table:table-cell office:value-type="float" office:value="734" calcext:value-type="float">
            <text:p>734</text:p>
          </table:table-cell>
          <table:table-cell office:value-type="float" office:value="0.365000009536743" calcext:value-type="float">
            <text:p>0.365000009536743</text:p>
          </table:table-cell>
          <table:table-cell office:value-type="float" office:value="176.089999914169" calcext:value-type="float">
            <text:p>176.08999991416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57000064849854" calcext:value-type="float">
            <text:p>0.657000064849854</text:p>
          </table:table-cell>
          <table:table-cell office:value-type="float" office:value="4" calcext:value-type="float">
            <text:p>4</text:p>
          </table:table-cell>
          <table:table-cell office:value-type="float" office:value="17.7039999961853" calcext:value-type="float">
            <text:p>17.7039999961853</text:p>
          </table:table-cell>
          <table:table-cell office:value-type="float" office:value="294" calcext:value-type="float">
            <text:p>294</text:p>
          </table:table-cell>
          <table:table-cell office:value-type="float" office:value="13.0409998893738" calcext:value-type="float">
            <text:p>13.0409998893738</text:p>
          </table:table-cell>
          <table:table-cell office:value-type="float" office:value="31.4019999504089" calcext:value-type="float">
            <text:p>31.40199995040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9299993515015" calcext:value-type="float">
            <text:p>2.59299993515015</text:p>
          </table:table-cell>
          <table:table-cell office:value-type="float" office:value="148776" calcext:value-type="float">
            <text:p>148776</text:p>
          </table:table-cell>
          <table:table-cell office:value-type="float" office:value="291.763000011444" calcext:value-type="float">
            <text:p>291.763000011444</text:p>
          </table:table-cell>
          <table:table-cell office:value-type="float" office:value="773" calcext:value-type="float">
            <text:p>773</text:p>
          </table:table-cell>
          <table:table-cell office:value-type="float" office:value="19.3840000629425" calcext:value-type="float">
            <text:p>19.3840000629425</text:p>
          </table:table-cell>
          <table:table-cell office:value-type="float" office:value="331.954999923706" calcext:value-type="float">
            <text:p>331.9549999237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85400009155273" calcext:value-type="float">
            <text:p>2.85400009155273</text:p>
          </table:table-cell>
          <table:table-cell office:value-type="float" office:value="479" calcext:value-type="float">
            <text:p>479</text:p>
          </table:table-cell>
          <table:table-cell office:value-type="float" office:value="773" calcext:value-type="float">
            <text:p>773</text:p>
          </table:table-cell>
          <table:table-cell office:value-type="float" office:value="8.75" calcext:value-type="float">
            <text:p>8.75</text:p>
          </table:table-cell>
          <table:table-cell office:value-type="float" office:value="214.019999980927" calcext:value-type="float">
            <text:p>214.019999980927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6800012588501" calcext:value-type="float">
            <text:p>0.76800012588501</text:p>
          </table:table-cell>
          <table:table-cell office:value-type="float" office:value="1" calcext:value-type="float">
            <text:p>1</text:p>
          </table:table-cell>
          <table:table-cell office:value-type="float" office:value="18.8199999332428" calcext:value-type="float">
            <text:p>18.8199999332428</text:p>
          </table:table-cell>
          <table:table-cell office:value-type="float" office:value="276" calcext:value-type="float">
            <text:p>276</text:p>
          </table:table-cell>
          <table:table-cell office:value-type="float" office:value="13.3500001430511" calcext:value-type="float">
            <text:p>13.3500001430511</text:p>
          </table:table-cell>
          <table:table-cell office:value-type="float" office:value="32.938000202179" calcext:value-type="float">
            <text:p>32.9380002021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7000007629395" calcext:value-type="float">
            <text:p>2.67000007629395</text:p>
          </table:table-cell>
          <table:table-cell office:value-type="float" office:value="148688" calcext:value-type="float">
            <text:p>148688</text:p>
          </table:table-cell>
          <table:table-cell office:value-type="float" office:value="316.490000009537" calcext:value-type="float">
            <text:p>316.490000009537</text:p>
          </table:table-cell>
          <table:table-cell office:value-type="float" office:value="710" calcext:value-type="float">
            <text:p>710</text:p>
          </table:table-cell>
          <table:table-cell office:value-type="float" office:value="15.2410001754761" calcext:value-type="float">
            <text:p>15.2410001754761</text:p>
          </table:table-cell>
          <table:table-cell office:value-type="float" office:value="353.226000070572" calcext:value-type="float">
            <text:p>353.2260000705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90799999237061" calcext:value-type="float">
            <text:p>2.90799999237061</text:p>
          </table:table-cell>
          <table:table-cell office:value-type="float" office:value="435" calcext:value-type="float">
            <text:p>435</text:p>
          </table:table-cell>
          <table:table-cell office:value-type="float" office:value="711" calcext:value-type="float">
            <text:p>711</text:p>
          </table:table-cell>
          <table:table-cell office:value-type="float" office:value="6.9779999256134" calcext:value-type="float">
            <text:p>6.9779999256134</text:p>
          </table:table-cell>
          <table:table-cell office:value-type="float" office:value="225.717000007629" calcext:value-type="float">
            <text:p>225.71700000762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2000036239624" calcext:value-type="float">
            <text:p>0.312000036239624</text:p>
          </table:table-cell>
          <table:table-cell office:value-type="float" office:value="2" calcext:value-type="float">
            <text:p>2</text:p>
          </table:table-cell>
          <table:table-cell office:value-type="float" office:value="6.8989999294281" calcext:value-type="float">
            <text:p>6.8989999294281</text:p>
          </table:table-cell>
          <table:table-cell office:value-type="float" office:value="269" calcext:value-type="float">
            <text:p>269</text:p>
          </table:table-cell>
          <table:table-cell office:value-type="float" office:value="0.934999942779541" calcext:value-type="float">
            <text:p>0.934999942779541</text:p>
          </table:table-cell>
          <table:table-cell office:value-type="float" office:value="8.14599990844727" calcext:value-type="float">
            <text:p>8.145999908447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1399998664856" calcext:value-type="float">
            <text:p>2.21399998664856</text:p>
          </table:table-cell>
          <table:table-cell office:value-type="float" office:value="148927" calcext:value-type="float">
            <text:p>148927</text:p>
          </table:table-cell>
          <table:table-cell office:value-type="float" office:value="286.868999958038" calcext:value-type="float">
            <text:p>286.868999958038</text:p>
          </table:table-cell>
          <table:table-cell office:value-type="float" office:value="713" calcext:value-type="float">
            <text:p>713</text:p>
          </table:table-cell>
          <table:table-cell office:value-type="float" office:value="2.12199997901916" calcext:value-type="float">
            <text:p>2.12199997901916</text:p>
          </table:table-cell>
          <table:table-cell office:value-type="float" office:value="297.629999876022" calcext:value-type="float">
            <text:p>297.62999987602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00005340576" calcext:value-type="float">
            <text:p>2.51900005340576</text:p>
          </table:table-cell>
          <table:table-cell office:value-type="float" office:value="444" calcext:value-type="float">
            <text:p>444</text:p>
          </table:table-cell>
          <table:table-cell office:value-type="float" office:value="713" calcext:value-type="float">
            <text:p>713</text:p>
          </table:table-cell>
          <table:table-cell office:value-type="float" office:value="0.325999975204468" calcext:value-type="float">
            <text:p>0.325999975204468</text:p>
          </table:table-cell>
          <table:table-cell office:value-type="float" office:value="174.820999860764" calcext:value-type="float">
            <text:p>174.820999860764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8000068664551" calcext:value-type="float">
            <text:p>0.328000068664551</text:p>
          </table:table-cell>
          <table:table-cell office:value-type="float" office:value="2" calcext:value-type="float">
            <text:p>2</text:p>
          </table:table-cell>
          <table:table-cell office:value-type="float" office:value="11.9570000171661" calcext:value-type="float">
            <text:p>11.9570000171661</text:p>
          </table:table-cell>
          <table:table-cell office:value-type="float" office:value="264" calcext:value-type="float">
            <text:p>264</text:p>
          </table:table-cell>
          <table:table-cell office:value-type="float" office:value="4.12399983406067" calcext:value-type="float">
            <text:p>4.12399983406067</text:p>
          </table:table-cell>
          <table:table-cell office:value-type="float" office:value="16.4089999198914" calcext:value-type="float">
            <text:p>16.40899991989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2999997138977" calcext:value-type="float">
            <text:p>2.52999997138977</text:p>
          </table:table-cell>
          <table:table-cell office:value-type="float" office:value="148807" calcext:value-type="float">
            <text:p>148807</text:p>
          </table:table-cell>
          <table:table-cell office:value-type="float" office:value="311.829999923706" calcext:value-type="float">
            <text:p>311.829999923706</text:p>
          </table:table-cell>
          <table:table-cell office:value-type="float" office:value="699" calcext:value-type="float">
            <text:p>699</text:p>
          </table:table-cell>
          <table:table-cell office:value-type="float" office:value="5.88499999046326" calcext:value-type="float">
            <text:p>5.88499999046326</text:p>
          </table:table-cell>
          <table:table-cell office:value-type="float" office:value="332.101999998093" calcext:value-type="float">
            <text:p>332.101999998093</text:p>
          </table:table-cell>
          <table:table-cell office:value-type="float" office:value="38712" calcext:value-type="float">
            <text:p>38712</text:p>
          </table:table-cell>
          <table:table-cell office:value-type="float" office:value="2.60599994659424" calcext:value-type="float">
            <text:p>2.60599994659424</text:p>
          </table:table-cell>
          <table:table-cell office:value-type="float" office:value="435" calcext:value-type="float">
            <text:p>435</text:p>
          </table:table-cell>
          <table:table-cell office:value-type="float" office:value="699" calcext:value-type="float">
            <text:p>699</text:p>
          </table:table-cell>
          <table:table-cell office:value-type="float" office:value="2.42599987983704" calcext:value-type="float">
            <text:p>2.42599987983704</text:p>
          </table:table-cell>
          <table:table-cell office:value-type="float" office:value="199.267999887466" calcext:value-type="float">
            <text:p>199.267999887466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000106811523" calcext:value-type="float">
            <text:p>0.288000106811523</text:p>
          </table:table-cell>
          <table:table-cell office:value-type="float" office:value="1" calcext:value-type="float">
            <text:p>1</text:p>
          </table:table-cell>
          <table:table-cell office:value-type="float" office:value="6.65599989891052" calcext:value-type="float">
            <text:p>6.65599989891052</text:p>
          </table:table-cell>
          <table:table-cell office:value-type="float" office:value="231" calcext:value-type="float">
            <text:p>231</text:p>
          </table:table-cell>
          <table:table-cell office:value-type="float" office:value="0.892000198364258" calcext:value-type="float">
            <text:p>0.892000198364258</text:p>
          </table:table-cell>
          <table:table-cell office:value-type="float" office:value="7.8360002040863" calcext:value-type="float">
            <text:p>7.83600020408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300003051758" calcext:value-type="float">
            <text:p>1.99300003051758</text:p>
          </table:table-cell>
          <table:table-cell office:value-type="float" office:value="148864" calcext:value-type="float">
            <text:p>148864</text:p>
          </table:table-cell>
          <table:table-cell office:value-type="float" office:value="260.050999879837" calcext:value-type="float">
            <text:p>260.050999879837</text:p>
          </table:table-cell>
          <table:table-cell office:value-type="float" office:value="593" calcext:value-type="float">
            <text:p>593</text:p>
          </table:table-cell>
          <table:table-cell office:value-type="float" office:value="1.99699997901917" calcext:value-type="float">
            <text:p>1.99699997901917</text:p>
          </table:table-cell>
          <table:table-cell office:value-type="float" office:value="270.646999835968" calcext:value-type="float">
            <text:p>270.646999835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800008773804" calcext:value-type="float">
            <text:p>2.30800008773804</text:p>
          </table:table-cell>
          <table:table-cell office:value-type="float" office:value="363" calcext:value-type="float">
            <text:p>363</text:p>
          </table:table-cell>
          <table:table-cell office:value-type="float" office:value="594" calcext:value-type="float">
            <text:p>594</text:p>
          </table:table-cell>
          <table:table-cell office:value-type="float" office:value="0.438000202178955" calcext:value-type="float">
            <text:p>0.438000202178955</text:p>
          </table:table-cell>
          <table:table-cell office:value-type="float" office:value="160.367000102997" calcext:value-type="float">
            <text:p>160.367000102997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6999931335449" calcext:value-type="float">
            <text:p>0.546999931335449</text:p>
          </table:table-cell>
          <table:table-cell office:value-type="float" office:value="3" calcext:value-type="float">
            <text:p>3</text:p>
          </table:table-cell>
          <table:table-cell office:value-type="float" office:value="18.8650000095367" calcext:value-type="float">
            <text:p>18.8650000095367</text:p>
          </table:table-cell>
          <table:table-cell office:value-type="float" office:value="225" calcext:value-type="float">
            <text:p>225</text:p>
          </table:table-cell>
          <table:table-cell office:value-type="float" office:value="13.5820000171661" calcext:value-type="float">
            <text:p>13.5820000171661</text:p>
          </table:table-cell>
          <table:table-cell office:value-type="float" office:value="32.9939999580383" calcext:value-type="float">
            <text:p>32.99399995803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9800019264221" calcext:value-type="float">
            <text:p>2.69800019264221</text:p>
          </table:table-cell>
          <table:table-cell office:value-type="float" office:value="148706" calcext:value-type="float">
            <text:p>148706</text:p>
          </table:table-cell>
          <table:table-cell office:value-type="float" office:value="289.901999950409" calcext:value-type="float">
            <text:p>289.901999950409</text:p>
          </table:table-cell>
          <table:table-cell office:value-type="float" office:value="580" calcext:value-type="float">
            <text:p>580</text:p>
          </table:table-cell>
          <table:table-cell office:value-type="float" office:value="17.675999879837" calcext:value-type="float">
            <text:p>17.675999879837</text:p>
          </table:table-cell>
          <table:table-cell office:value-type="float" office:value="329.019000053406" calcext:value-type="float">
            <text:p>329.0190000534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72099995613098" calcext:value-type="float">
            <text:p>2.72099995613098</text:p>
          </table:table-cell>
          <table:table-cell office:value-type="float" office:value="355" calcext:value-type="float">
            <text:p>355</text:p>
          </table:table-cell>
          <table:table-cell office:value-type="float" office:value="580" calcext:value-type="float">
            <text:p>580</text:p>
          </table:table-cell>
          <table:table-cell office:value-type="float" office:value="6.03999996185303" calcext:value-type="float">
            <text:p>6.03999996185303</text:p>
          </table:table-cell>
          <table:table-cell office:value-type="float" office:value="211.733999967575" calcext:value-type="float">
            <text:p>211.73399996757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1999921798706" calcext:value-type="float">
            <text:p>0.681999921798706</text:p>
          </table:table-cell>
          <table:table-cell office:value-type="float" office:value="2" calcext:value-type="float">
            <text:p>2</text:p>
          </table:table-cell>
          <table:table-cell office:value-type="float" office:value="20.4579999446869" calcext:value-type="float">
            <text:p>20.4579999446869</text:p>
          </table:table-cell>
          <table:table-cell office:value-type="float" office:value="221" calcext:value-type="float">
            <text:p>221</text:p>
          </table:table-cell>
          <table:table-cell office:value-type="float" office:value="15.0729999542236" calcext:value-type="float">
            <text:p>15.0729999542236</text:p>
          </table:table-cell>
          <table:table-cell office:value-type="float" office:value="36.2129998207092" calcext:value-type="float">
            <text:p>36.21299982070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87100005149841" calcext:value-type="float">
            <text:p>2.87100005149841</text:p>
          </table:table-cell>
          <table:table-cell office:value-type="float" office:value="148775" calcext:value-type="float">
            <text:p>148775</text:p>
          </table:table-cell>
          <table:table-cell office:value-type="float" office:value="318.25" calcext:value-type="float">
            <text:p>318.25</text:p>
          </table:table-cell>
          <table:table-cell office:value-type="float" office:value="560" calcext:value-type="float">
            <text:p>560</text:p>
          </table:table-cell>
          <table:table-cell office:value-type="float" office:value="15.8099999427795" calcext:value-type="float">
            <text:p>15.8099999427795</text:p>
          </table:table-cell>
          <table:table-cell office:value-type="float" office:value="356.960000038147" calcext:value-type="float">
            <text:p>356.9600000381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9210000038147" calcext:value-type="float">
            <text:p>2.9210000038147</text:p>
          </table:table-cell>
          <table:table-cell office:value-type="float" office:value="339" calcext:value-type="float">
            <text:p>339</text:p>
          </table:table-cell>
          <table:table-cell office:value-type="float" office:value="560" calcext:value-type="float">
            <text:p>560</text:p>
          </table:table-cell>
          <table:table-cell office:value-type="float" office:value="8.41499996185303" calcext:value-type="float">
            <text:p>8.41499996185303</text:p>
          </table:table-cell>
          <table:table-cell office:value-type="float" office:value="212.302999973297" calcext:value-type="float">
            <text:p>212.302999973297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6000108718872" calcext:value-type="float">
            <text:p>0.436000108718872</text:p>
          </table:table-cell>
          <table:table-cell office:value-type="float" office:value="10" calcext:value-type="float">
            <text:p>10</text:p>
          </table:table-cell>
          <table:table-cell office:value-type="float" office:value="32.375" calcext:value-type="float">
            <text:p>32.375</text:p>
          </table:table-cell>
          <table:table-cell office:value-type="float" office:value="217" calcext:value-type="float">
            <text:p>217</text:p>
          </table:table-cell>
          <table:table-cell office:value-type="float" office:value="1.83200001716614" calcext:value-type="float">
            <text:p>1.83200001716614</text:p>
          </table:table-cell>
          <table:table-cell office:value-type="float" office:value="34.643000125885" calcext:value-type="float">
            <text:p>34.643000125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4.06200003623962" calcext:value-type="float">
            <text:p>4.06200003623962</text:p>
          </table:table-cell>
          <table:table-cell office:value-type="float" office:value="157988" calcext:value-type="float">
            <text:p>157988</text:p>
          </table:table-cell>
          <table:table-cell office:value-type="float" office:value="503.482000112534" calcext:value-type="float">
            <text:p>503.482000112534</text:p>
          </table:table-cell>
          <table:table-cell office:value-type="float" office:value="546" calcext:value-type="float">
            <text:p>546</text:p>
          </table:table-cell>
          <table:table-cell office:value-type="float" office:value="10.5339999198914" calcext:value-type="float">
            <text:p>10.5339999198914</text:p>
          </table:table-cell>
          <table:table-cell office:value-type="float" office:value="550.373000144959" calcext:value-type="float">
            <text:p>550.373000144959</text:p>
          </table:table-cell>
          <table:table-cell office:value-type="float" office:value="43717" calcext:value-type="float">
            <text:p>43717</text:p>
          </table:table-cell>
          <table:table-cell office:value-type="float" office:value="4.50399994850159" calcext:value-type="float">
            <text:p>4.50399994850159</text:p>
          </table:table-cell>
          <table:table-cell office:value-type="float" office:value="329" calcext:value-type="float">
            <text:p>329</text:p>
          </table:table-cell>
          <table:table-cell office:value-type="float" office:value="546" calcext:value-type="float">
            <text:p>546</text:p>
          </table:table-cell>
          <table:table-cell office:value-type="float" office:value="0.634000062942505" calcext:value-type="float">
            <text:p>0.634000062942505</text:p>
          </table:table-cell>
          <table:table-cell office:value-type="float" office:value="292.091000080109" calcext:value-type="float">
            <text:p>292.09100008010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2000007629395" calcext:value-type="float">
            <text:p>0.342000007629395</text:p>
          </table:table-cell>
          <table:table-cell office:value-type="float" office:value="6" calcext:value-type="float">
            <text:p>6</text:p>
          </table:table-cell>
          <table:table-cell office:value-type="float" office:value="7.44199991226196" calcext:value-type="float">
            <text:p>7.44199991226196</text:p>
          </table:table-cell>
          <table:table-cell office:value-type="float" office:value="207" calcext:value-type="float">
            <text:p>207</text:p>
          </table:table-cell>
          <table:table-cell office:value-type="float" office:value="1.05900001525879" calcext:value-type="float">
            <text:p>1.05900001525879</text:p>
          </table:table-cell>
          <table:table-cell office:value-type="float" office:value="8.84299993515015" calcext:value-type="float">
            <text:p>8.842999935150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99985313416" calcext:value-type="float">
            <text:p>2.35399985313416</text:p>
          </table:table-cell>
          <table:table-cell office:value-type="float" office:value="149139" calcext:value-type="float">
            <text:p>149139</text:p>
          </table:table-cell>
          <table:table-cell office:value-type="float" office:value="306.802000045776" calcext:value-type="float">
            <text:p>306.802000045776</text:p>
          </table:table-cell>
          <table:table-cell office:value-type="float" office:value="542" calcext:value-type="float">
            <text:p>542</text:p>
          </table:table-cell>
          <table:table-cell office:value-type="float" office:value="4.48200011253357" calcext:value-type="float">
            <text:p>4.48200011253357</text:p>
          </table:table-cell>
          <table:table-cell office:value-type="float" office:value="321.06200003624" calcext:value-type="float">
            <text:p>321.0620000362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550000667572" calcext:value-type="float">
            <text:p>2.5550000667572</text:p>
          </table:table-cell>
          <table:table-cell office:value-type="float" office:value="335" calcext:value-type="float">
            <text:p>335</text:p>
          </table:table-cell>
          <table:table-cell office:value-type="float" office:value="542" calcext:value-type="float">
            <text:p>542</text:p>
          </table:table-cell>
          <table:table-cell office:value-type="float" office:value="0.483999967575073" calcext:value-type="float">
            <text:p>0.483999967575073</text:p>
          </table:table-cell>
          <table:table-cell office:value-type="float" office:value="194.309000015259" calcext:value-type="float">
            <text:p>194.309000015259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899998664856" calcext:value-type="float">
            <text:p>0.33899998664856</text:p>
          </table:table-cell>
          <table:table-cell office:value-type="float" office:value="5" calcext:value-type="float">
            <text:p>5</text:p>
          </table:table-cell>
          <table:table-cell office:value-type="float" office:value="41.6610000133514" calcext:value-type="float">
            <text:p>41.6610000133514</text:p>
          </table:table-cell>
          <table:table-cell office:value-type="float" office:value="185" calcext:value-type="float">
            <text:p>185</text:p>
          </table:table-cell>
          <table:table-cell office:value-type="float" office:value="3.39499998092651" calcext:value-type="float">
            <text:p>3.39499998092651</text:p>
          </table:table-cell>
          <table:table-cell office:value-type="float" office:value="45.3949999809265" calcext:value-type="float">
            <text:p>45.39499998092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00022888184" calcext:value-type="float">
            <text:p>2.26000022888184</text:p>
          </table:table-cell>
          <table:table-cell office:value-type="float" office:value="157911" calcext:value-type="float">
            <text:p>157911</text:p>
          </table:table-cell>
          <table:table-cell office:value-type="float" office:value="269.891999959946" calcext:value-type="float">
            <text:p>269.891999959946</text:p>
          </table:table-cell>
          <table:table-cell office:value-type="float" office:value="470" calcext:value-type="float">
            <text:p>470</text:p>
          </table:table-cell>
          <table:table-cell office:value-type="float" office:value="9.29900002479553" calcext:value-type="float">
            <text:p>9.29900002479553</text:p>
          </table:table-cell>
          <table:table-cell office:value-type="float" office:value="322.932000160217" calcext:value-type="float">
            <text:p>322.932000160217</text:p>
          </table:table-cell>
          <table:table-cell office:value-type="float" office:value="43717" calcext:value-type="float">
            <text:p>43717</text:p>
          </table:table-cell>
          <table:table-cell office:value-type="float" office:value="2.52199983596802" calcext:value-type="float">
            <text:p>2.52199983596802</text:p>
          </table:table-cell>
          <table:table-cell office:value-type="float" office:value="285" calcext:value-type="float">
            <text:p>285</text:p>
          </table:table-cell>
          <table:table-cell office:value-type="float" office:value="470" calcext:value-type="float">
            <text:p>470</text:p>
          </table:table-cell>
          <table:table-cell office:value-type="float" office:value="2.28800010681152" calcext:value-type="float">
            <text:p>2.28800010681152</text:p>
          </table:table-cell>
          <table:table-cell office:value-type="float" office:value="212.932000160217" calcext:value-type="float">
            <text:p>212.932000160217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999917984009" calcext:value-type="float">
            <text:p>0.385999917984009</text:p>
          </table:table-cell>
          <table:table-cell office:value-type="float" office:value="6" calcext:value-type="float">
            <text:p>6</text:p>
          </table:table-cell>
          <table:table-cell office:value-type="float" office:value="11.8959999084473" calcext:value-type="float">
            <text:p>11.8959999084473</text:p>
          </table:table-cell>
          <table:table-cell office:value-type="float" office:value="159" calcext:value-type="float">
            <text:p>159</text:p>
          </table:table-cell>
          <table:table-cell office:value-type="float" office:value="3.92300009727478" calcext:value-type="float">
            <text:p>3.92300009727478</text:p>
          </table:table-cell>
          <table:table-cell office:value-type="float" office:value="16.2049999237061" calcext:value-type="float">
            <text:p>16.20499992370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900020599365" calcext:value-type="float">
            <text:p>2.35900020599365</text:p>
          </table:table-cell>
          <table:table-cell office:value-type="float" office:value="148781" calcext:value-type="float">
            <text:p>148781</text:p>
          </table:table-cell>
          <table:table-cell office:value-type="float" office:value="313.730000019073" calcext:value-type="float">
            <text:p>313.730000019073</text:p>
          </table:table-cell>
          <table:table-cell office:value-type="float" office:value="411" calcext:value-type="float">
            <text:p>411</text:p>
          </table:table-cell>
          <table:table-cell office:value-type="float" office:value="10.5680000782013" calcext:value-type="float">
            <text:p>10.5680000782013</text:p>
          </table:table-cell>
          <table:table-cell office:value-type="float" office:value="338.399000167847" calcext:value-type="float">
            <text:p>338.3990001678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49999332428" calcext:value-type="float">
            <text:p>2.6949999332428</text:p>
          </table:table-cell>
          <table:table-cell office:value-type="float" office:value="252" calcext:value-type="float">
            <text:p>252</text:p>
          </table:table-cell>
          <table:table-cell office:value-type="float" office:value="411" calcext:value-type="float">
            <text:p>411</text:p>
          </table:table-cell>
          <table:table-cell office:value-type="float" office:value="2.46799993515015" calcext:value-type="float">
            <text:p>2.46799993515015</text:p>
          </table:table-cell>
          <table:table-cell office:value-type="float" office:value="200.783999919891" calcext:value-type="float">
            <text:p>200.783999919891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000160217285" calcext:value-type="float">
            <text:p>0.432000160217285</text:p>
          </table:table-cell>
          <table:table-cell office:value-type="float" office:value="3" calcext:value-type="float">
            <text:p>3</text:p>
          </table:table-cell>
          <table:table-cell office:value-type="float" office:value="41.2309999465942" calcext:value-type="float">
            <text:p>41.2309999465942</text:p>
          </table:table-cell>
          <table:table-cell office:value-type="float" office:value="97" calcext:value-type="float">
            <text:p>97</text:p>
          </table:table-cell>
          <table:table-cell office:value-type="float" office:value="3.55599999427795" calcext:value-type="float">
            <text:p>3.55599999427795</text:p>
          </table:table-cell>
          <table:table-cell office:value-type="float" office:value="45.2190001010895" calcext:value-type="float">
            <text:p>45.219000101089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9499998092651" calcext:value-type="float">
            <text:p>2.39499998092651</text:p>
          </table:table-cell>
          <table:table-cell office:value-type="float" office:value="157986" calcext:value-type="float">
            <text:p>157986</text:p>
          </table:table-cell>
          <table:table-cell office:value-type="float" office:value="270.518000125885" calcext:value-type="float">
            <text:p>270.518000125885</text:p>
          </table:table-cell>
          <table:table-cell office:value-type="float" office:value="261" calcext:value-type="float">
            <text:p>261</text:p>
          </table:table-cell>
          <table:table-cell office:value-type="float" office:value="6.75099992752075" calcext:value-type="float">
            <text:p>6.75099992752075</text:p>
          </table:table-cell>
          <table:table-cell office:value-type="float" office:value="320.838999986649" calcext:value-type="float">
            <text:p>320.838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300001144409" calcext:value-type="float">
            <text:p>2.51300001144409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2.12000012397766" calcext:value-type="float">
            <text:p>2.12000012397766</text:p>
          </table:table-cell>
          <table:table-cell office:value-type="float" office:value="212.638000011444" calcext:value-type="float">
            <text:p>212.63800001144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999952316284" calcext:value-type="float">
            <text:p>0.299999952316284</text:p>
          </table:table-cell>
          <table:table-cell office:value-type="float" office:value="7" calcext:value-type="float">
            <text:p>7</text:p>
          </table:table-cell>
          <table:table-cell office:value-type="float" office:value="6.6710000038147" calcext:value-type="float">
            <text:p>6.6710000038147</text:p>
          </table:table-cell>
          <table:table-cell office:value-type="float" office:value="0" calcext:value-type="float">
            <text:p>0</text:p>
          </table:table-cell>
          <table:table-cell office:value-type="float" office:value="0.934000015258789" calcext:value-type="float">
            <text:p>0.934000015258789</text:p>
          </table:table-cell>
          <table:table-cell office:value-type="float" office:value="7.90499997138977" calcext:value-type="float">
            <text:p>7.904999971389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999999046326" calcext:value-type="float">
            <text:p>2.00999999046326</text:p>
          </table:table-cell>
          <table:table-cell office:value-type="float" office:value="148920" calcext:value-type="float">
            <text:p>148920</text:p>
          </table:table-cell>
          <table:table-cell office:value-type="float" office:value="284.847999811172" calcext:value-type="float">
            <text:p>284.847999811172</text:p>
          </table:table-cell>
          <table:table-cell office:value-type="float" office:value="0" calcext:value-type="float">
            <text:p>0</text:p>
          </table:table-cell>
          <table:table-cell office:value-type="float" office:value="5.36800003051758" calcext:value-type="float">
            <text:p>5.36800003051758</text:p>
          </table:table-cell>
          <table:table-cell office:value-type="float" office:value="298.875999927521" calcext:value-type="float">
            <text:p>298.87599992752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8500018119812" calcext:value-type="float">
            <text:p>2.685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99975204468" calcext:value-type="float">
            <text:p>0.450999975204468</text:p>
          </table:table-cell>
          <table:table-cell office:value-type="float" office:value="197.716000080109" calcext:value-type="float">
            <text:p>197.716000080109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099983215332" calcext:value-type="float">
            <text:p>0.35099983215332</text:p>
          </table:table-cell>
          <table:table-cell office:value-type="float" office:value="4" calcext:value-type="float">
            <text:p>4</text:p>
          </table:table-cell>
          <table:table-cell office:value-type="float" office:value="7.51800012588501" calcext:value-type="float">
            <text:p>7.51800012588501</text:p>
          </table:table-cell>
          <table:table-cell office:value-type="float" office:value="0" calcext:value-type="float">
            <text:p>0</text:p>
          </table:table-cell>
          <table:table-cell office:value-type="float" office:value="1.0460000038147" calcext:value-type="float">
            <text:p>1.0460000038147</text:p>
          </table:table-cell>
          <table:table-cell office:value-type="float" office:value="8.91499996185303" calcext:value-type="float">
            <text:p>8.9149999618530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9299998283386" calcext:value-type="float">
            <text:p>2.29299998283386</text:p>
          </table:table-cell>
          <table:table-cell office:value-type="float" office:value="149060" calcext:value-type="float">
            <text:p>149060</text:p>
          </table:table-cell>
          <table:table-cell office:value-type="float" office:value="308.233000040054" calcext:value-type="float">
            <text:p>308.233000040054</text:p>
          </table:table-cell>
          <table:table-cell office:value-type="float" office:value="0" calcext:value-type="float">
            <text:p>0</text:p>
          </table:table-cell>
          <table:table-cell office:value-type="float" office:value="3.46799993515015" calcext:value-type="float">
            <text:p>3.46799993515015</text:p>
          </table:table-cell>
          <table:table-cell office:value-type="float" office:value="321.539000034332" calcext:value-type="float">
            <text:p>321.5390000343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400008201599" calcext:value-type="float">
            <text:p>2.614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000095367432" calcext:value-type="float">
            <text:p>0.525000095367432</text:p>
          </table:table-cell>
          <table:table-cell office:value-type="float" office:value="190.572000026703" calcext:value-type="float">
            <text:p>190.572000026703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6999959945679" calcext:value-type="float">
            <text:p>0.266999959945679</text:p>
          </table:table-cell>
          <table:table-cell office:value-type="float" office:value="3" calcext:value-type="float">
            <text:p>3</text:p>
          </table:table-cell>
          <table:table-cell office:value-type="float" office:value="6.62999987602234" calcext:value-type="float">
            <text:p>6.62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824999809265137" calcext:value-type="float">
            <text:p>0.824999809265137</text:p>
          </table:table-cell>
          <table:table-cell office:value-type="float" office:value="7.72299981117249" calcext:value-type="float">
            <text:p>7.722999811172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9990081787" calcext:value-type="float">
            <text:p>2.17899990081787</text:p>
          </table:table-cell>
          <table:table-cell office:value-type="float" office:value="148834" calcext:value-type="float">
            <text:p>148834</text:p>
          </table:table-cell>
          <table:table-cell office:value-type="float" office:value="288.273000001907" calcext:value-type="float">
            <text:p>288.27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48600006103516" calcext:value-type="float">
            <text:p>2.48600006103516</text:p>
          </table:table-cell>
          <table:table-cell office:value-type="float" office:value="299.605999946594" calcext:value-type="float">
            <text:p>299.6059999465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799990653992" calcext:value-type="float">
            <text:p>2.497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000131607056" calcext:value-type="float">
            <text:p>0.337000131607056</text:p>
          </table:table-cell>
          <table:table-cell office:value-type="float" office:value="176.337000131607" calcext:value-type="float">
            <text:p>176.337000131607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999807357788" calcext:value-type="float">
            <text:p>0.301999807357788</text:p>
          </table:table-cell>
          <table:table-cell office:value-type="float" office:value="12" calcext:value-type="float">
            <text:p>12</text:p>
          </table:table-cell>
          <table:table-cell office:value-type="float" office:value="6.71900010108948" calcext:value-type="float">
            <text:p>6.71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901000022888184" calcext:value-type="float">
            <text:p>0.901000022888184</text:p>
          </table:table-cell>
          <table:table-cell office:value-type="float" office:value="7.92199993133545" calcext:value-type="float">
            <text:p>7.921999931335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999999046326" calcext:value-type="float">
            <text:p>2.25999999046326</text:p>
          </table:table-cell>
          <table:table-cell office:value-type="float" office:value="149052" calcext:value-type="float">
            <text:p>149052</text:p>
          </table:table-cell>
          <table:table-cell office:value-type="float" office:value="286.869999885559" calcext:value-type="float">
            <text:p>286.869999885559</text:p>
          </table:table-cell>
          <table:table-cell office:value-type="float" office:value="0" calcext:value-type="float">
            <text:p>0</text:p>
          </table:table-cell>
          <table:table-cell office:value-type="float" office:value="5.73900008201599" calcext:value-type="float">
            <text:p>5.73900008201599</text:p>
          </table:table-cell>
          <table:table-cell office:value-type="float" office:value="301.457999944687" calcext:value-type="float">
            <text:p>301.4579999446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53999996185303" calcext:value-type="float">
            <text:p>2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99948501587" calcext:value-type="float">
            <text:p>0.378999948501587</text:p>
          </table:table-cell>
          <table:table-cell office:value-type="float" office:value="177.138000011444" calcext:value-type="float">
            <text:p>177.13800001144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999961853027" calcext:value-type="float">
            <text:p>0.289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6.94700002670288" calcext:value-type="float">
            <text:p>6.94700002670288</text:p>
          </table:table-cell>
          <table:table-cell office:value-type="float" office:value="0" calcext:value-type="float">
            <text:p>0</text:p>
          </table:table-cell>
          <table:table-cell office:value-type="float" office:value="0.891000032424927" calcext:value-type="float">
            <text:p>0.891000032424927</text:p>
          </table:table-cell>
          <table:table-cell office:value-type="float" office:value="8.12800002098084" calcext:value-type="float">
            <text:p>8.1280000209808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200009346008" calcext:value-type="float">
            <text:p>2.25200009346008</text:p>
          </table:table-cell>
          <table:table-cell office:value-type="float" office:value="149032" calcext:value-type="float">
            <text:p>149032</text:p>
          </table:table-cell>
          <table:table-cell office:value-type="float" office:value="285.781000137329" calcext:value-type="float">
            <text:p>285.781000137329</text:p>
          </table:table-cell>
          <table:table-cell office:value-type="float" office:value="0" calcext:value-type="float">
            <text:p>0</text:p>
          </table:table-cell>
          <table:table-cell office:value-type="float" office:value="1.85500001907349" calcext:value-type="float">
            <text:p>1.85500001907349</text:p>
          </table:table-cell>
          <table:table-cell office:value-type="float" office:value="296.416000127792" calcext:value-type="float">
            <text:p>296.41600012779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99998092651" calcext:value-type="float">
            <text:p>2.5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999868392944" calcext:value-type="float">
            <text:p>0.537999868392944</text:p>
          </table:table-cell>
          <table:table-cell office:value-type="float" office:value="176.644999980927" calcext:value-type="float">
            <text:p>176.644999980927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000005722046" calcext:value-type="float">
            <text:p>0.319000005722046</text:p>
          </table:table-cell>
          <table:table-cell office:value-type="float" office:value="1" calcext:value-type="float">
            <text:p>1</text:p>
          </table:table-cell>
          <table:table-cell office:value-type="float" office:value="6.01399993896484" calcext:value-type="float">
            <text:p>6.01399993896484</text:p>
          </table:table-cell>
          <table:table-cell office:value-type="float" office:value="0" calcext:value-type="float">
            <text:p>0</text:p>
          </table:table-cell>
          <table:table-cell office:value-type="float" office:value="0.615999937057495" calcext:value-type="float">
            <text:p>0.615999937057495</text:p>
          </table:table-cell>
          <table:table-cell office:value-type="float" office:value="6.94899988174439" calcext:value-type="float">
            <text:p>6.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6000008583069" calcext:value-type="float">
            <text:p>2.16000008583069</text:p>
          </table:table-cell>
          <table:table-cell office:value-type="float" office:value="148940" calcext:value-type="float">
            <text:p>148940</text:p>
          </table:table-cell>
          <table:table-cell office:value-type="float" office:value="317.431999921799" calcext:value-type="float">
            <text:p>317.431999921799</text:p>
          </table:table-cell>
          <table:table-cell office:value-type="float" office:value="0" calcext:value-type="float">
            <text:p>0</text:p>
          </table:table-cell>
          <table:table-cell office:value-type="float" office:value="1.9210000038147" calcext:value-type="float">
            <text:p>1.9210000038147</text:p>
          </table:table-cell>
          <table:table-cell office:value-type="float" office:value="327.401000022888" calcext:value-type="float">
            <text:p>327.401000022888</text:p>
          </table:table-cell>
          <table:table-cell office:value-type="float" office:value="38712" calcext:value-type="float">
            <text:p>38712</text:p>
          </table:table-cell>
          <table:table-cell office:value-type="float" office:value="2.87899994850159" calcext:value-type="float">
            <text:p>2.8789999485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000082015991" calcext:value-type="float">
            <text:p>0.239000082015991</text:p>
          </table:table-cell>
          <table:table-cell office:value-type="float" office:value="207.908999919891" calcext:value-type="float">
            <text:p>207.908999919891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00129699707" calcext:value-type="float">
            <text:p>0.314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5.67499995231628" calcext:value-type="float">
            <text:p>5.67499995231628</text:p>
          </table:table-cell>
          <table:table-cell office:value-type="float" office:value="0" calcext:value-type="float">
            <text:p>0</text:p>
          </table:table-cell>
          <table:table-cell office:value-type="float" office:value="0.680999994277954" calcext:value-type="float">
            <text:p>0.680999994277954</text:p>
          </table:table-cell>
          <table:table-cell office:value-type="float" office:value="6.67000007629395" calcext:value-type="float">
            <text:p>6.670000076293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199986457825" calcext:value-type="float">
            <text:p>2.24199986457825</text:p>
          </table:table-cell>
          <table:table-cell office:value-type="float" office:value="149167" calcext:value-type="float">
            <text:p>149167</text:p>
          </table:table-cell>
          <table:table-cell office:value-type="float" office:value="282.621999979019" calcext:value-type="float">
            <text:p>282.621999979019</text:p>
          </table:table-cell>
          <table:table-cell office:value-type="float" office:value="0" calcext:value-type="float">
            <text:p>0</text:p>
          </table:table-cell>
          <table:table-cell office:value-type="float" office:value="1.4449999332428" calcext:value-type="float">
            <text:p>1.4449999332428</text:p>
          </table:table-cell>
          <table:table-cell office:value-type="float" office:value="292.054999828339" calcext:value-type="float">
            <text:p>292.054999828339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499988555908" calcext:value-type="float">
            <text:p>2.4949998855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000070571899" calcext:value-type="float">
            <text:p>0.226000070571899</text:p>
          </table:table-cell>
          <table:table-cell office:value-type="float" office:value="175.695000171661" calcext:value-type="float">
            <text:p>175.69500017166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00009727478" calcext:value-type="float">
            <text:p>0.29800009727478</text:p>
          </table:table-cell>
          <table:table-cell office:value-type="float" office:value="20" calcext:value-type="float">
            <text:p>20</text:p>
          </table:table-cell>
          <table:table-cell office:value-type="float" office:value="5.77699995040894" calcext:value-type="float">
            <text:p>5.77699995040894</text:p>
          </table:table-cell>
          <table:table-cell office:value-type="float" office:value="0" calcext:value-type="float">
            <text:p>0</text:p>
          </table:table-cell>
          <table:table-cell office:value-type="float" office:value="0.690000057220459" calcext:value-type="float">
            <text:p>0.690000057220459</text:p>
          </table:table-cell>
          <table:table-cell office:value-type="float" office:value="6.76500010490418" calcext:value-type="float">
            <text:p>6.765000104904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899991989136" calcext:value-type="float">
            <text:p>2.15899991989136</text:p>
          </table:table-cell>
          <table:table-cell office:value-type="float" office:value="149346" calcext:value-type="float">
            <text:p>149346</text:p>
          </table:table-cell>
          <table:table-cell office:value-type="float" office:value="283.349999904633" calcext:value-type="float">
            <text:p>283.349999904633</text:p>
          </table:table-cell>
          <table:table-cell office:value-type="float" office:value="0" calcext:value-type="float">
            <text:p>0</text:p>
          </table:table-cell>
          <table:table-cell office:value-type="float" office:value="6.27100014686585" calcext:value-type="float">
            <text:p>6.27100014686585</text:p>
          </table:table-cell>
          <table:table-cell office:value-type="float" office:value="297.536000013351" calcext:value-type="float">
            <text:p>297.536000013351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600008964539" calcext:value-type="float">
            <text:p>2.456000089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.24399995803833</text:p>
          </table:table-cell>
          <table:table-cell office:value-type="float" office:value="173.700000047684" calcext:value-type="float">
            <text:p>173.700000047684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9999942779541" calcext:value-type="float">
            <text:p>0.309999942779541</text:p>
          </table:table-cell>
          <table:table-cell office:value-type="float" office:value="21" calcext:value-type="float">
            <text:p>21</text:p>
          </table:table-cell>
          <table:table-cell office:value-type="float" office:value="5.77999997138977" calcext:value-type="float">
            <text:p>5.77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600000143051147" calcext:value-type="float">
            <text:p>0.600000143051147</text:p>
          </table:table-cell>
          <table:table-cell office:value-type="float" office:value="6.69000005722046" calcext:value-type="float">
            <text:p>6.690000057220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4100003242493" calcext:value-type="float">
            <text:p>2.14100003242493</text:p>
          </table:table-cell>
          <table:table-cell office:value-type="float" office:value="149658" calcext:value-type="float">
            <text:p>149658</text:p>
          </table:table-cell>
          <table:table-cell office:value-type="float" office:value="286.558000087738" calcext:value-type="float">
            <text:p>286.558000087738</text:p>
          </table:table-cell>
          <table:table-cell office:value-type="float" office:value="0" calcext:value-type="float">
            <text:p>0</text:p>
          </table:table-cell>
          <table:table-cell office:value-type="float" office:value="6.59700012207031" calcext:value-type="float">
            <text:p>6.59700012207031</text:p>
          </table:table-cell>
          <table:table-cell office:value-type="float" office:value="301.050000190735" calcext:value-type="float">
            <text:p>301.05000019073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1400003433228" calcext:value-type="float">
            <text:p>2.4140000343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999961853027" calcext:value-type="float">
            <text:p>0.289999961853027</text:p>
          </table:table-cell>
          <table:table-cell office:value-type="float" office:value="195.158999919891" calcext:value-type="float">
            <text:p>195.158999919891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32000017166138" calcext:value-type="float">
            <text:p>0.332000017166138</text:p>
          </table:table-cell>
          <table:table-cell office:value-type="float" office:value="77" calcext:value-type="float">
            <text:p>77</text:p>
          </table:table-cell>
          <table:table-cell office:value-type="float" office:value="6.61400008201599" calcext:value-type="float">
            <text:p>6.614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648000001907349" calcext:value-type="float">
            <text:p>0.648000001907349</text:p>
          </table:table-cell>
          <table:table-cell office:value-type="float" office:value="7.59500002861023" calcext:value-type="float">
            <text:p>7.5950000286102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3799996376038" calcext:value-type="float">
            <text:p>2.43799996376038</text:p>
          </table:table-cell>
          <table:table-cell office:value-type="float" office:value="149820" calcext:value-type="float">
            <text:p>149820</text:p>
          </table:table-cell>
          <table:table-cell office:value-type="float" office:value="322.108000040054" calcext:value-type="float">
            <text:p>322.108000040054</text:p>
          </table:table-cell>
          <table:table-cell office:value-type="float" office:value="0" calcext:value-type="float">
            <text:p>0</text:p>
          </table:table-cell>
          <table:table-cell office:value-type="float" office:value="24.8109998703003" calcext:value-type="float">
            <text:p>24.8109998703003</text:p>
          </table:table-cell>
          <table:table-cell office:value-type="float" office:value="356.016999959946" calcext:value-type="float">
            <text:p>356.0169999599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95299983024597" calcext:value-type="float">
            <text:p>2.9529998302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.578999996185303</text:p>
          </table:table-cell>
          <table:table-cell office:value-type="float" office:value="202.424999952316" calcext:value-type="float">
            <text:p>202.424999952316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999971389771" calcext:value-type="float">
            <text:p>0.404999971389771</text:p>
          </table:table-cell>
          <table:table-cell office:value-type="float" office:value="9" calcext:value-type="float">
            <text:p>9</text:p>
          </table:table-cell>
          <table:table-cell office:value-type="float" office:value="27.8740000724792" calcext:value-type="float">
            <text:p>27.8740000724792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.82200002670288</text:p>
          </table:table-cell>
          <table:table-cell office:value-type="float" office:value="30.1010000705719" calcext:value-type="float">
            <text:p>30.10100007057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26100015640259" calcext:value-type="float">
            <text:p>3.26100015640259</text:p>
          </table:table-cell>
          <table:table-cell office:value-type="float" office:value="157939" calcext:value-type="float">
            <text:p>157939</text:p>
          </table:table-cell>
          <table:table-cell office:value-type="float" office:value="438.232000112534" calcext:value-type="float">
            <text:p>438.232000112534</text:p>
          </table:table-cell>
          <table:table-cell office:value-type="float" office:value="0" calcext:value-type="float">
            <text:p>0</text:p>
          </table:table-cell>
          <table:table-cell office:value-type="float" office:value="9.24899983406067" calcext:value-type="float">
            <text:p>9.24899983406067</text:p>
          </table:table-cell>
          <table:table-cell office:value-type="float" office:value="477.743000030518" calcext:value-type="float">
            <text:p>477.743000030518</text:p>
          </table:table-cell>
          <table:table-cell office:value-type="float" office:value="43717" calcext:value-type="float">
            <text:p>43717</text:p>
          </table:table-cell>
          <table:table-cell office:value-type="float" office:value="4.09100008010864" calcext:value-type="float">
            <text:p>4.091000080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000148773193" calcext:value-type="float">
            <text:p>0.669000148773193</text:p>
          </table:table-cell>
          <table:table-cell office:value-type="float" office:value="351.548000097275" calcext:value-type="float">
            <text:p>351.548000097275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0000047683716" calcext:value-type="float">
            <text:p>0.450000047683716</text:p>
          </table:table-cell>
          <table:table-cell office:value-type="float" office:value="10" calcext:value-type="float">
            <text:p>10</text:p>
          </table:table-cell>
          <table:table-cell office:value-type="float" office:value="27.4630000591278" calcext:value-type="float">
            <text:p>27.4630000591278</text:p>
          </table:table-cell>
          <table:table-cell office:value-type="float" office:value="0" calcext:value-type="float">
            <text:p>0</text:p>
          </table:table-cell>
          <table:table-cell office:value-type="float" office:value="1.4909999370575" calcext:value-type="float">
            <text:p>1.4909999370575</text:p>
          </table:table-cell>
          <table:table-cell office:value-type="float" office:value="29.404000043869" calcext:value-type="float">
            <text:p>29.40400004386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125" calcext:value-type="float">
            <text:p>3.125</text:p>
          </table:table-cell>
          <table:table-cell office:value-type="float" office:value="158078" calcext:value-type="float">
            <text:p>158078</text:p>
          </table:table-cell>
          <table:table-cell office:value-type="float" office:value="335.059000015259" calcext:value-type="float">
            <text:p>335.059000015259</text:p>
          </table:table-cell>
          <table:table-cell office:value-type="float" office:value="0" calcext:value-type="float">
            <text:p>0</text:p>
          </table:table-cell>
          <table:table-cell office:value-type="float" office:value="8.03799986839294" calcext:value-type="float">
            <text:p>8.03799986839294</text:p>
          </table:table-cell>
          <table:table-cell office:value-type="float" office:value="373.873999834061" calcext:value-type="float">
            <text:p>373.873999834061</text:p>
          </table:table-cell>
          <table:table-cell office:value-type="float" office:value="43717" calcext:value-type="float">
            <text:p>43717</text:p>
          </table:table-cell>
          <table:table-cell office:value-type="float" office:value="2.91100001335144" calcext:value-type="float">
            <text:p>2.91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99881744385" calcext:value-type="float">
            <text:p>0.448999881744385</text:p>
          </table:table-cell>
          <table:table-cell office:value-type="float" office:value="226.355999946594" calcext:value-type="float">
            <text:p>226.355999946594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65000009536743" calcext:value-type="float">
            <text:p>0.365000009536743</text:p>
          </table:table-cell>
          <table:table-cell office:value-type="float" office:value="4" calcext:value-type="float">
            <text:p>4</text:p>
          </table:table-cell>
          <table:table-cell office:value-type="float" office:value="20.4189999103546" calcext:value-type="float">
            <text:p>20.4189999103546</text:p>
          </table:table-cell>
          <table:table-cell office:value-type="float" office:value="0" calcext:value-type="float">
            <text:p>0</text:p>
          </table:table-cell>
          <table:table-cell office:value-type="float" office:value="1.05200004577637" calcext:value-type="float">
            <text:p>1.05200004577637</text:p>
          </table:table-cell>
          <table:table-cell office:value-type="float" office:value="21.8359999656677" calcext:value-type="float">
            <text:p>21.835999965667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900012969971" calcext:value-type="float">
            <text:p>2.18900012969971</text:p>
          </table:table-cell>
          <table:table-cell office:value-type="float" office:value="158080" calcext:value-type="float">
            <text:p>158080</text:p>
          </table:table-cell>
          <table:table-cell office:value-type="float" office:value="267.468999862671" calcext:value-type="float">
            <text:p>267.468999862671</text:p>
          </table:table-cell>
          <table:table-cell office:value-type="float" office:value="0" calcext:value-type="float">
            <text:p>0</text:p>
          </table:table-cell>
          <table:table-cell office:value-type="float" office:value="3.38000011444092" calcext:value-type="float">
            <text:p>3.38000011444092</text:p>
          </table:table-cell>
          <table:table-cell office:value-type="float" office:value="292.969000101089" calcext:value-type="float">
            <text:p>292.9690001010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600003242493" calcext:value-type="float">
            <text:p>2.5160000324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00005722046" calcext:value-type="float">
            <text:p>0.444000005722046</text:p>
          </table:table-cell>
          <table:table-cell office:value-type="float" office:value="184.717000007629" calcext:value-type="float">
            <text:p>184.717000007629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4000186920166" calcext:value-type="float">
            <text:p>0.254000186920166</text:p>
          </table:table-cell>
          <table:table-cell office:value-type="float" office:value="17" calcext:value-type="float">
            <text:p>17</text:p>
          </table:table-cell>
          <table:table-cell office:value-type="float" office:value="20.4799997806549" calcext:value-type="float">
            <text:p>20.4799997806549</text:p>
          </table:table-cell>
          <table:table-cell office:value-type="float" office:value="0" calcext:value-type="float">
            <text:p>0</text:p>
          </table:table-cell>
          <table:table-cell office:value-type="float" office:value="1.02900004386902" calcext:value-type="float">
            <text:p>1.02900004386902</text:p>
          </table:table-cell>
          <table:table-cell office:value-type="float" office:value="21.7630000114441" calcext:value-type="float">
            <text:p>21.763000011444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9999990463257" calcext:value-type="float">
            <text:p>2.09999990463257</text:p>
          </table:table-cell>
          <table:table-cell office:value-type="float" office:value="158218" calcext:value-type="float">
            <text:p>158218</text:p>
          </table:table-cell>
          <table:table-cell office:value-type="float" office:value="261.572000026703" calcext:value-type="float">
            <text:p>261.572000026703</text:p>
          </table:table-cell>
          <table:table-cell office:value-type="float" office:value="0" calcext:value-type="float">
            <text:p>0</text:p>
          </table:table-cell>
          <table:table-cell office:value-type="float" office:value="10.1640000343323" calcext:value-type="float">
            <text:p>10.1640000343323</text:p>
          </table:table-cell>
          <table:table-cell office:value-type="float" office:value="294.422999858856" calcext:value-type="float">
            <text:p>294.4229998588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200011253357" calcext:value-type="float">
            <text:p>2.482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85.253000020981" calcext:value-type="float">
            <text:p>185.253000020981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0999927520752" calcext:value-type="float">
            <text:p>0.250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19.8719999790192" calcext:value-type="float">
            <text:p>19.8719999790192</text:p>
          </table:table-cell>
          <table:table-cell office:value-type="float" office:value="0" calcext:value-type="float">
            <text:p>0</text:p>
          </table:table-cell>
          <table:table-cell office:value-type="float" office:value="1.01600003242493" calcext:value-type="float">
            <text:p>1.01600003242493</text:p>
          </table:table-cell>
          <table:table-cell office:value-type="float" office:value="21.1389999389648" calcext:value-type="float">
            <text:p>21.138999938964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899993896484" calcext:value-type="float">
            <text:p>2.13899993896484</text:p>
          </table:table-cell>
          <table:table-cell office:value-type="float" office:value="158333" calcext:value-type="float">
            <text:p>158333</text:p>
          </table:table-cell>
          <table:table-cell office:value-type="float" office:value="265.947999954224" calcext:value-type="float">
            <text:p>265.947999954224</text:p>
          </table:table-cell>
          <table:table-cell office:value-type="float" office:value="0" calcext:value-type="float">
            <text:p>0</text:p>
          </table:table-cell>
          <table:table-cell office:value-type="float" office:value="4.1710000038147" calcext:value-type="float">
            <text:p>4.1710000038147</text:p>
          </table:table-cell>
          <table:table-cell office:value-type="float" office:value="291.805999994278" calcext:value-type="float">
            <text:p>291.805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799991607666" calcext:value-type="float">
            <text:p>2.48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000009536743" calcext:value-type="float">
            <text:p>0.490000009536743</text:p>
          </table:table-cell>
          <table:table-cell office:value-type="float" office:value="187.947000026703" calcext:value-type="float">
            <text:p>187.94700002670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4000034332275" calcext:value-type="float">
            <text:p>0.414000034332275</text:p>
          </table:table-cell>
          <table:table-cell office:value-type="float" office:value="3" calcext:value-type="float">
            <text:p>3</text:p>
          </table:table-cell>
          <table:table-cell office:value-type="float" office:value="40.2039999961853" calcext:value-type="float">
            <text:p>40.2039999961853</text:p>
          </table:table-cell>
          <table:table-cell office:value-type="float" office:value="0" calcext:value-type="float">
            <text:p>0</text:p>
          </table:table-cell>
          <table:table-cell office:value-type="float" office:value="3.30499982833862" calcext:value-type="float">
            <text:p>3.30499982833862</text:p>
          </table:table-cell>
          <table:table-cell office:value-type="float" office:value="43.9229998588562" calcext:value-type="float">
            <text:p>43.922999858856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99991798401" calcext:value-type="float">
            <text:p>2.26099991798401</text:p>
          </table:table-cell>
          <table:table-cell office:value-type="float" office:value="157860" calcext:value-type="float">
            <text:p>157860</text:p>
          </table:table-cell>
          <table:table-cell office:value-type="float" office:value="269.104999780655" calcext:value-type="float">
            <text:p>269.104999780655</text:p>
          </table:table-cell>
          <table:table-cell office:value-type="float" office:value="0" calcext:value-type="float">
            <text:p>0</text:p>
          </table:table-cell>
          <table:table-cell office:value-type="float" office:value="6.77100014686585" calcext:value-type="float">
            <text:p>6.77100014686585</text:p>
          </table:table-cell>
          <table:table-cell office:value-type="float" office:value="318.322000026703" calcext:value-type="float">
            <text:p>318.322000026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599987030029" calcext:value-type="float">
            <text:p>2.4359998703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998664856" calcext:value-type="float">
            <text:p>2.2649998664856</text:p>
          </table:table-cell>
          <table:table-cell office:value-type="float" office:value="213.335999965668" calcext:value-type="float">
            <text:p>213.335999965668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74999904632568" calcext:value-type="float">
            <text:p>0.474999904632568</text:p>
          </table:table-cell>
          <table:table-cell office:value-type="float" office:value="1" calcext:value-type="float">
            <text:p>1</text:p>
          </table:table-cell>
          <table:table-cell office:value-type="float" office:value="41.4969999790192" calcext:value-type="float">
            <text:p>41.4969999790192</text:p>
          </table:table-cell>
          <table:table-cell office:value-type="float" office:value="0" calcext:value-type="float">
            <text:p>0</text:p>
          </table:table-cell>
          <table:table-cell office:value-type="float" office:value="3.50500011444092" calcext:value-type="float">
            <text:p>3.50500011444092</text:p>
          </table:table-cell>
          <table:table-cell office:value-type="float" office:value="45.4769999980927" calcext:value-type="float">
            <text:p>45.476999998092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4399995803833" calcext:value-type="float">
            <text:p>2.24399995803833</text:p>
          </table:table-cell>
          <table:table-cell office:value-type="float" office:value="157869" calcext:value-type="float">
            <text:p>157869</text:p>
          </table:table-cell>
          <table:table-cell office:value-type="float" office:value="269.84299993515" calcext:value-type="float">
            <text:p>269.84299993515</text:p>
          </table:table-cell>
          <table:table-cell office:value-type="float" office:value="0" calcext:value-type="float">
            <text:p>0</text:p>
          </table:table-cell>
          <table:table-cell office:value-type="float" office:value="4.74000000953674" calcext:value-type="float">
            <text:p>4.74000000953674</text:p>
          </table:table-cell>
          <table:table-cell office:value-type="float" office:value="318.260999917984" calcext:value-type="float">
            <text:p>318.26099991798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500019073486" calcext:value-type="float">
            <text:p>2.425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99990272522" calcext:value-type="float">
            <text:p>2.07699990272522</text:p>
          </table:table-cell>
          <table:table-cell office:value-type="float" office:value="213.322000026703" calcext:value-type="float">
            <text:p>213.322000026703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1999921798706" calcext:value-type="float">
            <text:p>0.431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40.635999917984" calcext:value-type="float">
            <text:p>40.635999917984</text:p>
          </table:table-cell>
          <table:table-cell office:value-type="float" office:value="0" calcext:value-type="float">
            <text:p>0</text:p>
          </table:table-cell>
          <table:table-cell office:value-type="float" office:value="3.37899994850159" calcext:value-type="float">
            <text:p>3.37899994850159</text:p>
          </table:table-cell>
          <table:table-cell office:value-type="float" office:value="44.4469997882843" calcext:value-type="float">
            <text:p>44.446999788284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700005531311" calcext:value-type="float">
            <text:p>2.16700005531311</text:p>
          </table:table-cell>
          <table:table-cell office:value-type="float" office:value="157894" calcext:value-type="float">
            <text:p>157894</text:p>
          </table:table-cell>
          <table:table-cell office:value-type="float" office:value="270.289999961853" calcext:value-type="float">
            <text:p>270.289999961853</text:p>
          </table:table-cell>
          <table:table-cell office:value-type="float" office:value="0" calcext:value-type="float">
            <text:p>0</text:p>
          </table:table-cell>
          <table:table-cell office:value-type="float" office:value="4.30799984931946" calcext:value-type="float">
            <text:p>4.30799984931946</text:p>
          </table:table-cell>
          <table:table-cell office:value-type="float" office:value="317.0609998703" calcext:value-type="float">
            <text:p>317.0609998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799995422363" calcext:value-type="float">
            <text:p>2.447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99986457825" calcext:value-type="float">
            <text:p>2.24199986457825</text:p>
          </table:table-cell>
          <table:table-cell office:value-type="float" office:value="213.793999910355" calcext:value-type="float">
            <text:p>213.793999910355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2999839782715" calcext:value-type="float">
            <text:p>0.442999839782715</text:p>
          </table:table-cell>
          <table:table-cell office:value-type="float" office:value="5" calcext:value-type="float">
            <text:p>5</text:p>
          </table:table-cell>
          <table:table-cell office:value-type="float" office:value="41.4360001087189" calcext:value-type="float">
            <text:p>41.4360001087189</text:p>
          </table:table-cell>
          <table:table-cell office:value-type="float" office:value="92" calcext:value-type="float">
            <text:p>92</text:p>
          </table:table-cell>
          <table:table-cell office:value-type="float" office:value="3.33100008964539" calcext:value-type="float">
            <text:p>3.33100008964539</text:p>
          </table:table-cell>
          <table:table-cell office:value-type="float" office:value="45.210000038147" calcext:value-type="float">
            <text:p>45.210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900000572205" calcext:value-type="float">
            <text:p>2.31900000572205</text:p>
          </table:table-cell>
          <table:table-cell office:value-type="float" office:value="158053" calcext:value-type="float">
            <text:p>158053</text:p>
          </table:table-cell>
          <table:table-cell office:value-type="float" office:value="275.4390001297" calcext:value-type="float">
            <text:p>275.4390001297</text:p>
          </table:table-cell>
          <table:table-cell office:value-type="float" office:value="249" calcext:value-type="float">
            <text:p>249</text:p>
          </table:table-cell>
          <table:table-cell office:value-type="float" office:value="9.32099986076355" calcext:value-type="float">
            <text:p>9.32099986076355</text:p>
          </table:table-cell>
          <table:table-cell office:value-type="float" office:value="329.06299996376" calcext:value-type="float">
            <text:p>329.0629999637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300004005432" calcext:value-type="float">
            <text:p>2.48300004005432</text:p>
          </table:table-cell>
          <table:table-cell office:value-type="float" office:value="157" calcext:value-type="float">
            <text:p>157</text:p>
          </table:table-cell>
          <table:table-cell office:value-type="float" office:value="249" calcext:value-type="float">
            <text:p>249</text:p>
          </table:table-cell>
          <table:table-cell office:value-type="float" office:value="2.34700012207031" calcext:value-type="float">
            <text:p>2.34700012207031</text:p>
          </table:table-cell>
          <table:table-cell office:value-type="float" office:value="217.344000101089" calcext:value-type="float">
            <text:p>217.344000101089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814000129699707" calcext:value-type="float">
            <text:p>0.814000129699707</text:p>
          </table:table-cell>
          <table:table-cell office:value-type="float" office:value="2" calcext:value-type="float">
            <text:p>2</text:p>
          </table:table-cell>
          <table:table-cell office:value-type="float" office:value="79.3249998092651" calcext:value-type="float">
            <text:p>79.3249998092651</text:p>
          </table:table-cell>
          <table:table-cell office:value-type="float" office:value="92" calcext:value-type="float">
            <text:p>92</text:p>
          </table:table-cell>
          <table:table-cell office:value-type="float" office:value="12.4460000991821" calcext:value-type="float">
            <text:p>12.4460000991821</text:p>
          </table:table-cell>
          <table:table-cell office:value-type="float" office:value="92.585000038147" calcext:value-type="float">
            <text:p>92.585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100004196167" calcext:value-type="float">
            <text:p>2.63100004196167</text:p>
          </table:table-cell>
          <table:table-cell office:value-type="float" office:value="157805" calcext:value-type="float">
            <text:p>157805</text:p>
          </table:table-cell>
          <table:table-cell office:value-type="float" office:value="271.293999910355" calcext:value-type="float">
            <text:p>271.293999910355</text:p>
          </table:table-cell>
          <table:table-cell office:value-type="float" office:value="251" calcext:value-type="float">
            <text:p>251</text:p>
          </table:table-cell>
          <table:table-cell office:value-type="float" office:value="15.4580001831055" calcext:value-type="float">
            <text:p>15.4580001831055</text:p>
          </table:table-cell>
          <table:table-cell office:value-type="float" office:value="365.751000165939" calcext:value-type="float">
            <text:p>365.75100016593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000015258789" calcext:value-type="float">
            <text:p>2.59000015258789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6.40200018882751" calcext:value-type="float">
            <text:p>6.40200018882751</text:p>
          </table:table-cell>
          <table:table-cell office:value-type="float" office:value="262.085000038147" calcext:value-type="float">
            <text:p>262.08500003814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500018119812" calcext:value-type="float">
            <text:p>0.68500018119812</text:p>
          </table:table-cell>
          <table:table-cell office:value-type="float" office:value="1" calcext:value-type="float">
            <text:p>1</text:p>
          </table:table-cell>
          <table:table-cell office:value-type="float" office:value="77.0169999599457" calcext:value-type="float">
            <text:p>77.0169999599457</text:p>
          </table:table-cell>
          <table:table-cell office:value-type="float" office:value="174" calcext:value-type="float">
            <text:p>174</text:p>
          </table:table-cell>
          <table:table-cell office:value-type="float" office:value="11.8090000152588" calcext:value-type="float">
            <text:p>11.8090000152588</text:p>
          </table:table-cell>
          <table:table-cell office:value-type="float" office:value="89.5110001564026" calcext:value-type="float">
            <text:p>89.511000156402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5699992179871" calcext:value-type="float">
            <text:p>2.55699992179871</text:p>
          </table:table-cell>
          <table:table-cell office:value-type="float" office:value="157815" calcext:value-type="float">
            <text:p>157815</text:p>
          </table:table-cell>
          <table:table-cell office:value-type="float" office:value="269.197000026703" calcext:value-type="float">
            <text:p>269.197000026703</text:p>
          </table:table-cell>
          <table:table-cell office:value-type="float" office:value="436" calcext:value-type="float">
            <text:p>436</text:p>
          </table:table-cell>
          <table:table-cell office:value-type="float" office:value="13.2339999675751" calcext:value-type="float">
            <text:p>13.2339999675751</text:p>
          </table:table-cell>
          <table:table-cell office:value-type="float" office:value="361.244999885559" calcext:value-type="float">
            <text:p>361.2449998855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800004959106" calcext:value-type="float">
            <text:p>2.59800004959106</text:p>
          </table:table-cell>
          <table:table-cell office:value-type="float" office:value="262" calcext:value-type="float">
            <text:p>262</text:p>
          </table:table-cell>
          <table:table-cell office:value-type="float" office:value="436" calcext:value-type="float">
            <text:p>436</text:p>
          </table:table-cell>
          <table:table-cell office:value-type="float" office:value="9.47800016403198" calcext:value-type="float">
            <text:p>9.47800016403198</text:p>
          </table:table-cell>
          <table:table-cell office:value-type="float" office:value="266.844000101089" calcext:value-type="float">
            <text:p>266.844000101089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4000015258789" calcext:value-type="float">
            <text:p>0.6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75.8409998416901" calcext:value-type="float">
            <text:p>75.8409998416901</text:p>
          </table:table-cell>
          <table:table-cell office:value-type="float" office:value="49" calcext:value-type="float">
            <text:p>49</text:p>
          </table:table-cell>
          <table:table-cell office:value-type="float" office:value="11.7840001583099" calcext:value-type="float">
            <text:p>11.7840001583099</text:p>
          </table:table-cell>
          <table:table-cell office:value-type="float" office:value="88.3090000152588" calcext:value-type="float">
            <text:p>88.309000015258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99998664856" calcext:value-type="float">
            <text:p>2.6399998664856</text:p>
          </table:table-cell>
          <table:table-cell office:value-type="float" office:value="157856" calcext:value-type="float">
            <text:p>157856</text:p>
          </table:table-cell>
          <table:table-cell office:value-type="float" office:value="268.676999807358" calcext:value-type="float">
            <text:p>268.676999807358</text:p>
          </table:table-cell>
          <table:table-cell office:value-type="float" office:value="119" calcext:value-type="float">
            <text:p>119</text:p>
          </table:table-cell>
          <table:table-cell office:value-type="float" office:value="13.018000125885" calcext:value-type="float">
            <text:p>13.018000125885</text:p>
          </table:table-cell>
          <table:table-cell office:value-type="float" office:value="360.572999954224" calcext:value-type="float">
            <text:p>360.57299995422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2100005149841" calcext:value-type="float">
            <text:p>2.62100005149841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7.68300008773804" calcext:value-type="float">
            <text:p>7.68300008773804</text:p>
          </table:table-cell>
          <table:table-cell office:value-type="float" office:value="263.253000020981" calcext:value-type="float">
            <text:p>263.253000020981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38000011444092" calcext:value-type="float">
            <text:p>0.638000011444092</text:p>
          </table:table-cell>
          <table:table-cell office:value-type="float" office:value="1" calcext:value-type="float">
            <text:p>1</text:p>
          </table:table-cell>
          <table:table-cell office:value-type="float" office:value="74.4340000152588" calcext:value-type="float">
            <text:p>74.4340000152588</text:p>
          </table:table-cell>
          <table:table-cell office:value-type="float" office:value="102" calcext:value-type="float">
            <text:p>102</text:p>
          </table:table-cell>
          <table:table-cell office:value-type="float" office:value="11.9379999637604" calcext:value-type="float">
            <text:p>11.9379999637604</text:p>
          </table:table-cell>
          <table:table-cell office:value-type="float" office:value="87.0099999904633" calcext:value-type="float">
            <text:p>87.009999990463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6699991226196" calcext:value-type="float">
            <text:p>2.56699991226196</text:p>
          </table:table-cell>
          <table:table-cell office:value-type="float" office:value="157851" calcext:value-type="float">
            <text:p>157851</text:p>
          </table:table-cell>
          <table:table-cell office:value-type="float" office:value="270.68700003624" calcext:value-type="float">
            <text:p>270.68700003624</text:p>
          </table:table-cell>
          <table:table-cell office:value-type="float" office:value="260" calcext:value-type="float">
            <text:p>260</text:p>
          </table:table-cell>
          <table:table-cell office:value-type="float" office:value="13.0799999237061" calcext:value-type="float">
            <text:p>13.0799999237061</text:p>
          </table:table-cell>
          <table:table-cell office:value-type="float" office:value="360.792999982834" calcext:value-type="float">
            <text:p>360.79299998283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999985694885" calcext:value-type="float">
            <text:p>2.64999985694885</text:p>
          </table:table-cell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10.2369999885559" calcext:value-type="float">
            <text:p>10.2369999885559</text:p>
          </table:table-cell>
          <table:table-cell office:value-type="float" office:value="264.351999998093" calcext:value-type="float">
            <text:p>264.351999998093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57999992370606" calcext:value-type="float">
            <text:p>0.657999992370606</text:p>
          </table:table-cell>
          <table:table-cell office:value-type="float" office:value="2" calcext:value-type="float">
            <text:p>2</text:p>
          </table:table-cell>
          <table:table-cell office:value-type="float" office:value="76.3780000209808" calcext:value-type="float">
            <text:p>76.3780000209808</text:p>
          </table:table-cell>
          <table:table-cell office:value-type="float" office:value="33" calcext:value-type="float">
            <text:p>33</text:p>
          </table:table-cell>
          <table:table-cell office:value-type="float" office:value="11.8699998855591" calcext:value-type="float">
            <text:p>11.8699998855591</text:p>
          </table:table-cell>
          <table:table-cell office:value-type="float" office:value="88.9059998989105" calcext:value-type="float">
            <text:p>88.905999898910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9600005149841" calcext:value-type="float">
            <text:p>2.49600005149841</text:p>
          </table:table-cell>
          <table:table-cell office:value-type="float" office:value="157872" calcext:value-type="float">
            <text:p>157872</text:p>
          </table:table-cell>
          <table:table-cell office:value-type="float" office:value="270.06200003624" calcext:value-type="float">
            <text:p>270.06200003624</text:p>
          </table:table-cell>
          <table:table-cell office:value-type="float" office:value="76" calcext:value-type="float">
            <text:p>76</text:p>
          </table:table-cell>
          <table:table-cell office:value-type="float" office:value="14.8540000915527" calcext:value-type="float">
            <text:p>14.8540000915527</text:p>
          </table:table-cell>
          <table:table-cell office:value-type="float" office:value="364.676000118256" calcext:value-type="float">
            <text:p>364.676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70000743866" calcext:value-type="float">
            <text:p>2.647000074386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.1800000667572" calcext:value-type="float">
            <text:p>9.1800000667572</text:p>
          </table:table-cell>
          <table:table-cell office:value-type="float" office:value="265.339999914169" calcext:value-type="float">
            <text:p>265.339999914169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9000120162964" calcext:value-type="float">
            <text:p>0.449000120162964</text:p>
          </table:table-cell>
          <table:table-cell office:value-type="float" office:value="1" calcext:value-type="float">
            <text:p>1</text:p>
          </table:table-cell>
          <table:table-cell office:value-type="float" office:value="77.1289999485016" calcext:value-type="float">
            <text:p>77.1289999485016</text:p>
          </table:table-cell>
          <table:table-cell office:value-type="float" office:value="0" calcext:value-type="float">
            <text:p>0</text:p>
          </table:table-cell>
          <table:table-cell office:value-type="float" office:value="11.6010000705719" calcext:value-type="float">
            <text:p>11.6010000705719</text:p>
          </table:table-cell>
          <table:table-cell office:value-type="float" office:value="89.1790001392365" calcext:value-type="float">
            <text:p>89.17900013923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019998550415" calcext:value-type="float">
            <text:p>2.5019998550415</text:p>
          </table:table-cell>
          <table:table-cell office:value-type="float" office:value="157915" calcext:value-type="float">
            <text:p>157915</text:p>
          </table:table-cell>
          <table:table-cell office:value-type="float" office:value="269.238000154495" calcext:value-type="float">
            <text:p>269.238000154495</text:p>
          </table:table-cell>
          <table:table-cell office:value-type="float" office:value="0" calcext:value-type="float">
            <text:p>0</text:p>
          </table:table-cell>
          <table:table-cell office:value-type="float" office:value="13.4779999256134" calcext:value-type="float">
            <text:p>13.4779999256134</text:p>
          </table:table-cell>
          <table:table-cell office:value-type="float" office:value="360.911999940872" calcext:value-type="float">
            <text:p>360.911999940872</text:p>
          </table:table-cell>
          <table:table-cell office:value-type="float" office:value="43717" calcext:value-type="float">
            <text:p>43717</text:p>
          </table:table-cell>
          <table:table-cell office:value-type="float" office:value="2.71099996566772" calcext:value-type="float">
            <text:p>2.7109999656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99980163574" calcext:value-type="float">
            <text:p>8.60799980163574</text:p>
          </table:table-cell>
          <table:table-cell office:value-type="float" office:value="263.336999893188" calcext:value-type="float">
            <text:p>263.33699989318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2999982833862" calcext:value-type="float">
            <text:p>0.292999982833862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  <table:table-cell office:value-type="float" office:value="302" calcext:value-type="float">
            <text:p>302</text:p>
          </table:table-cell>
          <table:table-cell office:value-type="float" office:value="0.894000053405762" calcext:value-type="float">
            <text:p>0.894000053405762</text:p>
          </table:table-cell>
          <table:table-cell office:value-type="float" office:value="17.6870000362396" calcext:value-type="float">
            <text:p>17.68700003623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599998474121" calcext:value-type="float">
            <text:p>2.06599998474121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1.763999938965" calcext:value-type="float">
            <text:p>261.763999938965</text:p>
          </table:table-cell>
          <table:table-cell office:value-type="float" office:value="708" calcext:value-type="float">
            <text:p>708</text:p>
          </table:table-cell>
          <table:table-cell office:value-type="float" office:value="4.98600006103516" calcext:value-type="float">
            <text:p>4.98600006103516</text:p>
          </table:table-cell>
          <table:table-cell office:value-type="float" office:value="285.249000072479" calcext:value-type="float">
            <text:p>285.2490000724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500000953674" calcext:value-type="float">
            <text:p>2.36500000953674</text:p>
          </table:table-cell>
          <table:table-cell office:value-type="float" office:value="407" calcext:value-type="float">
            <text:p>407</text:p>
          </table:table-cell>
          <table:table-cell office:value-type="float" office:value="709" calcext:value-type="float">
            <text:p>709</text:p>
          </table:table-cell>
          <table:table-cell office:value-type="float" office:value="0.351999998092651" calcext:value-type="float">
            <text:p>0.351999998092651</text:p>
          </table:table-cell>
          <table:table-cell office:value-type="float" office:value="177.209000110626" calcext:value-type="float">
            <text:p>177.209000110626</text:p>
          </table:table-cell>
          <table:table-cell table:formula="of:=[.U50]-([.T50]+[.H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1999797821045" calcext:value-type="float">
            <text:p>0.311999797821045</text:p>
          </table:table-cell>
          <table:table-cell office:value-type="float" office:value="10" calcext:value-type="float">
            <text:p>10</text:p>
          </table:table-cell>
          <table:table-cell office:value-type="float" office:value="16.2350001335144" calcext:value-type="float">
            <text:p>16.235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765000104904175" calcext:value-type="float">
            <text:p>0.765000104904175</text:p>
          </table:table-cell>
          <table:table-cell office:value-type="float" office:value="17.3129999637604" calcext:value-type="float">
            <text:p>17.3129999637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200002670288" calcext:value-type="float">
            <text:p>2.07200002670288</text:p>
          </table:table-cell>
          <table:table-cell office:value-type="float" office:value="158023" calcext:value-type="float">
            <text:p>158023</text:p>
          </table:table-cell>
          <table:table-cell office:value-type="float" office:value="263.451999902725" calcext:value-type="float">
            <text:p>263.451999902725</text:p>
          </table:table-cell>
          <table:table-cell office:value-type="float" office:value="0" calcext:value-type="float">
            <text:p>0</text:p>
          </table:table-cell>
          <table:table-cell office:value-type="float" office:value="4.84700012207031" calcext:value-type="float">
            <text:p>4.84700012207031</text:p>
          </table:table-cell>
          <table:table-cell office:value-type="float" office:value="286.707000017166" calcext:value-type="float">
            <text:p>286.7070000171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400012969971" calcext:value-type="float">
            <text:p>2.3140001296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000152587891" calcext:value-type="float">
            <text:p>0.340000152587891</text:p>
          </table:table-cell>
          <table:table-cell office:value-type="float" office:value="178.207000017166" calcext:value-type="float">
            <text:p>178.207000017166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3999900817871" calcext:value-type="float">
            <text:p>0.303999900817871</text:p>
          </table:table-cell>
          <table:table-cell office:value-type="float" office:value="3" calcext:value-type="float">
            <text:p>3</text:p>
          </table:table-cell>
          <table:table-cell office:value-type="float" office:value="16.2079999446869" calcext:value-type="float">
            <text:p>16.2079999446869</text:p>
          </table:table-cell>
          <table:table-cell office:value-type="float" office:value="0" calcext:value-type="float">
            <text:p>0</text:p>
          </table:table-cell>
          <table:table-cell office:value-type="float" office:value="0.847000122070313" calcext:value-type="float">
            <text:p>0.847000122070313</text:p>
          </table:table-cell>
          <table:table-cell office:value-type="float" office:value="17.3589999675751" calcext:value-type="float">
            <text:p>17.35899996757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699990272522" calcext:value-type="float">
            <text:p>2.07699990272522</text:p>
          </table:table-cell>
          <table:table-cell office:value-type="float" office:value="158207" calcext:value-type="float">
            <text:p>158207</text:p>
          </table:table-cell>
          <table:table-cell office:value-type="float" office:value="261.987999916077" calcext:value-type="float">
            <text:p>261.987999916077</text:p>
          </table:table-cell>
          <table:table-cell office:value-type="float" office:value="0" calcext:value-type="float">
            <text:p>0</text:p>
          </table:table-cell>
          <table:table-cell office:value-type="float" office:value="2.28400015830994" calcext:value-type="float">
            <text:p>2.28400015830994</text:p>
          </table:table-cell>
          <table:table-cell office:value-type="float" office:value="282.56500005722" calcext:value-type="float">
            <text:p>282.565000057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00011062622" calcext:value-type="float">
            <text:p>2.3340001106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999988555908" calcext:value-type="float">
            <text:p>0.361999988555908</text:p>
          </table:table-cell>
          <table:table-cell office:value-type="float" office:value="180.013000011444" calcext:value-type="float">
            <text:p>180.013000011444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999952316284" calcext:value-type="float">
            <text:p>0.299999952316284</text:p>
          </table:table-cell>
          <table:table-cell office:value-type="float" office:value="6" calcext:value-type="float">
            <text:p>6</text:p>
          </table:table-cell>
          <table:table-cell office:value-type="float" office:value="16.1399998664856" calcext:value-type="float">
            <text:p>16.1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7.3149998188019" calcext:value-type="float">
            <text:p>17.31499981880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099986076355" calcext:value-type="float">
            <text:p>2.07099986076355</text:p>
          </table:table-cell>
          <table:table-cell office:value-type="float" office:value="158174" calcext:value-type="float">
            <text:p>158174</text:p>
          </table:table-cell>
          <table:table-cell office:value-type="float" office:value="261.513000011444" calcext:value-type="float">
            <text:p>261.513000011444</text:p>
          </table:table-cell>
          <table:table-cell office:value-type="float" office:value="0" calcext:value-type="float">
            <text:p>0</text:p>
          </table:table-cell>
          <table:table-cell office:value-type="float" office:value="3.62100005149841" calcext:value-type="float">
            <text:p>3.62100005149841</text:p>
          </table:table-cell>
          <table:table-cell office:value-type="float" office:value="283.424999952316" calcext:value-type="float">
            <text:p>283.42499995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299991607666" calcext:value-type="float">
            <text:p>2.362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999925613403" calcext:value-type="float">
            <text:p>0.352999925613403</text:p>
          </table:table-cell>
          <table:table-cell office:value-type="float" office:value="178.930000066757" calcext:value-type="float">
            <text:p>178.930000066757</text:p>
          </table:table-cell>
          <table:table-cell table:formula="of:=[.U53]-([.T53]+[.H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000018119812" calcext:value-type="float">
            <text:p>0.31000018119812</text:p>
          </table:table-cell>
          <table:table-cell office:value-type="float" office:value="2" calcext:value-type="float">
            <text:p>2</text:p>
          </table:table-cell>
          <table:table-cell office:value-type="float" office:value="16.3689999580383" calcext:value-type="float">
            <text:p>16.3689999580383</text:p>
          </table:table-cell>
          <table:table-cell office:value-type="float" office:value="0" calcext:value-type="float">
            <text:p>0</text:p>
          </table:table-cell>
          <table:table-cell office:value-type="float" office:value="0.746000051498413" calcext:value-type="float">
            <text:p>0.746000051498413</text:p>
          </table:table-cell>
          <table:table-cell office:value-type="float" office:value="17.4260001182556" calcext:value-type="float">
            <text:p>17.42600011825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.06000018119812</text:p>
          </table:table-cell>
          <table:table-cell office:value-type="float" office:value="158347" calcext:value-type="float">
            <text:p>158347</text:p>
          </table:table-cell>
          <table:table-cell office:value-type="float" office:value="261.378000020981" calcext:value-type="float">
            <text:p>261.378000020981</text:p>
          </table:table-cell>
          <table:table-cell office:value-type="float" office:value="0" calcext:value-type="float">
            <text:p>0</text:p>
          </table:table-cell>
          <table:table-cell office:value-type="float" office:value="2.16700005531311" calcext:value-type="float">
            <text:p>2.16700005531311</text:p>
          </table:table-cell>
          <table:table-cell office:value-type="float" office:value="281.728000164032" calcext:value-type="float">
            <text:p>281.72800016403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00001335144" calcext:value-type="float">
            <text:p>2.36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000040054321" calcext:value-type="float">
            <text:p>0.358000040054321</text:p>
          </table:table-cell>
          <table:table-cell office:value-type="float" office:value="178.651000022888" calcext:value-type="float">
            <text:p>178.651000022888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9999980926514" calcext:value-type="float">
            <text:p>0.269999980926514</text:p>
          </table:table-cell>
          <table:table-cell office:value-type="float" office:value="6" calcext:value-type="float">
            <text:p>6</text:p>
          </table:table-cell>
          <table:table-cell office:value-type="float" office:value="16.0810000896454" calcext:value-type="float">
            <text:p>16.0810000896454</text:p>
          </table:table-cell>
          <table:table-cell office:value-type="float" office:value="0" calcext:value-type="float">
            <text:p>0</text:p>
          </table:table-cell>
          <table:table-cell office:value-type="float" office:value="0.860999822616577" calcext:value-type="float">
            <text:p>0.860999822616577</text:p>
          </table:table-cell>
          <table:table-cell office:value-type="float" office:value="17.2119998931885" calcext:value-type="float">
            <text:p>17.2119998931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2700018882751" calcext:value-type="float">
            <text:p>2.02700018882751</text:p>
          </table:table-cell>
          <table:table-cell office:value-type="float" office:value="158523" calcext:value-type="float">
            <text:p>158523</text:p>
          </table:table-cell>
          <table:table-cell office:value-type="float" office:value="261.739000082016" calcext:value-type="float">
            <text:p>261.739000082016</text:p>
          </table:table-cell>
          <table:table-cell office:value-type="float" office:value="0" calcext:value-type="float">
            <text:p>0</text:p>
          </table:table-cell>
          <table:table-cell office:value-type="float" office:value="3.2739999294281" calcext:value-type="float">
            <text:p>3.2739999294281</text:p>
          </table:table-cell>
          <table:table-cell office:value-type="float" office:value="283.301000118256" calcext:value-type="float">
            <text:p>283.301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899991035461" calcext:value-type="float">
            <text:p>2.4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999990463257" calcext:value-type="float">
            <text:p>0.384999990463257</text:p>
          </table:table-cell>
          <table:table-cell office:value-type="float" office:value="178.647000074387" calcext:value-type="float">
            <text:p>178.647000074387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5000028610229" calcext:value-type="float">
            <text:p>0.345000028610229</text:p>
          </table:table-cell>
          <table:table-cell office:value-type="float" office:value="22" calcext:value-type="float">
            <text:p>22</text:p>
          </table:table-cell>
          <table:table-cell office:value-type="float" office:value="12.7850000858307" calcext:value-type="float">
            <text:p>12.7850000858307</text:p>
          </table:table-cell>
          <table:table-cell office:value-type="float" office:value="0" calcext:value-type="float">
            <text:p>0</text:p>
          </table:table-cell>
          <table:table-cell office:value-type="float" office:value="0.674999952316284" calcext:value-type="float">
            <text:p>0.674999952316284</text:p>
          </table:table-cell>
          <table:table-cell office:value-type="float" office:value="13.8050000667572" calcext:value-type="float">
            <text:p>13.80500006675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99993896484" calcext:value-type="float">
            <text:p>2.01399993896484</text:p>
          </table:table-cell>
          <table:table-cell office:value-type="float" office:value="158102" calcext:value-type="float">
            <text:p>158102</text:p>
          </table:table-cell>
          <table:table-cell office:value-type="float" office:value="261.296999931335" calcext:value-type="float">
            <text:p>261.296999931335</text:p>
          </table:table-cell>
          <table:table-cell office:value-type="float" office:value="0" calcext:value-type="float">
            <text:p>0</text:p>
          </table:table-cell>
          <table:table-cell office:value-type="float" office:value="6.74199986457825" calcext:value-type="float">
            <text:p>6.74199986457825</text:p>
          </table:table-cell>
          <table:table-cell office:value-type="float" office:value="282.955999851227" calcext:value-type="float">
            <text:p>282.955999851227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100002288818" calcext:value-type="float">
            <text:p>2.40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000049591064" calcext:value-type="float">
            <text:p>0.223000049591064</text:p>
          </table:table-cell>
          <table:table-cell office:value-type="float" office:value="175.786000013351" calcext:value-type="float">
            <text:p>175.786000013351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6999931335449" calcext:value-type="float">
            <text:p>0.296999931335449</text:p>
          </table:table-cell>
          <table:table-cell office:value-type="float" office:value="10" calcext:value-type="float">
            <text:p>10</text:p>
          </table:table-cell>
          <table:table-cell office:value-type="float" office:value="12.7220001220703" calcext:value-type="float">
            <text:p>12.7220001220703</text:p>
          </table:table-cell>
          <table:table-cell office:value-type="float" office:value="0" calcext:value-type="float">
            <text:p>0</text:p>
          </table:table-cell>
          <table:table-cell office:value-type="float" office:value="0.678999900817871" calcext:value-type="float">
            <text:p>0.678999900817871</text:p>
          </table:table-cell>
          <table:table-cell office:value-type="float" office:value="13.6979999542236" calcext:value-type="float">
            <text:p>13.697999954223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00001144409" calcext:value-type="float">
            <text:p>2.01300001144409</text:p>
          </table:table-cell>
          <table:table-cell office:value-type="float" office:value="158215" calcext:value-type="float">
            <text:p>158215</text:p>
          </table:table-cell>
          <table:table-cell office:value-type="float" office:value="268.811000108719" calcext:value-type="float">
            <text:p>268.811000108719</text:p>
          </table:table-cell>
          <table:table-cell office:value-type="float" office:value="0" calcext:value-type="float">
            <text:p>0</text:p>
          </table:table-cell>
          <table:table-cell office:value-type="float" office:value="3.84800004959106" calcext:value-type="float">
            <text:p>3.84800004959106</text:p>
          </table:table-cell>
          <table:table-cell office:value-type="float" office:value="287.430999994278" calcext:value-type="float">
            <text:p>287.430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.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999811172485" calcext:value-type="float">
            <text:p>0.222999811172485</text:p>
          </table:table-cell>
          <table:table-cell office:value-type="float" office:value="175.765999794006" calcext:value-type="float">
            <text:p>175.765999794006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12.7799999713898" calcext:value-type="float">
            <text:p>12.7799999713898</text:p>
          </table:table-cell>
          <table:table-cell office:value-type="float" office:value="0" calcext:value-type="float">
            <text:p>0</text:p>
          </table:table-cell>
          <table:table-cell office:value-type="float" office:value="0.618000030517578" calcext:value-type="float">
            <text:p>0.618000030517578</text:p>
          </table:table-cell>
          <table:table-cell office:value-type="float" office:value="13.6480000019073" calcext:value-type="float">
            <text:p>13.648000001907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299996376038" calcext:value-type="float">
            <text:p>2.06299996376038</text:p>
          </table:table-cell>
          <table:table-cell office:value-type="float" office:value="158301" calcext:value-type="float">
            <text:p>158301</text:p>
          </table:table-cell>
          <table:table-cell office:value-type="float" office:value="266.168999910355" calcext:value-type="float">
            <text:p>266.168999910355</text:p>
          </table:table-cell>
          <table:table-cell office:value-type="float" office:value="0" calcext:value-type="float">
            <text:p>0</text:p>
          </table:table-cell>
          <table:table-cell office:value-type="float" office:value="4.86400008201599" calcext:value-type="float">
            <text:p>4.86400008201599</text:p>
          </table:table-cell>
          <table:table-cell office:value-type="float" office:value="285.949000120163" calcext:value-type="float">
            <text:p>285.9490001201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899993896484" calcext:value-type="float">
            <text:p>2.388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999998092651" calcext:value-type="float">
            <text:p>0.226999998092651</text:p>
          </table:table-cell>
          <table:table-cell office:value-type="float" office:value="177.795000076294" calcext:value-type="float">
            <text:p>177.795000076294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200008392334" calcext:value-type="float">
            <text:p>0.26200008392334</text:p>
          </table:table-cell>
          <table:table-cell office:value-type="float" office:value="99" calcext:value-type="float">
            <text:p>99</text:p>
          </table:table-cell>
          <table:table-cell office:value-type="float" office:value="13.1239998340607" calcext:value-type="float">
            <text:p>13.1239998340607</text:p>
          </table:table-cell>
          <table:table-cell office:value-type="float" office:value="0" calcext:value-type="float">
            <text:p>0</text:p>
          </table:table-cell>
          <table:table-cell office:value-type="float" office:value="0.577000141143799" calcext:value-type="float">
            <text:p>0.577000141143799</text:p>
          </table:table-cell>
          <table:table-cell office:value-type="float" office:value="13.9630000591278" calcext:value-type="float">
            <text:p>13.963000059127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5700016021729" calcext:value-type="float">
            <text:p>2.05700016021729</text:p>
          </table:table-cell>
          <table:table-cell office:value-type="float" office:value="158498" calcext:value-type="float">
            <text:p>158498</text:p>
          </table:table-cell>
          <table:table-cell office:value-type="float" office:value="264.211999893188" calcext:value-type="float">
            <text:p>264.211999893188</text:p>
          </table:table-cell>
          <table:table-cell office:value-type="float" office:value="0" calcext:value-type="float">
            <text:p>0</text:p>
          </table:table-cell>
          <table:table-cell office:value-type="float" office:value="28.7480001449585" calcext:value-type="float">
            <text:p>28.7480001449585</text:p>
          </table:table-cell>
          <table:table-cell office:value-type="float" office:value="308.19100022316" calcext:value-type="float">
            <text:p>308.1910002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5700001716614" calcext:value-type="float">
            <text:p>2.4570000171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999998092651" calcext:value-type="float">
            <text:p>0.476999998092651</text:p>
          </table:table-cell>
          <table:table-cell office:value-type="float" office:value="176.480999946594" calcext:value-type="float">
            <text:p>176.48099994659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0000190734863" calcext:value-type="float">
            <text:p>0.300000190734863</text:p>
          </table:table-cell>
          <table:table-cell office:value-type="float" office:value="40" calcext:value-type="float">
            <text:p>40</text:p>
          </table:table-cell>
          <table:table-cell office:value-type="float" office:value="12.8769998550415" calcext:value-type="float">
            <text:p>12.8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667999982833862" calcext:value-type="float">
            <text:p>0.667999982833862</text:p>
          </table:table-cell>
          <table:table-cell office:value-type="float" office:value="13.8450000286102" calcext:value-type="float">
            <text:p>13.845000028610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.06000018119812</text:p>
          </table:table-cell>
          <table:table-cell office:value-type="float" office:value="158821" calcext:value-type="float">
            <text:p>158821</text:p>
          </table:table-cell>
          <table:table-cell office:value-type="float" office:value="261.783999919891" calcext:value-type="float">
            <text:p>261.783999919891</text:p>
          </table:table-cell>
          <table:table-cell office:value-type="float" office:value="0" calcext:value-type="float">
            <text:p>0</text:p>
          </table:table-cell>
          <table:table-cell office:value-type="float" office:value="11.7269999980927" calcext:value-type="float">
            <text:p>11.7269999980927</text:p>
          </table:table-cell>
          <table:table-cell office:value-type="float" office:value="288.703000068665" calcext:value-type="float">
            <text:p>288.703000068665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.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999946594238" calcext:value-type="float">
            <text:p>0.355999946594238</text:p>
          </table:table-cell>
          <table:table-cell office:value-type="float" office:value="176.253000020981" calcext:value-type="float">
            <text:p>176.25300002098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000024795532" calcext:value-type="float">
            <text:p>0.299000024795532</text:p>
          </table:table-cell>
          <table:table-cell office:value-type="float" office:value="136" calcext:value-type="float">
            <text:p>136</text:p>
          </table:table-cell>
          <table:table-cell office:value-type="float" office:value="13.1870000362396" calcext:value-type="float">
            <text:p>13.1870000362396</text:p>
          </table:table-cell>
          <table:table-cell office:value-type="float" office:value="0" calcext:value-type="float">
            <text:p>0</text:p>
          </table:table-cell>
          <table:table-cell office:value-type="float" office:value="0.566999912261963" calcext:value-type="float">
            <text:p>0.566999912261963</text:p>
          </table:table-cell>
          <table:table-cell office:value-type="float" office:value="14.0529999732971" calcext:value-type="float">
            <text:p>14.052999973297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399988174438" calcext:value-type="float">
            <text:p>2.07399988174438</text:p>
          </table:table-cell>
          <table:table-cell office:value-type="float" office:value="159104" calcext:value-type="float">
            <text:p>159104</text:p>
          </table:table-cell>
          <table:table-cell office:value-type="float" office:value="260.101000070572" calcext:value-type="float">
            <text:p>260.101000070572</text:p>
          </table:table-cell>
          <table:table-cell office:value-type="float" office:value="0" calcext:value-type="float">
            <text:p>0</text:p>
          </table:table-cell>
          <table:table-cell office:value-type="float" office:value="39.316999912262" calcext:value-type="float">
            <text:p>39.316999912262</text:p>
          </table:table-cell>
          <table:table-cell office:value-type="float" office:value="314.713999986649" calcext:value-type="float">
            <text:p>314.713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600012779236" calcext:value-type="float">
            <text:p>2.4160001277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999900817871" calcext:value-type="float">
            <text:p>0.928999900817871</text:p>
          </table:table-cell>
          <table:table-cell office:value-type="float" office:value="177.052999973297" calcext:value-type="float">
            <text:p>177.052999973297</text:p>
          </table:table-cell>
          <table:table-cell table:formula="of:=[.U61]-([.T61]+[.H61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s.A1:results.W126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Sheet2.A1:Sheet2.X42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2T07:44:56.788323719</dc:date>
    <meta:editing-duration>PT7H19M20S</meta:editing-duration>
    <meta:editing-cycles>1</meta:editing-cycles>
    <meta:generator>LibreOffice/7.3.7.2$Linux_X86_64 LibreOffice_project/30$Build-2</meta:generator>
    <meta:document-statistic meta:table-count="2" meta:cell-count="4488" meta:object-count="0"/>
  </office:meta>
</office:document-meta>
</file>